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03cm"/>
    </style:style>
    <style:style style:name="co3" style:family="table-column">
      <style:table-column-properties fo:break-before="auto" style:column-width="6.828cm"/>
    </style:style>
    <style:style style:name="co5" style:family="table-column">
      <style:table-column-properties fo:break-before="auto" style:column-width="2.258cm"/>
    </style:style>
    <style:style style:name="ro8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language-asian="en" style:country-asian="US" style:font-style-asian="normal" style:font-weight-asian="normal" style:font-name-complex="Arial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1" fo:font-size="8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="0.06pt solid #000000"/>
      <style:text-properties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1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ext-properties fo:font-size="10pt" style:font-size-asian="10pt" style:font-size-complex="10pt"/>
    </style:style>
    <style:style style:name="T1" style:family="text">
      <style:text-properties fo:color="#000000" fo:font-size="10pt" style:font-size-asian="10pt" style:font-size-complex="10pt"/>
    </style:style>
    <style:style style:name="T2" style:family="text">
      <style:text-properties fo:color="#000000" fo:font-size="8pt" style:font-size-asian="8pt" style:font-size-complex="8pt"/>
    </style:style>
    <style:style style:name="T3" style:family="text">
      <style:text-properties fo:color="#000000" fo:font-size="10pt" style:text-underline-style="none" style:text-underline-color="font-color" style:text-line-through-type="none" style:font-size-asian="10pt" style:font-size-complex="10pt"/>
    </style:style>
    <style:style style:name="T4" style:family="text">
      <style:text-properties style:font-size-asian="10pt" style:font-size-complex="10pt"/>
    </style:style>
    <style:style style:name="T5" style:family="text">
      <style:text-properties style:font-size-asian="10pt" style:font-size-complex="10pt" style:text-underline-style="none" style:text-underline-color="font-color" style:text-line-through-type="none"/>
    </style:style>
  </office:automatic-styles>
  <office:body>
    <office:spreadsheet>
      <table:table table:name="colonnes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fichier</text:p>
          </table:table-cell>
          <table:table-cell office:value-type="string" calcext:value-type="string">
            <text:p>libelle</text:p>
          </table:table-cell>
          <table:table-cell office:value-type="string" calcext:value-type="string">
            <text:p>nomc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Activité</text:p>
          </table:table-cell>
          <table:table-cell office:value-type="string" calcext:value-type="string">
            <text:p>ACT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Activité</text:p>
          </table:table-cell>
          <table:table-cell office:value-type="string" calcext:value-type="string">
            <text:p>ACT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Activité</text:p>
          </table:table-cell>
          <table:table-cell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Activité</text:p>
          </table:table-cell>
          <table:table-cell table:style-name="ce3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Activité</text:p>
          </table:table-cell>
          <table:table-cell table:style-name="ce3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Activité</text:p>
          </table:table-cell>
          <table:table-cell table:style-name="ce3" office:value-type="string" calcext:value-type="string">
            <text:p>ACTI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Activité </text:p>
          </table:table-cell>
          <table:table-cell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Activité </text:p>
          </table:table-cell>
          <table:table-cell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Activité </text:p>
          </table:table-cell>
          <table:table-cell table:style-name="ce4"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Activité </text:p>
          </table:table-cell>
          <table:table-cell table:style-name="ce4"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Activité </text:p>
          </table:table-cell>
          <table:table-cell table:style-name="ce4" office:value-type="string" calcext:value-type="string">
            <text:p>ACTIV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Activité </text:p>
          </table:table-cell>
          <table:table-cell table:style-name="ce4" office:value-type="string" calcext:value-type="string">
            <text:p>ACTIV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élivrée par </text:p>
          </table:table-cell>
          <table:table-cell table:style-name="ce5" office:value-type="string" calcext:value-type="string">
            <text:p>ADDP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Délivrée par </text:p>
          </table:table-cell>
          <table:table-cell table:style-name="ce6" office:value-type="string" calcext:value-type="string">
            <text:p>ADD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élivrée par </text:p>
          </table:table-cell>
          <table:table-cell table:style-name="ce6" office:value-type="string" calcext:value-type="string">
            <text:p>ADD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élivrée par </text:p>
          </table:table-cell>
          <table:table-cell table:style-name="ce6" office:value-type="string" calcext:value-type="string">
            <text:p>ADD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Administration d'un produit de la RH </text:p>
          </table:table-cell>
          <table:table-cell table:style-name="ce4" office:value-type="string" calcext:value-type="string">
            <text:p>ADMPRH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Administration d'un produit de la RH</text:p>
          </table:table-cell>
          <table:table-cell office:value-type="string" calcext:value-type="string">
            <text:p>ADMPRH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Administration d'un produit de la RH</text:p>
          </table:table-cell>
          <table:table-cell office:value-type="string" calcext:value-type="string">
            <text:p>ADMPRH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Age maximum </text:p>
          </table:table-cell>
          <table:table-cell office:value-type="string" calcext:value-type="string">
            <text:p>AGE-MAX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Age minimum </text:p>
          </table:table-cell>
          <table:table-cell office:value-type="string" calcext:value-type="string">
            <text:p>AGE-MIN 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Age en années </text:p>
          </table:table-cell>
          <table:table-cell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Age en années </text:p>
          </table:table-cell>
          <table:table-cell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Age en années </text:p>
          </table:table-cell>
          <table:table-cell table:style-name="ce4"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Age en années </text:p>
          </table:table-cell>
          <table:table-cell table:style-name="ce4"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Age en années </text:p>
          </table:table-cell>
          <table:table-cell table:style-name="ce4"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Age en années </text:p>
          </table:table-cell>
          <table:table-cell table:style-name="ce4" office:value-type="string" calcext:value-type="string">
            <text:p>AGE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Age gestationnel 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Age gestationnel</text:p>
          </table:table-cell>
          <table:table-cell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Age gestationnel</text:p>
          </table:table-cell>
          <table:table-cell table:style-name="ce3"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Age gestationnel</text:p>
          </table:table-cell>
          <table:table-cell table:style-name="ce3"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Age gestationnel</text:p>
          </table:table-cell>
          <table:table-cell table:style-name="ce3" office:value-type="string" calcext:value-type="string">
            <text:p>AGEG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Age gestationnel du RUM </text:p>
          </table:table-cell>
          <table:table-cell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Age gestationnel du RUM </text:p>
          </table:table-cell>
          <table:table-cell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Age gestationnel du RUM </text:p>
          </table:table-cell>
          <table:table-cell table:style-name="ce4"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Age gestationnel du RUM </text:p>
          </table:table-cell>
          <table:table-cell table:style-name="ce4"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Age gestationnel du RUM </text:p>
          </table:table-cell>
          <table:table-cell table:style-name="ce4"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Age gestationnel du RUM </text:p>
          </table:table-cell>
          <table:table-cell table:style-name="ce4" office:value-type="string" calcext:value-type="string">
            <text:p>AGEG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Age en jours </text:p>
          </table:table-cell>
          <table:table-cell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Age en jours </text:p>
          </table:table-cell>
          <table:table-cell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Age en jours </text:p>
          </table:table-cell>
          <table:table-cell table:style-name="ce4"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Age en jours </text:p>
          </table:table-cell>
          <table:table-cell table:style-name="ce4"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Age en jours </text:p>
          </table:table-cell>
          <table:table-cell table:style-name="ce4"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Age en jours </text:p>
          </table:table-cell>
          <table:table-cell table:style-name="ce4" office:value-type="string" calcext:value-type="string">
            <text:p>AGEJ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Age gestationnel retenu pour le groupage </text:p>
          </table:table-cell>
          <table:table-cell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Age gestationnel retenu pour le groupage </text:p>
          </table:table-cell>
          <table:table-cell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Age gestationnel retenu pour le groupage </text:p>
          </table:table-cell>
          <table:table-cell table:style-name="ce4"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Age gestationnel retenu pour le groupage </text:p>
          </table:table-cell>
          <table:table-cell table:style-name="ce4"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Age gestationnel retenu pour le groupage </text:p>
          </table:table-cell>
          <table:table-cell table:style-name="ce4"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Age gestationnel retenu pour le groupage </text:p>
          </table:table-cell>
          <table:table-cell table:style-name="ce4" office:value-type="string" calcext:value-type="string">
            <text:p>AGRG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Année de l’IVG précédente</text:p>
          </table:table-cell>
          <table:table-cell office:value-type="string" calcext:value-type="string">
            <text:p>AIVGP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Année de l’IVG précédente</text:p>
          </table:table-cell>
          <table:table-cell office:value-type="string" calcext:value-type="string">
            <text:p>AIVG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Année de l'IVG précédente </text:p>
          </table:table-cell>
          <table:table-cell office:value-type="string" calcext:value-type="string">
            <text:p>AIVGPRE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Année de l’IVG précédente </text:p>
          </table:table-cell>
          <table:table-cell table:style-name="ce4" office:value-type="string" calcext:value-type="string">
            <text:p>AIVGPRE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'autorisation à portée globale valide n° x</text:p>
          </table:table-cell>
          <table:table-cell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'autorisation à portée globale valide n° x</text:p>
          </table:table-cell>
          <table:table-cell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ype d'autorisation à portée globale valide n° x</text:p>
          </table:table-cell>
          <table:table-cell table:style-name="ce4"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ype d'autorisation à portée globale valide n° x</text:p>
          </table:table-cell>
          <table:table-cell table:style-name="ce4"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ype d'autorisation à portée globale valide n° x</text:p>
          </table:table-cell>
          <table:table-cell table:style-name="ce4"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ype d'autorisation à portée globale valide n° x</text:p>
          </table:table-cell>
          <table:table-cell table:style-name="ce4" office:value-type="string" calcext:value-type="string">
            <text:p>APGV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Année de l’IVG précédente</text:p>
          </table:table-cell>
          <table:table-cell office:value-type="string" calcext:value-type="string">
            <text:p>APIVG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Année de sortie </text:p>
          </table:table-cell>
          <table:table-cell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Année de sortie </text:p>
          </table:table-cell>
          <table:table-cell table:style-name="ce4"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Année de sortie </text:p>
          </table:table-cell>
          <table:table-cell table:style-name="ce4"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Année de sortie </text:p>
          </table:table-cell>
          <table:table-cell table:style-name="ce4"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8" office:value-type="string" calcext:value-type="string">
            <text:p>Année de sortie du séjour</text:p>
          </table:table-cell>
          <table:table-cell table:style-name="ce4" office:value-type="string" calcext:value-type="string">
            <text:p>ASO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Association non prévue 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Association non prévue 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Association non prévue </text:p>
          </table:table-cell>
          <table:table-cell table:style-name="ce4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Association non prévue </text:p>
          </table:table-cell>
          <table:table-cell table:style-name="ce4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Association non prévue </text:p>
          </table:table-cell>
          <table:table-cell table:style-name="ce4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Association non prévue </text:p>
          </table:table-cell>
          <table:table-cell table:style-name="ce4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Association non prévue</text:p>
          </table:table-cell>
          <table:table-cell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Association non prévue</text:p>
          </table:table-cell>
          <table:table-cell table:style-name="ce3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Association non prévue</text:p>
          </table:table-cell>
          <table:table-cell table:style-name="ce3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Association non prévue</text:p>
          </table:table-cell>
          <table:table-cell table:style-name="ce3" office:value-type="string" calcext:value-type="string">
            <text:p>ASSNP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Nature d’assurance permise </text:p>
          </table:table-cell>
          <table:table-cell office:value-type="string" calcext:value-type="string">
            <text:p>ASU-NAT 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Application - type d’échange </text:p>
          </table:table-cell>
          <table:table-cell table:style-name="ce7" office:value-type="string" calcext:value-type="string">
            <text:p>ATE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Patient bénéficiaire de la CMU </text:p>
          </table:table-cell>
          <table:table-cell table:style-name="ce5" office:value-type="string" calcext:value-type="string">
            <text:p>BCMU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Patient bénéficiaire de la CMU </text:p>
          </table:table-cell>
          <table:table-cell table:style-name="ce6" office:value-type="string" calcext:value-type="string">
            <text:p>BCMU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Patient bénéficiaire de la CMU </text:p>
          </table:table-cell>
          <table:table-cell table:style-name="ce6" office:value-type="string" calcext:value-type="string">
            <text:p>BCMU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Patient bénéficiaire de la CMU </text:p>
          </table:table-cell>
          <table:table-cell table:style-name="ce6" office:value-type="string" calcext:value-type="string">
            <text:p>BCMU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Base de remboursement </text:p>
          </table:table-cell>
          <table:table-cell table:style-name="ce6"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Base de remboursement </text:p>
          </table:table-cell>
          <table:table-cell table:style-name="ce6" office:value-type="string" calcext:value-type="string">
            <text:p>B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Base de remboursement </text:p>
          </table:table-cell>
          <table:table-cell table:style-name="ce6" office:value-type="string" calcext:value-type="string">
            <text:p>BR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Code acte 1</text:p>
          </table:table-cell>
          <table:table-cell office:value-type="string" calcext:value-type="string">
            <text:p>CA1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Code acte 1</text:p>
          </table:table-cell>
          <table:table-cell office:value-type="string" calcext:value-type="string">
            <text:p>CA1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Code acte 2</text:p>
          </table:table-cell>
          <table:table-cell office:value-type="string" calcext:value-type="string">
            <text:p>CA2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Code acte 2</text:p>
          </table:table-cell>
          <table:table-cell office:value-type="string" calcext:value-type="string">
            <text:p>CA2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Code acte 3</text:p>
          </table:table-cell>
          <table:table-cell office:value-type="string" calcext:value-type="string">
            <text:p>CA3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Code acte 3</text:p>
          </table:table-cell>
          <table:table-cell office:value-type="string" calcext:value-type="string">
            <text:p>CA3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Code acte 4</text:p>
          </table:table-cell>
          <table:table-cell office:value-type="string" calcext:value-type="string">
            <text:p>CA4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Code acte 4</text:p>
          </table:table-cell>
          <table:table-cell office:value-type="string" calcext:value-type="string">
            <text:p>CA4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Code acte 5</text:p>
          </table:table-cell>
          <table:table-cell office:value-type="string" calcext:value-type="string">
            <text:p>CA5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Code acte 5</text:p>
          </table:table-cell>
          <table:table-cell office:value-type="string" calcext:value-type="string">
            <text:p>CA5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Code acte</text:p>
          </table:table-cell>
          <table:table-cell office:value-type="string" calcext:value-type="string">
            <text:p>CACT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Code association d'actes non prévue</text:p>
          </table:table-cell>
          <table:table-cell office:value-type="string" calcext:value-type="string">
            <text:p>CANP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Code association d'actes non prévue</text:p>
          </table:table-cell>
          <table:table-cell office:value-type="string" calcext:value-type="string">
            <text:p>CAN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Catégorie du nombre d'interventions totales </text:p>
          </table:table-cell>
          <table:table-cell table:style-name="ce4" office:value-type="string" calcext:value-type="string">
            <text:p>CATNIT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atégorie du nombre d'interventions totales</text:p>
          </table:table-cell>
          <table:table-cell office:value-type="string" calcext:value-type="string">
            <text:p>CATNIT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Catégorie du nombre d'interventions totales</text:p>
          </table:table-cell>
          <table:table-cell office:value-type="string" calcext:value-type="string">
            <text:p>CATNIT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Code CCAM</text:p>
          </table:table-cell>
          <table:table-cell office:value-type="string" calcext:value-type="string">
            <text:p>CCAM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Code CCAM</text:p>
          </table:table-cell>
          <table:table-cell office:value-type="string" calcext:value-type="string">
            <text:p>CCA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Code CCAM</text:p>
          </table:table-cell>
          <table:table-cell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Code CCAM</text:p>
          </table:table-cell>
          <table:table-cell table:style-name="ce3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Code CCAM</text:p>
          </table:table-cell>
          <table:table-cell table:style-name="ce3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Code CCAM</text:p>
          </table:table-cell>
          <table:table-cell table:style-name="ce3" office:value-type="string" calcext:value-type="string">
            <text:p>CCC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Code CCAM </text:p>
          </table:table-cell>
          <table:table-cell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Code CCAM </text:p>
          </table:table-cell>
          <table:table-cell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Code CCAM </text:p>
          </table:table-cell>
          <table:table-cell table:style-name="ce4"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Code CCAM </text:p>
          </table:table-cell>
          <table:table-cell table:style-name="ce4"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Code CCAM </text:p>
          </table:table-cell>
          <table:table-cell table:style-name="ce4"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Code CCAM </text:p>
          </table:table-cell>
          <table:table-cell table:style-name="ce4" office:value-type="string" calcext:value-type="string">
            <text:p>CCCAM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ode civilité</text:p>
          </table:table-cell>
          <table:table-cell office:value-type="string" calcext:value-type="string">
            <text:p>CCIV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ode civilité</text:p>
          </table:table-cell>
          <table:table-cell office:value-type="string" calcext:value-type="string">
            <text:p>CCIV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Confirmation du codage du séjour </text:p>
          </table:table-cell>
          <table:table-cell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Confirmation du codage du séjour </text:p>
          </table:table-cell>
          <table:table-cell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Confirmation du codage du séjour </text:p>
          </table:table-cell>
          <table:table-cell table:style-name="ce4"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Confirmation du codage du séjour </text:p>
          </table:table-cell>
          <table:table-cell table:style-name="ce4"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Confirmation du codage du séjour </text:p>
          </table:table-cell>
          <table:table-cell table:style-name="ce4"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Confirmation du codage du séjour </text:p>
          </table:table-cell>
          <table:table-cell table:style-name="ce4" office:value-type="string" calcext:value-type="string">
            <text:p>CCOSJ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Confirmation du codage du RSS (cf. note 1) 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Confirmation du codage du RSS</text:p>
          </table:table-cell>
          <table:table-cell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Confirmation du codage du RSS</text:p>
          </table:table-cell>
          <table:table-cell table:style-name="ce3"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Confirmation du codage du RSS</text:p>
          </table:table-cell>
          <table:table-cell table:style-name="ce3"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Confirmation du codage du RSS</text:p>
          </table:table-cell>
          <table:table-cell table:style-name="ce3" office:value-type="string" calcext:value-type="string">
            <text:p>CCRS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4" office:value-type="string" calcext:value-type="string">
            <text:p>Code UCD </text:p>
          </table:table-cell>
          <table:table-cell table:style-name="ce4" office:value-type="string" calcext:value-type="string">
            <text:p>CDEUCD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@Zone de suppléments de radiothérapie n° x : <text:s/>Code du supplément (n° GHS) </text:p>
          </table:table-cell>
          <table:table-cell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@Zone de suppléments de radiothérapie n° x : <text:s/>Code du supplément (n° GHS) </text:p>
          </table:table-cell>
          <table:table-cell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de suppléments de radiothérapie n° x : <text:s/>Code du supplément (n° GHS) </text:p>
          </table:table-cell>
          <table:table-cell table:style-name="ce4"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de suppléments de radiothérapie n° x : <text:s/>Code du supplément (n° GHS) </text:p>
          </table:table-cell>
          <table:table-cell table:style-name="ce4"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de suppléments de radiothérapie n° x : <text:s/>Code du supplément (n° GHS) </text:p>
          </table:table-cell>
          <table:table-cell table:style-name="ce4"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de suppléments de radiothérapie n° x : <text:s/>Code du supplément (n° GHS) </text:p>
          </table:table-cell>
          <table:table-cell table:style-name="ce4" office:value-type="string" calcext:value-type="string">
            <text:p>CDSUPPL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9" office:value-type="string" calcext:value-type="string">
            <text:p>Code forfait </text:p>
          </table:table-cell>
          <table:table-cell table:style-name="ce9" office:value-type="string" calcext:value-type="string">
            <text:p>CFFT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gestion </text:p>
          </table:table-cell>
          <table:table-cell table:style-name="ce5" office:value-type="string" calcext:value-type="string">
            <text:p>CGES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ode gestion</text:p>
          </table:table-cell>
          <table:table-cell office:value-type="string" calcext:value-type="string">
            <text:p>CGE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ode gestion</text:p>
          </table:table-cell>
          <table:table-cell office:value-type="string" calcext:value-type="string">
            <text:p>CGE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Code gestion </text:p>
          </table:table-cell>
          <table:table-cell table:style-name="ce6" office:value-type="string" calcext:value-type="string">
            <text:p>CGE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Code gestion </text:p>
          </table:table-cell>
          <table:table-cell table:style-name="ce6" office:value-type="string" calcext:value-type="string">
            <text:p>CGE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Code gestion </text:p>
          </table:table-cell>
          <table:table-cell table:style-name="ce6" office:value-type="string" calcext:value-type="string">
            <text:p>CGES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grand régime </text:p>
          </table:table-cell>
          <table:table-cell table:style-name="ce5"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ode Gd régime</text:p>
          </table:table-cell>
          <table:table-cell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ode Gd régime</text:p>
          </table:table-cell>
          <table:table-cell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Code Grand Régime </text:p>
          </table:table-cell>
          <table:table-cell table:style-name="ce6"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Code Grand Régime </text:p>
          </table:table-cell>
          <table:table-cell table:style-name="ce6"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Code Grand Régime </text:p>
          </table:table-cell>
          <table:table-cell table:style-name="ce6" office:value-type="string" calcext:value-type="string">
            <text:p>CG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Code géographique de résidence </text:p>
          </table:table-cell>
          <table:table-cell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Code géographique de résidence </text:p>
          </table:table-cell>
          <table:table-cell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Code géographique de résidence </text:p>
          </table:table-cell>
          <table:table-cell table:style-name="ce4"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Code géographique de résidence </text:p>
          </table:table-cell>
          <table:table-cell table:style-name="ce4"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Code géographique de résidence </text:p>
          </table:table-cell>
          <table:table-cell table:style-name="ce4"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Code géographique de résidence </text:p>
          </table:table-cell>
          <table:table-cell table:style-name="ce4" office:value-type="string" calcext:value-type="string">
            <text:p>CGRES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9" office:value-type="string" calcext:value-type="string">
            <text:p>Classe de distance </text:p>
          </table:table-cell>
          <table:table-cell table:style-name="ce9" office:value-type="string" calcext:value-type="string">
            <text:p>CLDIST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lé d'intégrité </text:p>
          </table:table-cell>
          <table:table-cell table:style-name="ce5" office:value-type="string" calcext:value-type="string">
            <text:p>CLEINTG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Coefficient MCO</text:p>
          </table:table-cell>
          <table:table-cell office:value-type="string" calcext:value-type="string">
            <text:p>CMCO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number-columns-repeated="2" office:value-type="string" calcext:value-type="string">
            <text:p>CMD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CMD </text:p>
          </table:table-cell>
          <table:table-cell office:value-type="string" calcext:value-type="string">
            <text:p>CMD-COD 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0" office:value-type="string" calcext:value-type="string">
            <text:p>CMUC en gestion unique</text:p>
          </table:table-cell>
          <table:table-cell table:style-name="ce6" office:value-type="string" calcext:value-type="string">
            <text:p>CMUCGU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CMUC en gestion unique </text:p>
          </table:table-cell>
          <table:table-cell table:style-name="ce6" office:value-type="string" calcext:value-type="string">
            <text:p>CMUCGU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CMUC en gestion unique </text:p>
          </table:table-cell>
          <table:table-cell table:style-name="ce6" office:value-type="string" calcext:value-type="string">
            <text:p>CMUCGU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Clé du n° immatriculation</text:p>
          </table:table-cell>
          <table:table-cell office:value-type="string" calcext:value-type="string">
            <text:p>CNI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Clé du N° immatriculation </text:p>
          </table:table-cell>
          <table:table-cell table:style-name="ce6" office:value-type="string" calcext:value-type="string">
            <text:p>CNIA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Clé du N° immatriculation </text:p>
          </table:table-cell>
          <table:table-cell table:style-name="ce6" office:value-type="string" calcext:value-type="string">
            <text:p>CNIA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Clé du N° immatriculation </text:p>
          </table:table-cell>
          <table:table-cell table:style-name="ce6" office:value-type="string" calcext:value-type="string">
            <text:p>CNIA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Clé du n° immatriculation individuel</text:p>
          </table:table-cell>
          <table:table-cell office:value-type="string" calcext:value-type="string">
            <text:p>CNII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Clé du N° immatriculation individuel </text:p>
          </table:table-cell>
          <table:table-cell table:style-name="ce6" office:value-type="string" calcext:value-type="string">
            <text:p>CNIMI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Clé du N° immatriculation individuel </text:p>
          </table:table-cell>
          <table:table-cell table:style-name="ce6" office:value-type="string" calcext:value-type="string">
            <text:p>CNIMI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Clé du N° immatriculation individuel </text:p>
          </table:table-cell>
          <table:table-cell table:style-name="ce6" office:value-type="string" calcext:value-type="string">
            <text:p>CNIMI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0" office:value-type="string" calcext:value-type="string">
            <text:p>Complément au numéro de titre de recette</text:p>
          </table:table-cell>
          <table:table-cell table:style-name="ce6" office:value-type="string" calcext:value-type="string">
            <text:p>CNT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Complément au numéro de titre de recette </text:p>
          </table:table-cell>
          <table:table-cell table:style-name="ce6" office:value-type="string" calcext:value-type="string">
            <text:p>CNT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Complément au numéro de titre de recette </text:p>
          </table:table-cell>
          <table:table-cell table:style-name="ce6" office:value-type="string" calcext:value-type="string">
            <text:p>CNTR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Coefficient</text:p>
          </table:table-cell>
          <table:table-cell office:value-type="string" calcext:value-type="string">
            <text:p>COEF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Coefficient de fractionnement</text:p>
          </table:table-cell>
          <table:table-cell office:value-type="string" calcext:value-type="string">
            <text:p>COEFF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Coefficient de fractionnement</text:p>
          </table:table-cell>
          <table:table-cell office:value-type="string" calcext:value-type="string">
            <text:p>COEFF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Conversion hospitalisation complète</text:p>
          </table:table-cell>
          <table:table-cell table:style-name="ce4"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Conversion hospitalisation complète</text:p>
          </table:table-cell>
          <table:table-cell table:style-name="ce4"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Conversion hospitalisation complète</text:p>
          </table:table-cell>
          <table:table-cell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onversion hospitalisation complète</text:p>
          </table:table-cell>
          <table:table-cell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Conversion hospitalisation complète</text:p>
          </table:table-cell>
          <table:table-cell table:style-name="ce3" office:value-type="string" calcext:value-type="string">
            <text:p>CONVHC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Conversion hospitalisation complète</text:p>
          </table:table-cell>
          <table:table-cell table:style-name="ce3" office:value-type="string" calcext:value-type="string">
            <text:p>CONVH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participation assuré </text:p>
          </table:table-cell>
          <table:table-cell table:style-name="ce5" office:value-type="string" calcext:value-type="string">
            <text:p>CPA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Code participation assuré </text:p>
          </table:table-cell>
          <table:table-cell table:style-name="ce6" office:value-type="string" calcext:value-type="string">
            <text:p>CPA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Code participation assuré </text:p>
          </table:table-cell>
          <table:table-cell table:style-name="ce6" office:value-type="string" calcext:value-type="string">
            <text:p>CPA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Code participation assuré </text:p>
          </table:table-cell>
          <table:table-cell table:style-name="ce6" office:value-type="string" calcext:value-type="string">
            <text:p>CPA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de prise en charge du forfait journalier </text:p>
          </table:table-cell>
          <table:table-cell table:style-name="ce5" office:value-type="string" calcext:value-type="string">
            <text:p>CPCFJ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Code de prise en charge du forfait journalier </text:p>
          </table:table-cell>
          <table:table-cell table:style-name="ce6" office:value-type="string" calcext:value-type="string">
            <text:p>CPCFJ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Code de prise en charge du forfait journalier </text:p>
          </table:table-cell>
          <table:table-cell table:style-name="ce6" office:value-type="string" calcext:value-type="string">
            <text:p>CPCFJ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Code de prise en charge du forfait journalier </text:p>
          </table:table-cell>
          <table:table-cell table:style-name="ce6" office:value-type="string" calcext:value-type="string">
            <text:p>CPCFJ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nfirmation de la prise en charge dans le cadre du dispositif des soins urgents </text:p>
          </table:table-cell>
          <table:table-cell table:style-name="ce5" office:value-type="string" calcext:value-type="string">
            <text:p>CPECU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Confirmation de la prise en charge dans le cadre du dispositif des soins urgents </text:p>
          </table:table-cell>
          <table:table-cell table:style-name="ce6" office:value-type="string" calcext:value-type="string">
            <text:p>CPECU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Confirmation de la prise en charge dans le cadre du dispositif des soins urgents </text:p>
          </table:table-cell>
          <table:table-cell table:style-name="ce6" office:value-type="string" calcext:value-type="string">
            <text:p>CPECU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Confirmation de la prise en charge dans le cadre du dispositif des soins urgents </text:p>
          </table:table-cell>
          <table:table-cell table:style-name="ce6" office:value-type="string" calcext:value-type="string">
            <text:p>CPECU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Code postal du lieu de résidence du patient</text:p>
          </table:table-cell>
          <table:table-cell office:value-type="string" calcext:value-type="string">
            <text:p>CPLR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Code postal du lieu de résidence du patient</text:p>
          </table:table-cell>
          <table:table-cell office:value-type="string" calcext:value-type="string">
            <text:p>CPL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Code postal</text:p>
          </table:table-cell>
          <table:table-cell table:style-name="ce4" office:value-type="string" calcext:value-type="string">
            <text:p>CPOST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Code postal de résidence (ou 99 suivi du code Insee du pays pour les patients résidant hors de France) 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Code postal de résidence (ou 99 suivi du code Insee du pays pour les patients résidant hors de France)</text:p>
          </table:table-cell>
          <table:table-cell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Code postal de résidence (ou 99 suivi du code Insee du pays pour les patients résidant hors de France)</text:p>
          </table:table-cell>
          <table:table-cell table:style-name="ce3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Code postal de résidence (ou 99 suivi du code Insee du pays pour les patients résidant hors de France)</text:p>
          </table:table-cell>
          <table:table-cell table:style-name="ce3" office:value-type="string" calcext:value-type="string">
            <text:p>CPRE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Code postal de résidence (ou 99 suivi du code Insee du pays pour les patients résidant hors de France)</text:p>
          </table:table-cell>
          <table:table-cell table:style-name="ce3" office:value-type="string" calcext:value-type="string">
            <text:p>CPRE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11" office:value-type="string" calcext:value-type="string">
            <text:p>Code retour contrôle " Numéro d’identification permanent du patient (IPP) " </text:p>
          </table:table-cell>
          <table:table-cell table:style-name="ce5" office:value-type="string" calcext:value-type="string">
            <text:p>CRIPP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Code référence LPP</text:p>
          </table:table-cell>
          <table:table-cell office:value-type="string" calcext:value-type="string">
            <text:p>CRLPP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Code référence LPP</text:p>
          </table:table-cell>
          <table:table-cell office:value-type="string" calcext:value-type="string">
            <text:p>CRLPP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Code remboursement sous condition</text:p>
          </table:table-cell>
          <table:table-cell office:value-type="string" calcext:value-type="string">
            <text:p>CRSC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Code remboursement sous condition</text:p>
          </table:table-cell>
          <table:table-cell office:value-type="string" calcext:value-type="string">
            <text:p>CRSC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Contexte patient / Surveillance particulière </text:p>
          </table:table-cell>
          <table:table-cell table:style-name="ce4" office:value-type="string" calcext:value-type="string">
            <text:p>CTXPATSP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Contexte patient/Surveillance particulière</text:p>
          </table:table-cell>
          <table:table-cell office:value-type="string" calcext:value-type="string">
            <text:p>CTXPSP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Contexte patient/Surveillance particulière</text:p>
          </table:table-cell>
          <table:table-cell office:value-type="string" calcext:value-type="string">
            <text:p>CTXPSP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Code UCD</text:p>
          </table:table-cell>
          <table:table-cell office:value-type="string" calcext:value-type="string">
            <text:p>CUCD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Date de l'acte</text:p>
          </table:table-cell>
          <table:table-cell office:value-type="string" calcext:value-type="string">
            <text:p>DA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Date de l'acte</text:p>
          </table:table-cell>
          <table:table-cell office:value-type="string" calcext:value-type="string">
            <text:p>DA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Date de l'acte 1</text:p>
          </table:table-cell>
          <table:table-cell office:value-type="string" calcext:value-type="string">
            <text:p>DA1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Date de l'acte 1</text:p>
          </table:table-cell>
          <table:table-cell office:value-type="string" calcext:value-type="string">
            <text:p>DA1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Date de l'acte 2</text:p>
          </table:table-cell>
          <table:table-cell office:value-type="string" calcext:value-type="string">
            <text:p>DA2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Date de l'acte 2</text:p>
          </table:table-cell>
          <table:table-cell office:value-type="string" calcext:value-type="string">
            <text:p>DA2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Date de l'acte 3</text:p>
          </table:table-cell>
          <table:table-cell office:value-type="string" calcext:value-type="string">
            <text:p>DA3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Date de l'acte 3</text:p>
          </table:table-cell>
          <table:table-cell office:value-type="string" calcext:value-type="string">
            <text:p>DA3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Date de l'acte 4</text:p>
          </table:table-cell>
          <table:table-cell office:value-type="string" calcext:value-type="string">
            <text:p>DA4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Date de l'acte 4</text:p>
          </table:table-cell>
          <table:table-cell office:value-type="string" calcext:value-type="string">
            <text:p>DA4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Date de l'acte 5</text:p>
          </table:table-cell>
          <table:table-cell office:value-type="string" calcext:value-type="string">
            <text:p>DA5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Date de l'acte 5</text:p>
          </table:table-cell>
          <table:table-cell office:value-type="string" calcext:value-type="string">
            <text:p>DA5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4" office:value-type="string" calcext:value-type="string">
            <text:p>Date d'administration </text:p>
          </table:table-cell>
          <table:table-cell table:style-name="ce4" office:value-type="string" calcext:value-type="string">
            <text:p>DAAD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épendance à l’alimentation° </text:p>
          </table:table-cell>
          <table:table-cell table:style-name="ce2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épendance à l’alimentation° </text:p>
          </table:table-cell>
          <table:table-cell table:style-name="ce2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épendance à l’alimentation° </text:p>
          </table:table-cell>
          <table:table-cell table:style-name="ce2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épendance à l’alimentation° </text:p>
          </table:table-cell>
          <table:table-cell table:style-name="ce2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épendance à l’alimentation</text:p>
          </table:table-cell>
          <table:table-cell table:style-name="ce2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épendance à l’alimentation</text:p>
          </table:table-cell>
          <table:table-cell table:style-name="ce2" office:value-type="string" calcext:value-type="string">
            <text:p>DALI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Date de l’arrêté ministériel </text:p>
          </table:table-cell>
          <table:table-cell office:value-type="string" calcext:value-type="string">
            <text:p>DAT-AMI 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7" office:value-type="string" calcext:value-type="string">
            <text:p>Date de création du GHS </text:p>
          </table:table-cell>
          <table:table-cell table:style-name="ce7" office:value-type="string" calcext:value-type="string">
            <text:p>DAT-CRE 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7" office:value-type="string" calcext:value-type="string">
            <text:p>Date fin du GHS </text:p>
          </table:table-cell>
          <table:table-cell table:style-name="ce7" office:value-type="string" calcext:value-type="string">
            <text:p>DAT-FIN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Date de publication au JO "Tarification" </text:p>
          </table:table-cell>
          <table:table-cell office:value-type="string" calcext:value-type="string">
            <text:p>DAT-JOF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Date d’effet de la maj </text:p>
          </table:table-cell>
          <table:table-cell office:value-type="string" calcext:value-type="string">
            <text:p>DAT-MAJ 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Date de création du fichier </text:p>
          </table:table-cell>
          <table:table-cell table:style-name="ce7" office:value-type="string" calcext:value-type="string">
            <text:p>DCF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épendance au comportement° </text:p>
          </table:table-cell>
          <table:table-cell table:style-name="ce2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épendance au comportement° </text:p>
          </table:table-cell>
          <table:table-cell table:style-name="ce2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épendance au comportement° </text:p>
          </table:table-cell>
          <table:table-cell table:style-name="ce2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épendance au comportement° </text:p>
          </table:table-cell>
          <table:table-cell table:style-name="ce2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épendance au comportement</text:p>
          </table:table-cell>
          <table:table-cell table:style-name="ce2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épendance au comportement</text:p>
          </table:table-cell>
          <table:table-cell table:style-name="ce2" office:value-type="string" calcext:value-type="string">
            <text:p>DCMP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épendance à la continence° </text:p>
          </table:table-cell>
          <table:table-cell table:style-name="ce2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épendance à la continence° </text:p>
          </table:table-cell>
          <table:table-cell table:style-name="ce2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épendance à la continence° </text:p>
          </table:table-cell>
          <table:table-cell table:style-name="ce2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épendance à la continence° </text:p>
          </table:table-cell>
          <table:table-cell table:style-name="ce2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épendance à la continence</text:p>
          </table:table-cell>
          <table:table-cell table:style-name="ce2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épendance à la continence</text:p>
          </table:table-cell>
          <table:table-cell table:style-name="ce2" office:value-type="string" calcext:value-type="string">
            <text:p>DCNT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Domaine (M/C/O/O) </text:p>
          </table:table-cell>
          <table:table-cell office:value-type="string" calcext:value-type="string">
            <text:p>DCS-MCO 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épendance au déplacement° </text:p>
          </table:table-cell>
          <table:table-cell table:style-name="ce2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épendance au déplacement° </text:p>
          </table:table-cell>
          <table:table-cell table:style-name="ce2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épendance au déplacement° </text:p>
          </table:table-cell>
          <table:table-cell table:style-name="ce2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épendance au déplacement° </text:p>
          </table:table-cell>
          <table:table-cell table:style-name="ce2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épendance au déplacement</text:p>
          </table:table-cell>
          <table:table-cell table:style-name="ce2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épendance au déplacement</text:p>
          </table:table-cell>
          <table:table-cell table:style-name="ce2" office:value-type="string" calcext:value-type="string">
            <text:p>DDEP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Date des dernières règles 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te des dernières règles</text:p>
          </table:table-cell>
          <table:table-cell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Date des dernières règles</text:p>
          </table:table-cell>
          <table:table-cell table:style-name="ce3"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Date des dernières règles</text:p>
          </table:table-cell>
          <table:table-cell table:style-name="ce3"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Date des dernières règles</text:p>
          </table:table-cell>
          <table:table-cell table:style-name="ce3" office:value-type="string" calcext:value-type="string">
            <text:p>DD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élai de la date des dernières règles par rapport à la date d'entrée </text:p>
          </table:table-cell>
          <table:table-cell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élai de la date des dernières règles par rapport à la date d'entrée </text:p>
          </table:table-cell>
          <table:table-cell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Délai de la date des dernières règles par rapport à la date d'entrée </text:p>
          </table:table-cell>
          <table:table-cell table:style-name="ce4"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Délai de la date des dernières règles par rapport à la date d'entrée </text:p>
          </table:table-cell>
          <table:table-cell table:style-name="ce4"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Délai de la date des dernières règles par rapport à la date d'entrée </text:p>
          </table:table-cell>
          <table:table-cell table:style-name="ce4"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Délai de la date des dernières règles par rapport à la date d'entrée </text:p>
          </table:table-cell>
          <table:table-cell table:style-name="ce4" office:value-type="string" calcext:value-type="string">
            <text:p>DDRDE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Date de début de séjour</text:p>
          </table:table-cell>
          <table:table-cell office:value-type="string" calcext:value-type="string">
            <text:p>DDSEJ</text:p>
          </table:table-cell>
        </table:table-row>
        <table:table-row table:style-name="ro2">
          <table:table-cell office:value-type="string" calcext:value-type="string">
            <text:p>infoum1.ods</text:p>
          </table:table-cell>
          <table:table-cell table:style-name="ce6" office:value-type="string" calcext:value-type="string">
            <text:p>Date d'effet de l'autorisation. Format de date jjmmaaaa </text:p>
          </table:table-cell>
          <table:table-cell table:style-name="ce6" office:value-type="string" calcext:value-type="string">
            <text:p>DEAUT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Dénombrement</text:p>
          </table:table-cell>
          <table:table-cell office:value-type="string" calcext:value-type="string">
            <text:p>DENB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ate d’entrée </text:p>
          </table:table-cell>
          <table:table-cell table:style-name="ce5"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Date d'entrée</text:p>
          </table:table-cell>
          <table:table-cell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'entrée</text:p>
          </table:table-cell>
          <table:table-cell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Date d’entrée </text:p>
          </table:table-cell>
          <table:table-cell table:style-name="ce6"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’entrée </text:p>
          </table:table-cell>
          <table:table-cell table:style-name="ce6"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’entrée </text:p>
          </table:table-cell>
          <table:table-cell table:style-name="ce6" office:value-type="string" calcext:value-type="string">
            <text:p>DENT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style-name="ce12" office:value-type="string" calcext:value-type="string">
            <text:p>Date d’entrée (dans l'hôpital)</text:p>
          </table:table-cell>
          <table:table-cell office:value-type="string" calcext:value-type="string">
            <text:p>DENTR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Date d’entrée du séjour</text:p>
          </table:table-cell>
          <table:table-cell office:value-type="string" calcext:value-type="string">
            <text:p>DESJ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estination 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estination 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Destination </text:p>
          </table:table-cell>
          <table:table-cell table:style-name="ce4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Destination </text:p>
          </table:table-cell>
          <table:table-cell table:style-name="ce4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Destination </text:p>
          </table:table-cell>
          <table:table-cell table:style-name="ce4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Destination </text:p>
          </table:table-cell>
          <table:table-cell table:style-name="ce4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Destination (si mode de sortie est mutation, transfert ou domicile) 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estination (si mode de sortie est mutation, transfert ou domicile)</text:p>
          </table:table-cell>
          <table:table-cell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Destination (si mode de sortie est mutation, transfert ou domicile)</text:p>
          </table:table-cell>
          <table:table-cell table:style-name="ce3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Destination (si mode de sortie est mutation, transfert ou domicile)</text:p>
          </table:table-cell>
          <table:table-cell table:style-name="ce3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Destination (si mode de sortie est mutation, transfert ou domicile)</text:p>
          </table:table-cell>
          <table:table-cell table:style-name="ce3" office:value-type="string" calcext:value-type="string">
            <text:p>DEST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Date d'entrée dans l'unité médicale 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te d'entrée dans l'unité médicale</text:p>
          </table:table-cell>
          <table:table-cell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Date d'entrée dans l'unité médicale</text:p>
          </table:table-cell>
          <table:table-cell table:style-name="ce3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Date d'entrée dans l'unité médicale</text:p>
          </table:table-cell>
          <table:table-cell table:style-name="ce3" office:value-type="string" calcext:value-type="string">
            <text:p>DE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Date d'entrée dans l'unité médicale</text:p>
          </table:table-cell>
          <table:table-cell table:style-name="ce3" office:value-type="string" calcext:value-type="string">
            <text:p>DEUM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ate de facturation AMC </text:p>
          </table:table-cell>
          <table:table-cell table:style-name="ce5" office:value-type="string" calcext:value-type="string">
            <text:p>DFAM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facturation AMC</text:p>
          </table:table-cell>
          <table:table-cell office:value-type="string" calcext:value-type="string">
            <text:p>DFAM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facturation AMC </text:p>
          </table:table-cell>
          <table:table-cell table:style-name="ce6" office:value-type="string" calcext:value-type="string">
            <text:p>DFAM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facturation AMC </text:p>
          </table:table-cell>
          <table:table-cell table:style-name="ce6" office:value-type="string" calcext:value-type="string">
            <text:p>DFAM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ate de facturation AMO </text:p>
          </table:table-cell>
          <table:table-cell table:style-name="ce5" office:value-type="string" calcext:value-type="string">
            <text:p>DFAMO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facturation AMO</text:p>
          </table:table-cell>
          <table:table-cell office:value-type="string" calcext:value-type="string">
            <text:p>DFAM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facturation AMO </text:p>
          </table:table-cell>
          <table:table-cell table:style-name="ce6" office:value-type="string" calcext:value-type="string">
            <text:p>DFAM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facturation AMO </text:p>
          </table:table-cell>
          <table:table-cell table:style-name="ce6" office:value-type="string" calcext:value-type="string">
            <text:p>DFAM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ate de facturation patient </text:p>
          </table:table-cell>
          <table:table-cell table:style-name="ce5" office:value-type="string" calcext:value-type="string">
            <text:p>DF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facturation patient </text:p>
          </table:table-cell>
          <table:table-cell table:style-name="ce6" office:value-type="string" calcext:value-type="string">
            <text:p>DF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facturation patient </text:p>
          </table:table-cell>
          <table:table-cell table:style-name="ce6" office:value-type="string" calcext:value-type="string">
            <text:p>DFP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facturation patient</text:p>
          </table:table-cell>
          <table:table-cell office:value-type="string" calcext:value-type="string">
            <text:p>DFPAT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épendance à l’habillage° </text:p>
          </table:table-cell>
          <table:table-cell table:style-name="ce2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épendance à l’habillage° </text:p>
          </table:table-cell>
          <table:table-cell table:style-name="ce2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épendance à l’habillage ou à la toilette°</text:p>
          </table:table-cell>
          <table:table-cell table:style-name="ce2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épendance à l’habillage° </text:p>
          </table:table-cell>
          <table:table-cell table:style-name="ce2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épendance à l’habillage</text:p>
          </table:table-cell>
          <table:table-cell table:style-name="ce2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épendance à l’habillage° ou à la toilette</text:p>
          </table:table-cell>
          <table:table-cell table:style-name="ce2" office:value-type="string" calcext:value-type="string">
            <text:p>DHAB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@Zone acte n° x du RUM n° y : Délai depuis la date d'entrée </text:p>
          </table:table-cell>
          <table:table-cell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@Zone acte n° x du RUM n° y : Délai depuis la date d'entrée </text:p>
          </table:table-cell>
          <table:table-cell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Délai depuis la date d'entrée </text:p>
          </table:table-cell>
          <table:table-cell table:style-name="ce4"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Délai depuis la date d'entrée </text:p>
          </table:table-cell>
          <table:table-cell table:style-name="ce4"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Délai depuis la date d'entrée </text:p>
          </table:table-cell>
          <table:table-cell table:style-name="ce4" office:value-type="string" calcext:value-type="string">
            <text:p>DLD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Délai depuis la date d'entrée </text:p>
          </table:table-cell>
          <table:table-cell table:style-name="ce4" office:value-type="string" calcext:value-type="string">
            <text:p>DLDA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ate de naissance du bénéficiaire </text:p>
          </table:table-cell>
          <table:table-cell table:style-name="ce5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Dat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Date de naissance 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te de naissance</text:p>
          </table:table-cell>
          <table:table-cell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Date de naissance</text:p>
          </table:table-cell>
          <table:table-cell table:style-name="ce3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Date de naissance</text:p>
          </table:table-cell>
          <table:table-cell table:style-name="ce3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Date de naissance</text:p>
          </table:table-cell>
          <table:table-cell table:style-name="ce3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Date de naissance du bénéficiaire </text:p>
          </table:table-cell>
          <table:table-cell table:style-name="ce6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naissance du bénéficiaire </text:p>
          </table:table-cell>
          <table:table-cell table:style-name="ce6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naissance du bénéficiaire </text:p>
          </table:table-cell>
          <table:table-cell table:style-name="ce6" office:value-type="string" calcext:value-type="string">
            <text:p>DNAI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DP 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DP 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Diagnostic principal (DP) </text:p>
          </table:table-cell>
          <table:table-cell table:style-name="ce4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DP </text:p>
          </table:table-cell>
          <table:table-cell table:style-name="ce4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Diagnostic principal (DP) </text:p>
          </table:table-cell>
          <table:table-cell table:style-name="ce4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DP </text:p>
          </table:table-cell>
          <table:table-cell table:style-name="ce4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Diagnostic principal (DP) </text:p>
          </table:table-cell>
          <table:table-cell table:style-name="ce4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DP </text:p>
          </table:table-cell>
          <table:table-cell table:style-name="ce4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Diagnostic principal (DP) </text:p>
          </table:table-cell>
          <table:table-cell table:style-name="ce4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DP </text:p>
          </table:table-cell>
          <table:table-cell table:style-name="ce4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Diagnostic principal (DP) 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iagnostic principal (DP)</text:p>
          </table:table-cell>
          <table:table-cell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Diagnostic principal (DP)</text:p>
          </table:table-cell>
          <table:table-cell table:style-name="ce3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Diagnostic principal (DP)</text:p>
          </table:table-cell>
          <table:table-cell table:style-name="ce3" office:value-type="string" calcext:value-type="string">
            <text:p>DP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Diagnostic principal (DP)</text:p>
          </table:table-cell>
          <table:table-cell table:style-name="ce3" office:value-type="string" calcext:value-type="string">
            <text:p>DP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ate de paiement AMC </text:p>
          </table:table-cell>
          <table:table-cell table:style-name="ce5" office:value-type="string" calcext:value-type="string">
            <text:p>DPAM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paiement AMC</text:p>
          </table:table-cell>
          <table:table-cell office:value-type="string" calcext:value-type="string">
            <text:p>DPAM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paiement AMC </text:p>
          </table:table-cell>
          <table:table-cell table:style-name="ce6" office:value-type="string" calcext:value-type="string">
            <text:p>DPAM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paiement AMC </text:p>
          </table:table-cell>
          <table:table-cell table:style-name="ce6" office:value-type="string" calcext:value-type="string">
            <text:p>DPAM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ate de paiement AMO </text:p>
          </table:table-cell>
          <table:table-cell table:style-name="ce5" office:value-type="string" calcext:value-type="string">
            <text:p>DPAMO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paiement AMO</text:p>
          </table:table-cell>
          <table:table-cell office:value-type="string" calcext:value-type="string">
            <text:p>DPAM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paiement AMO </text:p>
          </table:table-cell>
          <table:table-cell table:style-name="ce6" office:value-type="string" calcext:value-type="string">
            <text:p>DPAM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paiement AMO </text:p>
          </table:table-cell>
          <table:table-cell table:style-name="ce6" office:value-type="string" calcext:value-type="string">
            <text:p>DPAM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ate de paiement patient </text:p>
          </table:table-cell>
          <table:table-cell table:style-name="ce5" office:value-type="string" calcext:value-type="string">
            <text:p>DP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paiement patient </text:p>
          </table:table-cell>
          <table:table-cell table:style-name="ce6" office:value-type="string" calcext:value-type="string">
            <text:p>DP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paiement patient </text:p>
          </table:table-cell>
          <table:table-cell table:style-name="ce6" office:value-type="string" calcext:value-type="string">
            <text:p>DPP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paiement patient</text:p>
          </table:table-cell>
          <table:table-cell office:value-type="string" calcext:value-type="string">
            <text:p>DPPAT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Discipline de prestation (ex DMT)</text:p>
          </table:table-cell>
          <table:table-cell office:value-type="string" calcext:value-type="string">
            <text:p>DP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DMT n°1: Discipline de prestations (ex DMT) </text:p>
          </table:table-cell>
          <table:table-cell table:style-name="ce6" office:value-type="string" calcext:value-type="string">
            <text:p>DPRE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MT n°1: Discipline de prestations (ex DMT) </text:p>
          </table:table-cell>
          <table:table-cell table:style-name="ce6" office:value-type="string" calcext:value-type="string">
            <text:p>DPRE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MT n°1: Discipline de prestations (ex DMT) </text:p>
          </table:table-cell>
          <table:table-cell table:style-name="ce6" office:value-type="string" calcext:value-type="string">
            <text:p>DPRES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DR 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DR 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Diagnostic relié (DR) </text:p>
          </table:table-cell>
          <table:table-cell table:style-name="ce4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DR </text:p>
          </table:table-cell>
          <table:table-cell table:style-name="ce4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Diagnostic relié (DR) </text:p>
          </table:table-cell>
          <table:table-cell table:style-name="ce4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DR </text:p>
          </table:table-cell>
          <table:table-cell table:style-name="ce4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Diagnostic relié (DR) </text:p>
          </table:table-cell>
          <table:table-cell table:style-name="ce4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DR </text:p>
          </table:table-cell>
          <table:table-cell table:style-name="ce4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Diagnostic relié (DR) </text:p>
          </table:table-cell>
          <table:table-cell table:style-name="ce4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DR </text:p>
          </table:table-cell>
          <table:table-cell table:style-name="ce4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Diagnostic relié (DR) 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iagnostic relié (DR)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te de réalisation</text:p>
          </table:table-cell>
          <table:table-cell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Diagnostic relié (DR)</text:p>
          </table:table-cell>
          <table:table-cell table:style-name="ce3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Date de réalisation</text:p>
          </table:table-cell>
          <table:table-cell table:style-name="ce3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Diagnostic relié (DR)</text:p>
          </table:table-cell>
          <table:table-cell table:style-name="ce3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Date de réalisation</text:p>
          </table:table-cell>
          <table:table-cell table:style-name="ce3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Diagnostic relié (DR)</text:p>
          </table:table-cell>
          <table:table-cell table:style-name="ce3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Date de réalisation</text:p>
          </table:table-cell>
          <table:table-cell table:style-name="ce3" office:value-type="string" calcext:value-type="string">
            <text:p>DR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épendance à la relation° </text:p>
          </table:table-cell>
          <table:table-cell table:style-name="ce2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épendance à la relation° </text:p>
          </table:table-cell>
          <table:table-cell table:style-name="ce2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épendance à la relation° </text:p>
          </table:table-cell>
          <table:table-cell table:style-name="ce2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épendance à la relation° </text:p>
          </table:table-cell>
          <table:table-cell table:style-name="ce2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épendance à la relation</text:p>
          </table:table-cell>
          <table:table-cell table:style-name="ce2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épendance à la relation</text:p>
          </table:table-cell>
          <table:table-cell table:style-name="ce2" office:value-type="string" calcext:value-type="string">
            <text:p>DREL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Date des soins</text:p>
          </table:table-cell>
          <table:table-cell office:value-type="string" calcext:value-type="string">
            <text:p>DSOI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ate de sortie </text:p>
          </table:table-cell>
          <table:table-cell table:style-name="ce5"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Date de sortie</text:p>
          </table:table-cell>
          <table:table-cell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Date de sortie</text:p>
          </table:table-cell>
          <table:table-cell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office:value-type="string" calcext:value-type="string">
            <text:p>Date de sortie (de l'hôpital)</text:p>
          </table:table-cell>
          <table:table-cell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Date de sortie </text:p>
          </table:table-cell>
          <table:table-cell table:style-name="ce6"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sortie </text:p>
          </table:table-cell>
          <table:table-cell table:style-name="ce6"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sortie </text:p>
          </table:table-cell>
          <table:table-cell table:style-name="ce6" office:value-type="string" calcext:value-type="string">
            <text:p>DSO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Durée séjour partielle </text:p>
          </table:table-cell>
          <table:table-cell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Durée séjour partielle </text:p>
          </table:table-cell>
          <table:table-cell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Durée séjour partielle </text:p>
          </table:table-cell>
          <table:table-cell table:style-name="ce4"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Durée séjour partielle </text:p>
          </table:table-cell>
          <table:table-cell table:style-name="ce4"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Durée séjour partielle </text:p>
          </table:table-cell>
          <table:table-cell table:style-name="ce4"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Durée séjour partielle </text:p>
          </table:table-cell>
          <table:table-cell table:style-name="ce4" office:value-type="string" calcext:value-type="string">
            <text:p>DSP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Date sortie du séjour</text:p>
          </table:table-cell>
          <table:table-cell office:value-type="string" calcext:value-type="string">
            <text:p>DSSJ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Date de sortie de l'unité médicale 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te de sortie de l'unité médicale</text:p>
          </table:table-cell>
          <table:table-cell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Date de sortie de l'unité médicale</text:p>
          </table:table-cell>
          <table:table-cell table:style-name="ce3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Date de sortie de l'unité médicale</text:p>
          </table:table-cell>
          <table:table-cell table:style-name="ce3" office:value-type="string" calcext:value-type="string">
            <text:p>DS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Date de sortie de l'unité médicale</text:p>
          </table:table-cell>
          <table:table-cell table:style-name="ce3" office:value-type="string" calcext:value-type="string">
            <text:p>DSUM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Attestation de droits, carte Vitale ou prise en charge valable à compter du. </text:p>
          </table:table-cell>
          <table:table-cell table:style-name="ce5" office:value-type="string" calcext:value-type="string">
            <text:p>DTADD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Attestation de droits, carte Vitale ou prise en charge valable à compter du. </text:p>
          </table:table-cell>
          <table:table-cell table:style-name="ce6" office:value-type="string" calcext:value-type="string">
            <text:p>DTADD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Attestation de droits, carte Vitale ou prise en charge valable à compter du. </text:p>
          </table:table-cell>
          <table:table-cell table:style-name="ce6" office:value-type="string" calcext:value-type="string">
            <text:p>DTADD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Attestation de droits, carte Vitale ou prise en charge valable à compter du. </text:p>
          </table:table-cell>
          <table:table-cell table:style-name="ce6" office:value-type="string" calcext:value-type="string">
            <text:p>DTADD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Date d'administration</text:p>
          </table:table-cell>
          <table:table-cell office:value-type="string" calcext:value-type="string">
            <text:p>DTADM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9" office:value-type="string" calcext:value-type="string">
            <text:p>Date de transport aller </text:p>
          </table:table-cell>
          <table:table-cell table:style-name="ce9" office:value-type="string" calcext:value-type="string">
            <text:p>DTALL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Date de début de séjour </text:p>
          </table:table-cell>
          <table:table-cell table:style-name="ce6" office:value-type="string" calcext:value-type="string">
            <text:p>DTDSJ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début de séjour </text:p>
          </table:table-cell>
          <table:table-cell table:style-name="ce6" office:value-type="string" calcext:value-type="string">
            <text:p>DTDSJ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début de séjour </text:p>
          </table:table-cell>
          <table:table-cell table:style-name="ce6" office:value-type="string" calcext:value-type="string">
            <text:p>DTDSJ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Date de fin de séjour </text:p>
          </table:table-cell>
          <table:table-cell table:style-name="ce6" office:value-type="string" calcext:value-type="string">
            <text:p>DTFSJ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fin de séjour </text:p>
          </table:table-cell>
          <table:table-cell table:style-name="ce6" office:value-type="string" calcext:value-type="string">
            <text:p>DTFSJ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fin de séjour </text:p>
          </table:table-cell>
          <table:table-cell table:style-name="ce6" office:value-type="string" calcext:value-type="string">
            <text:p>DTFSJ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Date de l'hospitalisation </text:p>
          </table:table-cell>
          <table:table-cell table:style-name="ce5" office:value-type="string" calcext:value-type="string">
            <text:p>DTH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Date de l’hospitalisation </text:p>
          </table:table-cell>
          <table:table-cell table:style-name="ce6" office:value-type="string" calcext:value-type="string">
            <text:p>DTH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Date de l’hospitalisation </text:p>
          </table:table-cell>
          <table:table-cell table:style-name="ce6" office:value-type="string" calcext:value-type="string">
            <text:p>DTH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Date de l’hospitalisation </text:p>
          </table:table-cell>
          <table:table-cell table:style-name="ce6" office:value-type="string" calcext:value-type="string">
            <text:p>DTH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Prise en charge établie le </text:p>
          </table:table-cell>
          <table:table-cell table:style-name="ce5" office:value-type="string" calcext:value-type="string">
            <text:p>DTPE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Prise en charge établie le </text:p>
          </table:table-cell>
          <table:table-cell table:style-name="ce6" office:value-type="string" calcext:value-type="string">
            <text:p>DTPE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Prise en charge établie le </text:p>
          </table:table-cell>
          <table:table-cell table:style-name="ce6" office:value-type="string" calcext:value-type="string">
            <text:p>DTPE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Prise en charge établie le </text:p>
          </table:table-cell>
          <table:table-cell table:style-name="ce6" office:value-type="string" calcext:value-type="string">
            <text:p>DTPE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urée totale du séjour dans le champ du PMSI </text:p>
          </table:table-cell>
          <table:table-cell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urée totale du séjour dans le champ du PMSI </text:p>
          </table:table-cell>
          <table:table-cell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Durée totale du séjour dans le champ du PMSI </text:p>
          </table:table-cell>
          <table:table-cell table:style-name="ce4"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Durée totale du séjour dans le champ du PMSI </text:p>
          </table:table-cell>
          <table:table-cell table:style-name="ce4"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Durée totale du séjour dans le champ du PMSI </text:p>
          </table:table-cell>
          <table:table-cell table:style-name="ce4"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Durée du séjour</text:p>
          </table:table-cell>
          <table:table-cell table:style-name="ce4" office:value-type="string" calcext:value-type="string">
            <text:p>DUTS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Dates de validité de l'acte compatibles avec les dates du RUM </text:p>
          </table:table-cell>
          <table:table-cell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Dates de validité de l'acte compatibles avec les dates du RUM </text:p>
          </table:table-cell>
          <table:table-cell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Dates de validité de l'acte compatibles avec les dates du RUM </text:p>
          </table:table-cell>
          <table:table-cell table:style-name="ce4"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Dates de validité de l'acte compatibles avec les dates du RUM </text:p>
          </table:table-cell>
          <table:table-cell table:style-name="ce4"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Dates de validité de l'acte compatibles avec les dates du RUM </text:p>
          </table:table-cell>
          <table:table-cell table:style-name="ce4" office:value-type="string" calcext:value-type="string">
            <text:p>DVACD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Dates de validité de l'acte compatibles avec les dates du RUM </text:p>
          </table:table-cell>
          <table:table-cell table:style-name="ce4" office:value-type="string" calcext:value-type="string">
            <text:p>DVACDR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Empreinte numérique </text:p>
          </table:table-cell>
          <table:table-cell table:style-name="ce5" office:value-type="string" calcext:value-type="string">
            <text:p>EMPNUM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0" office:value-type="string" calcext:value-type="string">
            <text:p>Établissement de Retour</text:p>
          </table:table-cell>
          <table:table-cell table:style-name="ce6" office:value-type="string" calcext:value-type="string">
            <text:p>ERE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Établissement de Retour </text:p>
          </table:table-cell>
          <table:table-cell table:style-name="ce6" office:value-type="string" calcext:value-type="string">
            <text:p>ERE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Établissement de Retour </text:p>
          </table:table-cell>
          <table:table-cell table:style-name="ce6" office:value-type="string" calcext:value-type="string">
            <text:p>ERE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0" office:value-type="string" calcext:value-type="string">
            <text:p>Établissement de Transfert</text:p>
          </table:table-cell>
          <table:table-cell table:style-name="ce6" office:value-type="string" calcext:value-type="string">
            <text:p>ET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Établissement de Transfert </text:p>
          </table:table-cell>
          <table:table-cell table:style-name="ce6" office:value-type="string" calcext:value-type="string">
            <text:p>ET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Établissement de Transfert </text:p>
          </table:table-cell>
          <table:table-cell table:style-name="ce6" office:value-type="string" calcext:value-type="string">
            <text:p>ETR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PU EXB </text:p>
          </table:table-cell>
          <table:table-cell office:value-type="string" calcext:value-type="string">
            <text:p>EXB-PRI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Type EXB </text:p>
          </table:table-cell>
          <table:table-cell office:value-type="string" calcext:value-type="string">
            <text:p>EXB-TYP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PU EXH </text:p>
          </table:table-cell>
          <table:table-cell office:value-type="string" calcext:value-type="string">
            <text:p>EXH-PRI 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Filler</text:p>
          </table:table-cell>
          <table:table-cell office:value-type="string" calcext:value-type="string">
            <text:p>F135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Filler</text:p>
          </table:table-cell>
          <table:table-cell office:value-type="string" calcext:value-type="string">
            <text:p>F135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41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41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70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70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75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175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72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72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Facturation du 18 euro </text:p>
          </table:table-cell>
          <table:table-cell table:style-name="ce5" office:value-type="string" calcext:value-type="string">
            <text:p>FA18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Facturation du 18 € </text:p>
          </table:table-cell>
          <table:table-cell table:style-name="ce6" office:value-type="string" calcext:value-type="string">
            <text:p>FA18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Facturation du 18 € </text:p>
          </table:table-cell>
          <table:table-cell table:style-name="ce6" office:value-type="string" calcext:value-type="string">
            <text:p>FA18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Facturation du 18 € </text:p>
          </table:table-cell>
          <table:table-cell table:style-name="ce6" office:value-type="string" calcext:value-type="string">
            <text:p>FA18</text:p>
          </table:table-cell>
        </table:table-row>
        <table:table-row table:style-name="ro2">
          <table:table-cell office:value-type="string" calcext:value-type="string">
            <text:p>infoum1.ods</text:p>
          </table:table-cell>
          <table:table-cell table:style-name="ce6" office:value-type="string" calcext:value-type="string">
            <text:p>Finess géographique. Obligatoire depuis 2012 </text:p>
          </table:table-cell>
          <table:table-cell table:style-name="ce6"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uméro FINESS géographique </text:p>
          </table:table-cell>
          <table:table-cell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uméro FINESS géographique </text:p>
          </table:table-cell>
          <table:table-cell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Numéro FINESS géographique </text:p>
          </table:table-cell>
          <table:table-cell table:style-name="ce4"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Numéro FINESS géographique </text:p>
          </table:table-cell>
          <table:table-cell table:style-name="ce4"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Numéro FINESS géographique </text:p>
          </table:table-cell>
          <table:table-cell table:style-name="ce4"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Numéro FINESS géographique </text:p>
          </table:table-cell>
          <table:table-cell table:style-name="ce4" office:value-type="string" calcext:value-type="string">
            <text:p>FGEO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103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133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138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138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138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138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138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Filler</text:p>
          </table:table-cell>
          <table:table-cell table:style-name="ce2" office:value-type="string" calcext:value-type="string">
            <text:p>FI169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Filler</text:p>
          </table:table-cell>
          <table:table-cell table:style-name="ce2" office:value-type="string" calcext:value-type="string">
            <text:p>FI169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19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Filler</text:p>
          </table:table-cell>
          <table:table-cell table:style-name="ce4" office:value-type="string" calcext:value-type="string">
            <text:p>FI195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197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197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Filler </text:p>
          </table:table-cell>
          <table:table-cell office:value-type="string" calcext:value-type="string">
            <text:p>FI200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200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224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224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224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224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ILL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Filler </text:p>
          </table:table-cell>
          <table:table-cell office:value-type="string" calcext:value-type="string">
            <text:p>FIL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Filler </text:p>
          </table:table-cell>
          <table:table-cell office:value-type="string" calcext:value-type="string">
            <text:p>FIL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Filler </text:p>
          </table:table-cell>
          <table:table-cell table:style-name="ce4" office:value-type="string" calcext:value-type="string">
            <text:p>FIL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Filler </text:p>
          </table:table-cell>
          <table:table-cell table:style-name="ce4" office:value-type="string" calcext:value-type="string">
            <text:p>FIL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Filler </text:p>
          </table:table-cell>
          <table:table-cell table:style-name="ce4" office:value-type="string" calcext:value-type="string">
            <text:p>FILR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4" office:value-type="string" calcext:value-type="string">
            <text:p>Filler </text:p>
          </table:table-cell>
          <table:table-cell table:style-name="ce4" office:value-type="string" calcext:value-type="string">
            <text:p>FILR76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° FINESS e-PMSI </text:p>
          </table:table-cell>
          <table:table-cell table:style-name="ce5" office:value-type="string" calcext:value-type="string">
            <text:p>FINES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9" office:value-type="string" calcext:value-type="string">
            <text:p>Numéro Finess géographique </text:p>
          </table:table-cell>
          <table:table-cell table:style-name="ce9" office:value-type="string" calcext:value-type="string">
            <text:p>FINESG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Numéro FINESS géographique</text:p>
          </table:table-cell>
          <table:table-cell office:value-type="string" calcext:value-type="string">
            <text:p>FINESG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4" office:value-type="string" calcext:value-type="string">
            <text:p>Numéro FINESS d’inscription ePMSI </text:p>
          </table:table-cell>
          <table:table-cell table:style-name="ce4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9" office:value-type="string" calcext:value-type="string">
            <text:p>Numéro FINESS d’inscription ePMSI </text:p>
          </table:table-cell>
          <table:table-cell table:style-name="ce9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Numéro FINESS d’inscription ePMSI</text:p>
          </table:table-cell>
          <table:table-cell table:style-name="ce3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Numéro FINESS d’inscription ePMSI</text:p>
          </table:table-cell>
          <table:table-cell table:style-name="ce3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Numéro FINESS d’inscription ePMSI</text:p>
          </table:table-cell>
          <table:table-cell table:style-name="ce3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9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9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9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9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9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9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FINESS e-PMSI 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FINESS e-PMSI 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uméro FINESS e-PMSI </text:p>
          </table:table-cell>
          <table:table-cell table:style-name="ce4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uméro FINESS e-PMSI </text:p>
          </table:table-cell>
          <table:table-cell table:style-name="ce4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uméro FINESS e-PMSI </text:p>
          </table:table-cell>
          <table:table-cell table:style-name="ce4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uméro FINESS e-PMSI </text:p>
          </table:table-cell>
          <table:table-cell table:style-name="ce4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Numéro FINESS d’inscription ePMSI 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uméro FINESS d’inscription ePMSI</text:p>
          </table:table-cell>
          <table:table-cell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uméro FINESS d’inscription ePMSI</text:p>
          </table:table-cell>
          <table:table-cell table:style-name="ce3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uméro FINESS d’inscription ePMSI</text:p>
          </table:table-cell>
          <table:table-cell table:style-name="ce3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uméro FINESS d’inscription ePMSI</text:p>
          </table:table-cell>
          <table:table-cell table:style-name="ce3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° FINESS d’inscription e-PMSI </text:p>
          </table:table-cell>
          <table:table-cell table:style-name="ce6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° FINESS d’inscription e-PMSI </text:p>
          </table:table-cell>
          <table:table-cell table:style-name="ce6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° FINESS d’inscription e-PMSI </text:p>
          </table:table-cell>
          <table:table-cell table:style-name="ce6" office:value-type="string" calcext:value-type="string">
            <text:p>FINES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009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009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Filler</text:p>
          </table:table-cell>
          <table:table-cell table:style-name="ce3" office:value-type="string" calcext:value-type="string">
            <text:p>FLR009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Filler</text:p>
          </table:table-cell>
          <table:table-cell table:style-name="ce3" office:value-type="string" calcext:value-type="string">
            <text:p>FLR009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Filler</text:p>
          </table:table-cell>
          <table:table-cell table:style-name="ce3" office:value-type="string" calcext:value-type="string">
            <text:p>FLR009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9" office:value-type="string" calcext:value-type="string">
            <text:p>Filler </text:p>
          </table:table-cell>
          <table:table-cell table:style-name="ce9" office:value-type="string" calcext:value-type="string">
            <text:p>FLR1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9" office:value-type="string" calcext:value-type="string">
            <text:p>Filler </text:p>
          </table:table-cell>
          <table:table-cell table:style-name="ce9" office:value-type="string" calcext:value-type="string">
            <text:p>FLR1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9" office:value-type="string" calcext:value-type="string">
            <text:p>Filler </text:p>
          </table:table-cell>
          <table:table-cell table:style-name="ce9" office:value-type="string" calcext:value-type="string">
            <text:p>FLR1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Filler</text:p>
          </table:table-cell>
          <table:table-cell table:style-name="ce4" office:value-type="string" calcext:value-type="string">
            <text:p>FLR110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63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65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69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Filler</text:p>
          </table:table-cell>
          <table:table-cell table:style-name="ce3" office:value-type="string" calcext:value-type="string">
            <text:p>FLR178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Filler</text:p>
          </table:table-cell>
          <table:table-cell table:style-name="ce3" office:value-type="string" calcext:value-type="string">
            <text:p>FLR180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182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LR182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184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Filler</text:p>
          </table:table-cell>
          <table:table-cell table:style-name="ce3" office:value-type="string" calcext:value-type="string">
            <text:p>FLR184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Filler </text:p>
          </table:table-cell>
          <table:table-cell table:style-name="ce6" office:value-type="string" calcext:value-type="string">
            <text:p>FLR201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Filler </text:p>
          </table:table-cell>
          <table:table-cell table:style-name="ce6" office:value-type="string" calcext:value-type="string">
            <text:p>FLR201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Filler </text:p>
          </table:table-cell>
          <table:table-cell table:style-name="ce6" office:value-type="string" calcext:value-type="string">
            <text:p>FLR201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Filler </text:p>
          </table:table-cell>
          <table:table-cell table:style-name="ce5" office:value-type="string" calcext:value-type="string">
            <text:p>FLR421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56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9" office:value-type="string" calcext:value-type="string">
            <text:p>Filler </text:p>
          </table:table-cell>
          <table:table-cell table:style-name="ce9" office:value-type="string" calcext:value-type="string">
            <text:p>FLR63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76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76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Filler</text:p>
          </table:table-cell>
          <table:table-cell office:value-type="string" calcext:value-type="string">
            <text:p>FLR83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° format VID-HOSP (3 derniers caractères) </text:p>
          </table:table-cell>
          <table:table-cell table:style-name="ce5" office:value-type="string" calcext:value-type="string">
            <text:p>FMTVH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Groupage - Code</text:p>
          </table:table-cell>
          <table:table-cell table:style-name="ce2" office:value-type="string" calcext:value-type="string">
            <text:p>GCD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Groupage - Code</text:p>
          </table:table-cell>
          <table:table-cell table:style-name="ce2" office:value-type="string" calcext:value-type="string">
            <text:p>GCD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Groupage - Code</text:p>
          </table:table-cell>
          <table:table-cell table:style-name="ce2" office:value-type="string" calcext:value-type="string">
            <text:p>GCD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Groupage - CM</text:p>
          </table:table-cell>
          <table:table-cell table:style-name="ce2" office:value-type="string" calcext:value-type="string">
            <text:p>GC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Groupage - CM</text:p>
          </table:table-cell>
          <table:table-cell table:style-name="ce2" office:value-type="string" calcext:value-type="string">
            <text:p>GC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Groupage - CM</text:p>
          </table:table-cell>
          <table:table-cell table:style-name="ce2" office:value-type="string" calcext:value-type="string">
            <text:p>GC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Groupage - Code retour</text:p>
          </table:table-cell>
          <table:table-cell table:style-name="ce2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Groupage - Code retour</text:p>
          </table:table-cell>
          <table:table-cell table:style-name="ce2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Groupage - Code retour</text:p>
          </table:table-cell>
          <table:table-cell table:style-name="ce2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Groupage : code retour</text:p>
          </table:table-cell>
          <table:table-cell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Groupage : code retour</text:p>
          </table:table-cell>
          <table:table-cell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Groupage : code retour</text:p>
          </table:table-cell>
          <table:table-cell table:style-name="ce3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Groupage : code retour</text:p>
          </table:table-cell>
          <table:table-cell table:style-name="ce3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Groupage : code retour</text:p>
          </table:table-cell>
          <table:table-cell table:style-name="ce3" office:value-type="string" calcext:value-type="string">
            <text:p>GCR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Coefficient réducteur </text:p>
          </table:table-cell>
          <table:table-cell office:value-type="string" calcext:value-type="string">
            <text:p>GHS-COE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Cumul GHS </text:p>
          </table:table-cell>
          <table:table-cell office:value-type="string" calcext:value-type="string">
            <text:p>GHS-CUM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7" office:value-type="string" calcext:value-type="string">
            <text:p>DMS </text:p>
          </table:table-cell>
          <table:table-cell table:style-name="ce7" office:value-type="string" calcext:value-type="string">
            <text:p>GHS-DMS 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office:value-type="string" calcext:value-type="string">
            <text:p>Libellé du GHS </text:p>
          </table:table-cell>
          <table:table-cell office:value-type="string" calcext:value-type="string">
            <text:p>GHS-LIB 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7" office:value-type="string" calcext:value-type="string">
            <text:p>Numéro de GHS </text:p>
          </table:table-cell>
          <table:table-cell table:style-name="ce7" office:value-type="string" calcext:value-type="string">
            <text:p>GHS-NRO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7" office:value-type="string" calcext:value-type="string">
            <text:p>Numéro de GHS </text:p>
          </table:table-cell>
          <table:table-cell table:style-name="ce7" office:value-type="string" calcext:value-type="string">
            <text:p>GHS-NRO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PU GHS </text:p>
          </table:table-cell>
          <table:table-cell office:value-type="string" calcext:value-type="string">
            <text:p>GHS-PRI 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7" office:value-type="string" calcext:value-type="string">
            <text:p>Secteur </text:p>
          </table:table-cell>
          <table:table-cell table:style-name="ce7" office:value-type="string" calcext:value-type="string">
            <text:p>GHS-SEC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7" office:value-type="string" calcext:value-type="string">
            <text:p>Secteur </text:p>
          </table:table-cell>
          <table:table-cell table:style-name="ce7" office:value-type="string" calcext:value-type="string">
            <text:p>GHS-SEC 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HS si non prise en compte de l'innovation </text:p>
          </table:table-cell>
          <table:table-cell office:value-type="string" calcext:value-type="string">
            <text:p>GHSNPCI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HS si non prise en compte de l'innovation </text:p>
          </table:table-cell>
          <table:table-cell table:style-name="ce4" office:value-type="string" calcext:value-type="string">
            <text:p>GHSNPCI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HS si non prise en compte de l'innovation </text:p>
          </table:table-cell>
          <table:table-cell table:style-name="ce4" office:value-type="string" calcext:value-type="string">
            <text:p>GHSNPCI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HS si non prise en compte de l'innovation </text:p>
          </table:table-cell>
          <table:table-cell table:style-name="ce4" office:value-type="string" calcext:value-type="string">
            <text:p>GHSNPCI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HS si non prise en compte de l'innovation </text:p>
          </table:table-cell>
          <table:table-cell table:style-name="ce4" office:value-type="string" calcext:value-type="string">
            <text:p>GHSNPCI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Groupage - Indicateur d'erreur</text:p>
          </table:table-cell>
          <table:table-cell table:style-name="ce2" office:value-type="string" calcext:value-type="string">
            <text:p>GI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Groupage - Indicateur d'erreur</text:p>
          </table:table-cell>
          <table:table-cell table:style-name="ce2" office:value-type="string" calcext:value-type="string">
            <text:p>GI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Groupage - Indicateur d'erreur</text:p>
          </table:table-cell>
          <table:table-cell table:style-name="ce2" office:value-type="string" calcext:value-type="string">
            <text:p>GIE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CMD </text:p>
          </table:table-cell>
          <table:table-cell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CMD </text:p>
          </table:table-cell>
          <table:table-cell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lu : CMD </text:p>
          </table:table-cell>
          <table:table-cell table:style-name="ce4"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lu : CMD </text:p>
          </table:table-cell>
          <table:table-cell table:style-name="ce4"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lu : CMD </text:p>
          </table:table-cell>
          <table:table-cell table:style-name="ce4"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lu : CMD </text:p>
          </table:table-cell>
          <table:table-cell table:style-name="ce4" office:value-type="string" calcext:value-type="string">
            <text:p>GLCMD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Complexité </text:p>
          </table:table-cell>
          <table:table-cell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Complexité </text:p>
          </table:table-cell>
          <table:table-cell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lu : Complexité </text:p>
          </table:table-cell>
          <table:table-cell table:style-name="ce4"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lu : Complexité </text:p>
          </table:table-cell>
          <table:table-cell table:style-name="ce4"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lu : Complexité </text:p>
          </table:table-cell>
          <table:table-cell table:style-name="ce4"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lu : Complexité </text:p>
          </table:table-cell>
          <table:table-cell table:style-name="ce4" office:value-type="string" calcext:value-type="string">
            <text:p>GLCPX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code-retour </text:p>
          </table:table-cell>
          <table:table-cell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code-retour </text:p>
          </table:table-cell>
          <table:table-cell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lu : code-retour </text:p>
          </table:table-cell>
          <table:table-cell table:style-name="ce4"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lu : code-retour </text:p>
          </table:table-cell>
          <table:table-cell table:style-name="ce4"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lu : code-retour </text:p>
          </table:table-cell>
          <table:table-cell table:style-name="ce4"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lu : code-retour </text:p>
          </table:table-cell>
          <table:table-cell table:style-name="ce4" office:value-type="string" calcext:value-type="string">
            <text:p>GLCR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Numéro </text:p>
          </table:table-cell>
          <table:table-cell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Numéro </text:p>
          </table:table-cell>
          <table:table-cell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lu : Numéro </text:p>
          </table:table-cell>
          <table:table-cell table:style-name="ce4"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lu : Numéro </text:p>
          </table:table-cell>
          <table:table-cell table:style-name="ce4"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lu : Numéro </text:p>
          </table:table-cell>
          <table:table-cell table:style-name="ce4"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lu : Numéro </text:p>
          </table:table-cell>
          <table:table-cell table:style-name="ce4" office:value-type="string" calcext:value-type="string">
            <text:p>GLNU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Type </text:p>
          </table:table-cell>
          <table:table-cell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Type </text:p>
          </table:table-cell>
          <table:table-cell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lu : Type </text:p>
          </table:table-cell>
          <table:table-cell table:style-name="ce4"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lu : Type </text:p>
          </table:table-cell>
          <table:table-cell table:style-name="ce4"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lu : Type </text:p>
          </table:table-cell>
          <table:table-cell table:style-name="ce4"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lu : Type </text:p>
          </table:table-cell>
          <table:table-cell table:style-name="ce4" office:value-type="string" calcext:value-type="string">
            <text:p>GLTY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lu : Version de la classification </text:p>
          </table:table-cell>
          <table:table-cell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lu : Version de la classification </text:p>
          </table:table-cell>
          <table:table-cell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lu : Version de la classification </text:p>
          </table:table-cell>
          <table:table-cell table:style-name="ce4"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lu : Version de la classification </text:p>
          </table:table-cell>
          <table:table-cell table:style-name="ce4"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lu : Version de la classification </text:p>
          </table:table-cell>
          <table:table-cell table:style-name="ce4"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lu : Version de la classification </text:p>
          </table:table-cell>
          <table:table-cell table:style-name="ce4" office:value-type="string" calcext:value-type="string">
            <text:p>GLVCL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 CMD </text:p>
          </table:table-cell>
          <table:table-cell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 CMD </text:p>
          </table:table-cell>
          <table:table-cell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GENRSA : CMD </text:p>
          </table:table-cell>
          <table:table-cell table:style-name="ce4"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GENRSA : CMD </text:p>
          </table:table-cell>
          <table:table-cell table:style-name="ce4"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GENRSA : CMD </text:p>
          </table:table-cell>
          <table:table-cell table:style-name="ce4"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GENRSA : CMD </text:p>
          </table:table-cell>
          <table:table-cell table:style-name="ce4" office:value-type="string" calcext:value-type="string">
            <text:p>GRCMD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 Complexité </text:p>
          </table:table-cell>
          <table:table-cell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 Complexité </text:p>
          </table:table-cell>
          <table:table-cell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GENRSA : Complexité </text:p>
          </table:table-cell>
          <table:table-cell table:style-name="ce4"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GENRSA : Complexité </text:p>
          </table:table-cell>
          <table:table-cell table:style-name="ce4"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GENRSA : Complexité </text:p>
          </table:table-cell>
          <table:table-cell table:style-name="ce4"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GENRSA : Complexité </text:p>
          </table:table-cell>
          <table:table-cell table:style-name="ce4" office:value-type="string" calcext:value-type="string">
            <text:p>GRCPX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 code-retour </text:p>
          </table:table-cell>
          <table:table-cell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 code-retour </text:p>
          </table:table-cell>
          <table:table-cell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GENRSA : code-retour </text:p>
          </table:table-cell>
          <table:table-cell table:style-name="ce4"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GENRSA : code-retour </text:p>
          </table:table-cell>
          <table:table-cell table:style-name="ce4"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GENRSA : code-retour </text:p>
          </table:table-cell>
          <table:table-cell table:style-name="ce4"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GENRSA : code-retour </text:p>
          </table:table-cell>
          <table:table-cell table:style-name="ce4" office:value-type="string" calcext:value-type="string">
            <text:p>GRCR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 Numéro </text:p>
          </table:table-cell>
          <table:table-cell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 Numéro </text:p>
          </table:table-cell>
          <table:table-cell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GENRSA : Numéro </text:p>
          </table:table-cell>
          <table:table-cell table:style-name="ce4"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GENRSA : Numéro </text:p>
          </table:table-cell>
          <table:table-cell table:style-name="ce4"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GENRSA : Numéro </text:p>
          </table:table-cell>
          <table:table-cell table:style-name="ce4"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GENRSA : Numéro </text:p>
          </table:table-cell>
          <table:table-cell table:style-name="ce4" office:value-type="string" calcext:value-type="string">
            <text:p>GRNU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 Type </text:p>
          </table:table-cell>
          <table:table-cell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 Type </text:p>
          </table:table-cell>
          <table:table-cell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GENRSA : Type </text:p>
          </table:table-cell>
          <table:table-cell table:style-name="ce4"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GENRSA : Type </text:p>
          </table:table-cell>
          <table:table-cell table:style-name="ce4"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GENRSA : Type </text:p>
          </table:table-cell>
          <table:table-cell table:style-name="ce4"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GENRSA : Type </text:p>
          </table:table-cell>
          <table:table-cell table:style-name="ce4" office:value-type="string" calcext:value-type="string">
            <text:p>GRTY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Groupage GENRSA :Version de la classification </text:p>
          </table:table-cell>
          <table:table-cell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Groupage GENRSA :Version de la classification </text:p>
          </table:table-cell>
          <table:table-cell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Groupage GENRSA :Version de la classification </text:p>
          </table:table-cell>
          <table:table-cell table:style-name="ce4"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Groupage GENRSA :Version de la classification </text:p>
          </table:table-cell>
          <table:table-cell table:style-name="ce4"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Groupage GENRSA :Version de la classification </text:p>
          </table:table-cell>
          <table:table-cell table:style-name="ce4"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Groupage GENRSA :Version de la classification </text:p>
          </table:table-cell>
          <table:table-cell table:style-name="ce4" office:value-type="string" calcext:value-type="string">
            <text:p>GRVC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Groupage - Subdivision</text:p>
          </table:table-cell>
          <table:table-cell table:style-name="ce2" office:value-type="string" calcext:value-type="string">
            <text:p>GSU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Groupage - Subdivision</text:p>
          </table:table-cell>
          <table:table-cell table:style-name="ce2" office:value-type="string" calcext:value-type="string">
            <text:p>GSU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Groupage - Subdivision</text:p>
          </table:table-cell>
          <table:table-cell table:style-name="ce2" office:value-type="string" calcext:value-type="string">
            <text:p>GSU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Groupage - Sévérité</text:p>
          </table:table-cell>
          <table:table-cell table:style-name="ce2" office:value-type="string" calcext:value-type="string">
            <text:p>GSV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Groupage - Sévérité</text:p>
          </table:table-cell>
          <table:table-cell table:style-name="ce2" office:value-type="string" calcext:value-type="string">
            <text:p>GSV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Groupage - Sévérité</text:p>
          </table:table-cell>
          <table:table-cell table:style-name="ce2" office:value-type="string" calcext:value-type="string">
            <text:p>GSV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Version classification</text:p>
          </table:table-cell>
          <table:table-cell table:style-name="ce2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Version classification</text:p>
          </table:table-cell>
          <table:table-cell table:style-name="ce2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Version classification</text:p>
          </table:table-cell>
          <table:table-cell table:style-name="ce2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Groupage : version de la classification</text:p>
          </table:table-cell>
          <table:table-cell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Groupage : version de la classification</text:p>
          </table:table-cell>
          <table:table-cell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Groupage : version de la classification</text:p>
          </table:table-cell>
          <table:table-cell table:style-name="ce3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Groupage : version de la classification</text:p>
          </table:table-cell>
          <table:table-cell table:style-name="ce3" office:value-type="string" calcext:value-type="string">
            <text:p>GVC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Groupage : version de la classification</text:p>
          </table:table-cell>
          <table:table-cell table:style-name="ce3" office:value-type="string" calcext:value-type="string">
            <text:p>GVC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Hospitalisation d'un nouveau-né auprès de la mère </text:p>
          </table:table-cell>
          <table:table-cell table:style-name="ce5" office:value-type="string" calcext:value-type="string">
            <text:p>HNNM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Hospitalisation d'un nouveau-né auprès de la mère </text:p>
          </table:table-cell>
          <table:table-cell table:style-name="ce6" office:value-type="string" calcext:value-type="string">
            <text:p>HNNM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Hospitalisation d'un nouveau-né auprès de la mère </text:p>
          </table:table-cell>
          <table:table-cell table:style-name="ce6" office:value-type="string" calcext:value-type="string">
            <text:p>HNNM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Hospitalisation d'un nouveau-né auprès de la mère </text:p>
          </table:table-cell>
          <table:table-cell table:style-name="ce6" office:value-type="string" calcext:value-type="string">
            <text:p>HNNM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Hospitalisation pour prélèvement d'organe </text:p>
          </table:table-cell>
          <table:table-cell table:style-name="ce5" office:value-type="string" calcext:value-type="string">
            <text:p>HPO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Hospitalisation pour prélèvement d'organe </text:p>
          </table:table-cell>
          <table:table-cell table:style-name="ce6" office:value-type="string" calcext:value-type="string">
            <text:p>HP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Hospitalisation pour prélèvement d'organe </text:p>
          </table:table-cell>
          <table:table-cell table:style-name="ce6" office:value-type="string" calcext:value-type="string">
            <text:p>HP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Hospitalisation pour prélèvement d'organe </text:p>
          </table:table-cell>
          <table:table-cell table:style-name="ce6" office:value-type="string" calcext:value-type="string">
            <text:p>HPO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Identification du fichier </text:p>
          </table:table-cell>
          <table:table-cell table:style-name="ce7" office:value-type="string" calcext:value-type="string">
            <text:p>IFI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IGS2 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IGS2 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IGS2 </text:p>
          </table:table-cell>
          <table:table-cell table:style-name="ce4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IGS2 </text:p>
          </table:table-cell>
          <table:table-cell table:style-name="ce4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IGS2 </text:p>
          </table:table-cell>
          <table:table-cell table:style-name="ce4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IGS2 </text:p>
          </table:table-cell>
          <table:table-cell table:style-name="ce4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IGS 2 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IGS 2</text:p>
          </table:table-cell>
          <table:table-cell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IGS 2</text:p>
          </table:table-cell>
          <table:table-cell table:style-name="ce3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IGS 2</text:p>
          </table:table-cell>
          <table:table-cell table:style-name="ce3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IGS 2</text:p>
          </table:table-cell>
          <table:table-cell table:style-name="ce3" office:value-type="string" calcext:value-type="string">
            <text:p>IGS2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Indication</text:p>
          </table:table-cell>
          <table:table-cell office:value-type="string" calcext:value-type="string">
            <text:p>INDIC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13" office:value-type="string" calcext:value-type="string">
            <text:p>Numéro d’identification permanent du patient (IPP)</text:p>
          </table:table-cell>
          <table:table-cell table:style-name="ce5" office:value-type="string" calcext:value-type="string">
            <text:p>IP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uméro d'identification permanent du patient</text:p>
          </table:table-cell>
          <table:table-cell table:style-name="ce6" office:value-type="string" calcext:value-type="string">
            <text:p>IPP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Indicateur du parcours de soins</text:p>
          </table:table-cell>
          <table:table-cell office:value-type="string" calcext:value-type="string">
            <text:p>IP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Indicateur du parcours de soins</text:p>
          </table:table-cell>
          <table:table-cell office:value-type="string" calcext:value-type="string">
            <text:p>IP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0" office:value-type="string" calcext:value-type="string">
            <text:p>Indicateur du parcours de soins</text:p>
          </table:table-cell>
          <table:table-cell table:style-name="ce6" office:value-type="string" calcext:value-type="string">
            <text:p>IP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Indicateur du parcours de soins </text:p>
          </table:table-cell>
          <table:table-cell table:style-name="ce6" office:value-type="string" calcext:value-type="string">
            <text:p>IP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Indicateur du parcours de soins </text:p>
          </table:table-cell>
          <table:table-cell table:style-name="ce6" office:value-type="string" calcext:value-type="string">
            <text:p>IPS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justification d'exonération du ticket modérateur </text:p>
          </table:table-cell>
          <table:table-cell table:style-name="ce5" office:value-type="string" calcext:value-type="string">
            <text:p>JEMTM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Justification d’exonération ou de modulation du ticket modérateur </text:p>
          </table:table-cell>
          <table:table-cell table:style-name="ce6" office:value-type="string" calcext:value-type="string">
            <text:p>JEMTM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Justification d’exonération ou de modulation du ticket modérateur </text:p>
          </table:table-cell>
          <table:table-cell table:style-name="ce6" office:value-type="string" calcext:value-type="string">
            <text:p>JEMTM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Justification d’exonération ou de modulation du ticket modérateur </text:p>
          </table:table-cell>
          <table:table-cell table:style-name="ce6" office:value-type="string" calcext:value-type="string">
            <text:p>JEMTM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Justification d'exonération du TM</text:p>
          </table:table-cell>
          <table:table-cell office:value-type="string" calcext:value-type="string">
            <text:p>JETM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Justification d'exonération du TM</text:p>
          </table:table-cell>
          <table:table-cell office:value-type="string" calcext:value-type="string">
            <text:p>JETM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Justification exo TM</text:p>
          </table:table-cell>
          <table:table-cell office:value-type="string" calcext:value-type="string">
            <text:p>JET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7" office:value-type="string" calcext:value-type="string">
            <text:p>Libellé du CMD </text:p>
          </table:table-cell>
          <table:table-cell table:style-name="ce7" office:value-type="string" calcext:value-type="string">
            <text:p>LC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Lit identifié soins palliatifs (LISP)</text:p>
          </table:table-cell>
          <table:table-cell table:style-name="ce2" office:value-type="string" calcext:value-type="string">
            <text:p>LIS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Lit identifié soins palliatifs (LISP)</text:p>
          </table:table-cell>
          <table:table-cell table:style-name="ce2" office:value-type="string" calcext:value-type="string">
            <text:p>LIS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Lit identifié soins palliatifs (LISP)</text:p>
          </table:table-cell>
          <table:table-cell table:style-name="ce2" office:value-type="string" calcext:value-type="string">
            <text:p>LIS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Lit identifié soins palliatifs (LISP)</text:p>
          </table:table-cell>
          <table:table-cell table:style-name="ce2" office:value-type="string" calcext:value-type="string">
            <text:p>LISP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Modificateur 1</text:p>
          </table:table-cell>
          <table:table-cell office:value-type="string" calcext:value-type="string">
            <text:p>MA1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Modificateur 1</text:p>
          </table:table-cell>
          <table:table-cell office:value-type="string" calcext:value-type="string">
            <text:p>MA1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Modificateur 2</text:p>
          </table:table-cell>
          <table:table-cell office:value-type="string" calcext:value-type="string">
            <text:p>MA2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Modificateur 2</text:p>
          </table:table-cell>
          <table:table-cell office:value-type="string" calcext:value-type="string">
            <text:p>MA2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Modificateur 3</text:p>
          </table:table-cell>
          <table:table-cell office:value-type="string" calcext:value-type="string">
            <text:p>MA3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Modificateur 3</text:p>
          </table:table-cell>
          <table:table-cell office:value-type="string" calcext:value-type="string">
            <text:p>MA3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Modificateur 4</text:p>
          </table:table-cell>
          <table:table-cell office:value-type="string" calcext:value-type="string">
            <text:p>MA4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Modificateur 4</text:p>
          </table:table-cell>
          <table:table-cell office:value-type="string" calcext:value-type="string">
            <text:p>MA4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Montant base remboursement </text:p>
          </table:table-cell>
          <table:table-cell table:style-name="ce5"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Montant Base remboursement</text:p>
          </table:table-cell>
          <table:table-cell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Montant base remboursement </text:p>
          </table:table-cell>
          <table:table-cell table:style-name="ce6"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Montant base remboursement </text:p>
          </table:table-cell>
          <table:table-cell table:style-name="ce6"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Montant base remboursement </text:p>
          </table:table-cell>
          <table:table-cell table:style-name="ce6" office:value-type="string" calcext:value-type="string">
            <text:p>MB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Modificateurs </text:p>
          </table:table-cell>
          <table:table-cell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Modificateurs </text:p>
          </table:table-cell>
          <table:table-cell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Modificateurs </text:p>
          </table:table-cell>
          <table:table-cell table:style-name="ce4"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Modificateurs </text:p>
          </table:table-cell>
          <table:table-cell table:style-name="ce4"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Modificateurs </text:p>
          </table:table-cell>
          <table:table-cell table:style-name="ce4"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Modificateurs </text:p>
          </table:table-cell>
          <table:table-cell table:style-name="ce4" office:value-type="string" calcext:value-type="string">
            <text:p>MDIF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Mode de traitement </text:p>
          </table:table-cell>
          <table:table-cell table:style-name="ce6" office:value-type="string" calcext:value-type="string">
            <text:p>MD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Mode de traitement </text:p>
          </table:table-cell>
          <table:table-cell table:style-name="ce6" office:value-type="string" calcext:value-type="string">
            <text:p>MD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Mode de traitement </text:p>
          </table:table-cell>
          <table:table-cell table:style-name="ce6" office:value-type="string" calcext:value-type="string">
            <text:p>MD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Mode d'entrée dans le champ du PMSI-MCO </text:p>
          </table:table-cell>
          <table:table-cell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Mode d'entrée dans le champ du PMSI-MCO </text:p>
          </table:table-cell>
          <table:table-cell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Mode d'entrée dans le champ du PMSI-MCO </text:p>
          </table:table-cell>
          <table:table-cell table:style-name="ce4"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Mode d'entrée dans le champ du PMSI-MCO </text:p>
          </table:table-cell>
          <table:table-cell table:style-name="ce4"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Mode d'entrée dans le champ du PMSI-MCO </text:p>
          </table:table-cell>
          <table:table-cell table:style-name="ce4"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Mode d'entrée </text:p>
          </table:table-cell>
          <table:table-cell table:style-name="ce4" office:value-type="string" calcext:value-type="string">
            <text:p>MEPMC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Mode d'entrée dans l'unité médicale 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Mode d'entrée dans l'unité médicale</text:p>
          </table:table-cell>
          <table:table-cell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Mode d'entrée dans l'unité médicale</text:p>
          </table:table-cell>
          <table:table-cell table:style-name="ce3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Mode d'entrée dans l'unité médicale</text:p>
          </table:table-cell>
          <table:table-cell table:style-name="ce3" office:value-type="string" calcext:value-type="string">
            <text:p>ME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Mode d'entrée dans l'unité médicale</text:p>
          </table:table-cell>
          <table:table-cell table:style-name="ce3" office:value-type="string" calcext:value-type="string">
            <text:p>MEUM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Montant à facturer au titre du forfait journalier </text:p>
          </table:table-cell>
          <table:table-cell table:style-name="ce5" office:value-type="string" calcext:value-type="string">
            <text:p>MFFJ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Montant à facturer au titre du FJ </text:p>
          </table:table-cell>
          <table:table-cell table:style-name="ce6" office:value-type="string" calcext:value-type="string">
            <text:p>MFFJ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Montant à facturer au titre du FJ </text:p>
          </table:table-cell>
          <table:table-cell table:style-name="ce6" office:value-type="string" calcext:value-type="string">
            <text:p>MFFJ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Montant à facturer au titre du FJ </text:p>
          </table:table-cell>
          <table:table-cell table:style-name="ce6" office:value-type="string" calcext:value-type="string">
            <text:p>MFFJ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Montant à facturer au titre du ticket modérateur </text:p>
          </table:table-cell>
          <table:table-cell table:style-name="ce5" office:value-type="string" calcext:value-type="string">
            <text:p>MFTM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Montant à facturer au titre du TM </text:p>
          </table:table-cell>
          <table:table-cell table:style-name="ce6" office:value-type="string" calcext:value-type="string">
            <text:p>MFTM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Montant à facturer au titre du TM </text:p>
          </table:table-cell>
          <table:table-cell table:style-name="ce6" office:value-type="string" calcext:value-type="string">
            <text:p>MFTM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Montant à facturer au titre du TM </text:p>
          </table:table-cell>
          <table:table-cell table:style-name="ce6" office:value-type="string" calcext:value-type="string">
            <text:p>MFTM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Montant des honoraire (dépassement compris) ou Montant total de la dépense pour PH</text:p>
          </table:table-cell>
          <table:table-cell office:value-type="string" calcext:value-type="string">
            <text:p>MHOT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Montant lié à la majoration au parcours de soins </text:p>
          </table:table-cell>
          <table:table-cell table:style-name="ce5" office:value-type="string" calcext:value-type="string">
            <text:p>MMPS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Montant lié à la majoration au parcours de soins </text:p>
          </table:table-cell>
          <table:table-cell table:style-name="ce6" office:value-type="string" calcext:value-type="string">
            <text:p>MMP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Montant lié à la majoration au parcours de soins </text:p>
          </table:table-cell>
          <table:table-cell table:style-name="ce6" office:value-type="string" calcext:value-type="string">
            <text:p>MMP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Montant lié à la majoration au parcours de soins </text:p>
          </table:table-cell>
          <table:table-cell table:style-name="ce6" office:value-type="string" calcext:value-type="string">
            <text:p>MMPS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Motif de la non facturation à l'assurance maladie </text:p>
          </table:table-cell>
          <table:table-cell table:style-name="ce5" office:value-type="string" calcext:value-type="string">
            <text:p>MNFA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Motif de la non facturation à l'assurance maladie </text:p>
          </table:table-cell>
          <table:table-cell table:style-name="ce6" office:value-type="string" calcext:value-type="string">
            <text:p>MNFA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Motif de la non facturation à l'assurance maladie </text:p>
          </table:table-cell>
          <table:table-cell table:style-name="ce6" office:value-type="string" calcext:value-type="string">
            <text:p>MNFA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Motif de la non facturation à l'assurance maladie </text:p>
          </table:table-cell>
          <table:table-cell table:style-name="ce6" office:value-type="string" calcext:value-type="string">
            <text:p>MNFAC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Motif de non facturation à l’assurance maladie</text:p>
          </table:table-cell>
          <table:table-cell office:value-type="string" calcext:value-type="string">
            <text:p>MNFAM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Motif de non facturation à l’assurance maladie</text:p>
          </table:table-cell>
          <table:table-cell office:value-type="string" calcext:value-type="string">
            <text:p>MNFAM</text:p>
          </table:table-cell>
        </table:table-row>
        <table:table-row table:style-name="ro2">
          <table:table-cell office:value-type="string" calcext:value-type="string">
            <text:p>infoum1.ods</text:p>
          </table:table-cell>
          <table:table-cell table:style-name="ce6" office:value-type="string" calcext:value-type="string">
            <text:p>Mode d'hospitalisation. =c : hc -- =p : hp <text:s/>-- =m : mixte</text:p>
          </table:table-cell>
          <table:table-cell table:style-name="ce6" office:value-type="string" calcext:value-type="string">
            <text:p>MODHOSP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Modificateurs</text:p>
          </table:table-cell>
          <table:table-cell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Modificateurs</text:p>
          </table:table-cell>
          <table:table-cell table:style-name="ce3"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Modificateurs</text:p>
          </table:table-cell>
          <table:table-cell table:style-name="ce3"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Modificateurs</text:p>
          </table:table-cell>
          <table:table-cell table:style-name="ce3" office:value-type="string" calcext:value-type="string">
            <text:p>MODIF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Montant remboursable par l'organisme complémentaire (AMC)</text:p>
          </table:table-cell>
          <table:table-cell office:value-type="string" calcext:value-type="string">
            <text:p>MRAMC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Montant Remboursable par la caisse (AMO)</text:p>
          </table:table-cell>
          <table:table-cell office:value-type="string" calcext:value-type="string">
            <text:p>MRAMO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Montant remboursable par la caisse </text:p>
          </table:table-cell>
          <table:table-cell table:style-name="ce6" office:value-type="string" calcext:value-type="string">
            <text:p>MR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Montant remboursable par la caisse </text:p>
          </table:table-cell>
          <table:table-cell table:style-name="ce6" office:value-type="string" calcext:value-type="string">
            <text:p>MR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Montant remboursable par la caisse </text:p>
          </table:table-cell>
          <table:table-cell table:style-name="ce6" office:value-type="string" calcext:value-type="string">
            <text:p>MR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Mois de sortie </text:p>
          </table:table-cell>
          <table:table-cell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Mois de sortie </text:p>
          </table:table-cell>
          <table:table-cell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Mois de sortie </text:p>
          </table:table-cell>
          <table:table-cell table:style-name="ce4"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Mois de sortie </text:p>
          </table:table-cell>
          <table:table-cell table:style-name="ce4"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Mois de sortie </text:p>
          </table:table-cell>
          <table:table-cell table:style-name="ce4"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8" office:value-type="string" calcext:value-type="string">
            <text:p>Mois de sortie du séjour</text:p>
          </table:table-cell>
          <table:table-cell table:style-name="ce4" office:value-type="string" calcext:value-type="string">
            <text:p>MSO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Mode de sortie du champ PMSI-MCO </text:p>
          </table:table-cell>
          <table:table-cell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Mode de sortie du champ PMSI-MCO </text:p>
          </table:table-cell>
          <table:table-cell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Mode de sortie du champ PMSI-MCO </text:p>
          </table:table-cell>
          <table:table-cell table:style-name="ce4"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Mode de sortie du champ PMSI-MCO </text:p>
          </table:table-cell>
          <table:table-cell table:style-name="ce4"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Mode de sortie du champ PMSI-MCO </text:p>
          </table:table-cell>
          <table:table-cell table:style-name="ce4"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Mode de sortie</text:p>
          </table:table-cell>
          <table:table-cell table:style-name="ce4" office:value-type="string" calcext:value-type="string">
            <text:p>MSPMC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Mode de sortie de l'unité médicale 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Mode de sortie de l'unité médicale</text:p>
          </table:table-cell>
          <table:table-cell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Mode de sortie de l'unité médicale</text:p>
          </table:table-cell>
          <table:table-cell table:style-name="ce3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Mode de sortie de l'unité médicale</text:p>
          </table:table-cell>
          <table:table-cell table:style-name="ce3" office:value-type="string" calcext:value-type="string">
            <text:p>MS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Mode de sortie de l'unité médicale</text:p>
          </table:table-cell>
          <table:table-cell table:style-name="ce3" office:value-type="string" calcext:value-type="string">
            <text:p>MSUM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Montant total de l'écart indemnisable</text:p>
          </table:table-cell>
          <table:table-cell office:value-type="string" calcext:value-type="string">
            <text:p>MTEI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Montant total facturé TTC</text:p>
          </table:table-cell>
          <table:table-cell office:value-type="string" calcext:value-type="string">
            <text:p>MTF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Montant total facturé</text:p>
          </table:table-cell>
          <table:table-cell office:value-type="string" calcext:value-type="string">
            <text:p>MTF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Montant total facturé TTC</text:p>
          </table:table-cell>
          <table:table-cell office:value-type="string" calcext:value-type="string">
            <text:p>MTF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Montant total facturé</text:p>
          </table:table-cell>
          <table:table-cell office:value-type="string" calcext:value-type="string">
            <text:p>MTF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Montant total facturé pour PH</text:p>
          </table:table-cell>
          <table:table-cell office:value-type="string" calcext:value-type="string">
            <text:p>MTFAPH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Montant total facturé pour PH</text:p>
          </table:table-cell>
          <table:table-cell office:value-type="string" calcext:value-type="string">
            <text:p>MTFAPH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Montant total du séjour facturé au patient </text:p>
          </table:table-cell>
          <table:table-cell table:style-name="ce5" office:value-type="string" calcext:value-type="string">
            <text:p>MTSFP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Montant total du séjour facturé au patient</text:p>
          </table:table-cell>
          <table:table-cell office:value-type="string" calcext:value-type="string">
            <text:p>MTSF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Montant total du séjour facturé au patient </text:p>
          </table:table-cell>
          <table:table-cell table:style-name="ce6" office:value-type="string" calcext:value-type="string">
            <text:p>MTSF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Montant total du séjour facturé au patient </text:p>
          </table:table-cell>
          <table:table-cell table:style-name="ce6" office:value-type="string" calcext:value-type="string">
            <text:p>MTSFP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Montant total du séjour remboursable pour l'AMC </text:p>
          </table:table-cell>
          <table:table-cell table:style-name="ce5" office:value-type="string" calcext:value-type="string">
            <text:p>MTSR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Montant total du séjour remboursable pour l'AMC </text:p>
          </table:table-cell>
          <table:table-cell table:style-name="ce6" office:value-type="string" calcext:value-type="string">
            <text:p>MTSR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Montant total du séjour remboursable pour l'AMC </text:p>
          </table:table-cell>
          <table:table-cell table:style-name="ce6" office:value-type="string" calcext:value-type="string">
            <text:p>MTSR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Montant total du séjour remboursable pour l'AMC </text:p>
          </table:table-cell>
          <table:table-cell table:style-name="ce6" office:value-type="string" calcext:value-type="string">
            <text:p>MTSRC</text:p>
          </table:table-cell>
        </table:table-row>
        <table:table-row table:style-name="ro6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Montant total du séjour remboursé par l'assurance maladie (i.e. hors prestations annexes) </text:p>
          </table:table-cell>
          <table:table-cell table:style-name="ce5" office:value-type="string" calcext:value-type="string">
            <text:p>MTSRO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Montant total du séjour remboursable pour l'AMO (i.e. hors prestations annexes) </text:p>
          </table:table-cell>
          <table:table-cell table:style-name="ce6" office:value-type="string" calcext:value-type="string">
            <text:p>MTSR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Montant total du séjour remboursable pour l'AMO (i.e. hors prestations annexes) </text:p>
          </table:table-cell>
          <table:table-cell table:style-name="ce6" office:value-type="string" calcext:value-type="string">
            <text:p>MTSR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Montant total du séjour remboursable pour l'AMO (i.e. hors prestations annexes) </text:p>
          </table:table-cell>
          <table:table-cell table:style-name="ce6" office:value-type="string" calcext:value-type="string">
            <text:p>MTSRO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Mode de traitement</text:p>
          </table:table-cell>
          <table:table-cell office:value-type="string" calcext:value-type="string">
            <text:p>MTT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Montant unitaire de l'écart indemnisable</text:p>
          </table:table-cell>
          <table:table-cell office:value-type="string" calcext:value-type="string">
            <text:p>MUEI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° d'identification administratif de séjour </text:p>
          </table:table-cell>
          <table:table-cell table:style-name="ce5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4" office:value-type="string" calcext:value-type="string">
            <text:p>Numéro administratif local de séjour </text:p>
          </table:table-cell>
          <table:table-cell table:style-name="ce4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9" office:value-type="string" calcext:value-type="string">
            <text:p>Numéro administratif local de séjour </text:p>
          </table:table-cell>
          <table:table-cell table:style-name="ce9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Numéro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N° Administratif local de séjour 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° Administratif local de séjour <text:s/>(Equivalent de HOSP-PMSI)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°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° Administratif local de séjour</text:p>
          </table:table-cell>
          <table:table-cell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° Administratif local de séjour</text:p>
          </table:table-cell>
          <table:table-cell table:style-name="ce3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° Administratif local de séjour</text:p>
          </table:table-cell>
          <table:table-cell table:style-name="ce3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° Administratif local de séjour</text:p>
          </table:table-cell>
          <table:table-cell table:style-name="ce3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° administratif de séjour </text:p>
          </table:table-cell>
          <table:table-cell table:style-name="ce6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° administratif de séjour </text:p>
          </table:table-cell>
          <table:table-cell table:style-name="ce6" office:value-type="string" calcext:value-type="string">
            <text:p>NADL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° administratif de séjour </text:p>
          </table:table-cell>
          <table:table-cell table:style-name="ce6" office:value-type="string" calcext:value-type="string">
            <text:p>NADL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° administratif de séjour de la mère </text:p>
          </table:table-cell>
          <table:table-cell table:style-name="ce5" office:value-type="string" calcext:value-type="string">
            <text:p>NADLM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° administratif de séjour de la mère </text:p>
          </table:table-cell>
          <table:table-cell table:style-name="ce6" office:value-type="string" calcext:value-type="string">
            <text:p>NADLM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° administratif de séjour de la mère </text:p>
          </table:table-cell>
          <table:table-cell table:style-name="ce6" office:value-type="string" calcext:value-type="string">
            <text:p>NADLM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° administratif de séjour de la mère </text:p>
          </table:table-cell>
          <table:table-cell table:style-name="ce6" office:value-type="string" calcext:value-type="string">
            <text:p>NADL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'autorisations d'unités médicales à portée globale valides (Nb_AutPGV) </text:p>
          </table:table-cell>
          <table:table-cell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'autorisations d'unités médicales à portée globale valides (Nb_AutPGV) </text:p>
          </table:table-cell>
          <table:table-cell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'autorisations d'unités médicales à portée globale valides (Nb_AutPGV) </text:p>
          </table:table-cell>
          <table:table-cell table:style-name="ce4"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'autorisations d'unités médicales à portée globale valides (Nb_AutPGV) </text:p>
          </table:table-cell>
          <table:table-cell table:style-name="ce4"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'autorisations d'unités médicales à portée globale valides (Nb_AutPGV) </text:p>
          </table:table-cell>
          <table:table-cell table:style-name="ce4"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'autorisations d'unités médicales à portée globale valides (Nb_AutPGV) </text:p>
          </table:table-cell>
          <table:table-cell table:style-name="ce4" office:value-type="string" calcext:value-type="string">
            <text:p>NAG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'actes menant dans le GHS 9615 </text:p>
          </table:table-cell>
          <table:table-cell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'actes menant dans le GHS 9615 </text:p>
          </table:table-cell>
          <table:table-cell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'actes menant dans le GHS 9615 </text:p>
          </table:table-cell>
          <table:table-cell table:style-name="ce4"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'actes menant dans le GHS 9615 </text:p>
          </table:table-cell>
          <table:table-cell table:style-name="ce4"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'actes menant dans le GHS 9615 </text:p>
          </table:table-cell>
          <table:table-cell table:style-name="ce4" office:value-type="string" calcext:value-type="string">
            <text:p>NAG9615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'actes menant dans le GHS 9615 </text:p>
          </table:table-cell>
          <table:table-cell table:style-name="ce4" office:value-type="string" calcext:value-type="string">
            <text:p>NAG9615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° anonyme </text:p>
          </table:table-cell>
          <table:table-cell table:style-name="ce5" office:value-type="string" calcext:value-type="string">
            <text:p>NAN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° anonyme individuel </text:p>
          </table:table-cell>
          <table:table-cell table:style-name="ce5" office:value-type="string" calcext:value-type="string">
            <text:p>NANOI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7" office:value-type="string" calcext:value-type="string">
            <text:p>Nature de prestation </text:p>
          </table:table-cell>
          <table:table-cell table:style-name="ce7" office:value-type="string" calcext:value-type="string">
            <text:p>NAP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ature assurance</text:p>
          </table:table-cell>
          <table:table-cell office:value-type="string" calcext:value-type="string">
            <text:p>NA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ature assurance</text:p>
          </table:table-cell>
          <table:table-cell office:value-type="string" calcext:value-type="string">
            <text:p>NA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ature du supplément pour le premier type </text:p>
          </table:table-cell>
          <table:table-cell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ature du supplément pour le premier type </text:p>
          </table:table-cell>
          <table:table-cell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Nature du supplément pour le premier type </text:p>
          </table:table-cell>
          <table:table-cell table:style-name="ce4"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Nature du supplément pour le premier type </text:p>
          </table:table-cell>
          <table:table-cell table:style-name="ce4"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Nature du supplément pour le premier type </text:p>
          </table:table-cell>
          <table:table-cell table:style-name="ce4"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Nature du supplément pour le premier type </text:p>
          </table:table-cell>
          <table:table-cell table:style-name="ce4" office:value-type="string" calcext:value-type="string">
            <text:p>NAS1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ature du supplément pour le deuxième type </text:p>
          </table:table-cell>
          <table:table-cell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ature du supplément pour le deuxième type </text:p>
          </table:table-cell>
          <table:table-cell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Nature du supplément pour le deuxième type </text:p>
          </table:table-cell>
          <table:table-cell table:style-name="ce4"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Nature du supplément pour le deuxième type </text:p>
          </table:table-cell>
          <table:table-cell table:style-name="ce4"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Nature du supplément pour le deuxième type </text:p>
          </table:table-cell>
          <table:table-cell table:style-name="ce4" office:value-type="string" calcext:value-type="string">
            <text:p>NAS2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Nature du supplément pour le deuxième type </text:p>
          </table:table-cell>
          <table:table-cell table:style-name="ce4" office:value-type="string" calcext:value-type="string">
            <text:p>NAS2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uméro accident du travail ou date d’accident de droit commun </text:p>
          </table:table-cell>
          <table:table-cell table:style-name="ce5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uméro accident du travail ou date d’accident de droit commun</text:p>
          </table:table-cell>
          <table:table-cell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uméro accident du travail ou date d’accident de droit commun</text:p>
          </table:table-cell>
          <table:table-cell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uméro accident du travail ou date d’accident de droit commun </text:p>
          </table:table-cell>
          <table:table-cell table:style-name="ce6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uméro accident du travail ou date d’accident de droit commun </text:p>
          </table:table-cell>
          <table:table-cell table:style-name="ce6" office:value-type="string" calcext:value-type="string">
            <text:p>NA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uméro accident du travail ou date d’accident de droit commun </text:p>
          </table:table-cell>
          <table:table-cell table:style-name="ce6" office:value-type="string" calcext:value-type="string">
            <text:p>NAT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ature d'assurance </text:p>
          </table:table-cell>
          <table:table-cell table:style-name="ce5" office:value-type="string" calcext:value-type="string">
            <text:p>NATA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ature d’assurance </text:p>
          </table:table-cell>
          <table:table-cell table:style-name="ce6" office:value-type="string" calcext:value-type="string">
            <text:p>NATA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ature d’assurance </text:p>
          </table:table-cell>
          <table:table-cell table:style-name="ce6" office:value-type="string" calcext:value-type="string">
            <text:p>NATA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ature d’assurance </text:p>
          </table:table-cell>
          <table:table-cell table:style-name="ce6" office:value-type="string" calcext:value-type="string">
            <text:p>NATA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4" office:value-type="string" calcext:value-type="string">
            <text:p>Nombre administré éventuellement fractionnaire (7+3) </text:p>
          </table:table-cell>
          <table:table-cell table:style-name="ce4" office:value-type="string" calcext:value-type="string">
            <text:p>NBADM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Nombre administré éventuellement fractionnaire (7+3)</text:p>
          </table:table-cell>
          <table:table-cell office:value-type="string" calcext:value-type="string">
            <text:p>NBADM</text:p>
          </table:table-cell>
        </table:table-row>
        <table:table-row table:style-name="ro2">
          <table:table-cell office:value-type="string" calcext:value-type="string">
            <text:p>infoum1.ods</text:p>
          </table:table-cell>
          <table:table-cell table:style-name="ce6" office:value-type="string" calcext:value-type="string">
            <text:p>Nombre de lits. 3 caractères « espace » si pas d’autorisation, sinon au format « 000 » (par exemple pour un chiffre 2, écrire « 002 » </text:p>
          </table:table-cell>
          <table:table-cell table:style-name="ce6" office:value-type="string" calcext:value-type="string">
            <text:p>NBLIT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Nombre de réalisations de l'acte </text:p>
          </table:table-cell>
          <table:table-cell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Nombre de réalisations de l'acte </text:p>
          </table:table-cell>
          <table:table-cell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Nombre de réalisations de l'acte </text:p>
          </table:table-cell>
          <table:table-cell table:style-name="ce4"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Nombre de réalisations de l'acte </text:p>
          </table:table-cell>
          <table:table-cell table:style-name="ce4"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Nombre de réalisations de l'acte </text:p>
          </table:table-cell>
          <table:table-cell table:style-name="ce4"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Nombre de réalisations de l'acte </text:p>
          </table:table-cell>
          <table:table-cell table:style-name="ce4" office:value-type="string" calcext:value-type="string">
            <text:p>NBREAL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RUM composant le RSS d'origine (NbRUM) </text:p>
          </table:table-cell>
          <table:table-cell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RUM composant le RSS d'origine (NbRUM) </text:p>
          </table:table-cell>
          <table:table-cell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RUM composant le RSS d'origine (NbRUM) </text:p>
          </table:table-cell>
          <table:table-cell table:style-name="ce4"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RUM composant le RSS d'origine (NbRUM) </text:p>
          </table:table-cell>
          <table:table-cell table:style-name="ce4"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RUM composant le RSS d'origine (NbRUM) </text:p>
          </table:table-cell>
          <table:table-cell table:style-name="ce4"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RUM composant le RSS d'origine (NbRUM) </text:p>
          </table:table-cell>
          <table:table-cell table:style-name="ce4" office:value-type="string" calcext:value-type="string">
            <text:p>NBRU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ombre de supplément pour le premier type </text:p>
          </table:table-cell>
          <table:table-cell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ombre de supplément pour le premier type </text:p>
          </table:table-cell>
          <table:table-cell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Nombre de supplément pour le premier type </text:p>
          </table:table-cell>
          <table:table-cell table:style-name="ce4"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Nombre de supplément pour le premier type </text:p>
          </table:table-cell>
          <table:table-cell table:style-name="ce4"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Nombre de supplément pour le premier type </text:p>
          </table:table-cell>
          <table:table-cell table:style-name="ce4"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Nombre de supplément pour le premier type </text:p>
          </table:table-cell>
          <table:table-cell table:style-name="ce4" office:value-type="string" calcext:value-type="string">
            <text:p>NBS1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ombre de supplément pour le deuxième type </text:p>
          </table:table-cell>
          <table:table-cell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ombre de supplément pour le deuxième type </text:p>
          </table:table-cell>
          <table:table-cell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Nombre de supplément pour le deuxième type </text:p>
          </table:table-cell>
          <table:table-cell table:style-name="ce4"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Nombre de supplément pour le deuxième type </text:p>
          </table:table-cell>
          <table:table-cell table:style-name="ce4"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Nombre de supplément pour le deuxième type </text:p>
          </table:table-cell>
          <table:table-cell table:style-name="ce4"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Nombre de supplément pour le deuxième type </text:p>
          </table:table-cell>
          <table:table-cell table:style-name="ce4" office:value-type="string" calcext:value-type="string">
            <text:p>NBS2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éances </text:p>
          </table:table-cell>
          <table:table-cell table:style-name="ce4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éances </text:p>
          </table:table-cell>
          <table:table-cell table:style-name="ce4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éances </text:p>
          </table:table-cell>
          <table:table-cell table:style-name="ce4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éances </text:p>
          </table:table-cell>
          <table:table-cell table:style-name="ce4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Nombre de séances 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e séances</text:p>
          </table:table-cell>
          <table:table-cell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ombre de séances</text:p>
          </table:table-cell>
          <table:table-cell table:style-name="ce3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ombre de séances</text:p>
          </table:table-cell>
          <table:table-cell table:style-name="ce3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ombre de séances</text:p>
          </table:table-cell>
          <table:table-cell table:style-name="ce3" office:value-type="string" calcext:value-type="string">
            <text:p>NBSE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de suppléments de radiothérapie n° x : Nombre de suppléments </text:p>
          </table:table-cell>
          <table:table-cell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de suppléments de radiothérapie n° x : Nombre de suppléments </text:p>
          </table:table-cell>
          <table:table-cell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de suppléments de radiothérapie n° x : Nombre de suppléments </text:p>
          </table:table-cell>
          <table:table-cell table:style-name="ce4"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de suppléments de radiothérapie n° x : Nombre de suppléments </text:p>
          </table:table-cell>
          <table:table-cell table:style-name="ce4"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de suppléments de radiothérapie n° x : Nombre de suppléments </text:p>
          </table:table-cell>
          <table:table-cell table:style-name="ce4" office:value-type="string" calcext:value-type="string">
            <text:p>NBSUPP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de suppléments de radiothérapie n° x : Nombre de suppléments </text:p>
          </table:table-cell>
          <table:table-cell table:style-name="ce4" office:value-type="string" calcext:value-type="string">
            <text:p>NBSUPPL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ombre de venues de la facture </text:p>
          </table:table-cell>
          <table:table-cell table:style-name="ce5" office:value-type="string" calcext:value-type="string">
            <text:p>NBVF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ombre de venues de la facture </text:p>
          </table:table-cell>
          <table:table-cell table:style-name="ce6" office:value-type="string" calcext:value-type="string">
            <text:p>NBVF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ombre de venues de la facture </text:p>
          </table:table-cell>
          <table:table-cell table:style-name="ce6" office:value-type="string" calcext:value-type="string">
            <text:p>NBVF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ombre de venues de la facture </text:p>
          </table:table-cell>
          <table:table-cell table:style-name="ce6" office:value-type="string" calcext:value-type="string">
            <text:p>NBVF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° caisse gestionnaire </text:p>
          </table:table-cell>
          <table:table-cell table:style-name="ce5" office:value-type="string" calcext:value-type="string">
            <text:p>NCAG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° caisse gestionnaire </text:p>
          </table:table-cell>
          <table:table-cell table:style-name="ce6" office:value-type="string" calcext:value-type="string">
            <text:p>NCAG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° caisse gestionnaire </text:p>
          </table:table-cell>
          <table:table-cell table:style-name="ce6" office:value-type="string" calcext:value-type="string">
            <text:p>NCAG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° caisse gestionnaire </text:p>
          </table:table-cell>
          <table:table-cell table:style-name="ce6" office:value-type="string" calcext:value-type="string">
            <text:p>NCAG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N° centre gestionnaire ' </text:p>
          </table:table-cell>
          <table:table-cell table:style-name="ce5" office:value-type="string" calcext:value-type="string">
            <text:p>NCEG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° centre gestionnaire </text:p>
          </table:table-cell>
          <table:table-cell table:style-name="ce5" office:value-type="string" calcext:value-type="string">
            <text:p>NCEG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° centre gestionnaire </text:p>
          </table:table-cell>
          <table:table-cell table:style-name="ce6" office:value-type="string" calcext:value-type="string">
            <text:p>NCEG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° centre gestionnaire </text:p>
          </table:table-cell>
          <table:table-cell table:style-name="ce6" office:value-type="string" calcext:value-type="string">
            <text:p>NCEG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° centre gestionnaire </text:p>
          </table:table-cell>
          <table:table-cell table:style-name="ce6" office:value-type="string" calcext:value-type="string">
            <text:p>NCEG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Numéro chronologie </text:p>
          </table:table-cell>
          <table:table-cell table:style-name="ce7" office:value-type="string" calcext:value-type="string">
            <text:p>NCH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7" office:value-type="string" calcext:value-type="string">
            <text:p>Numéro de CMD </text:p>
          </table:table-cell>
          <table:table-cell table:style-name="ce7" office:value-type="string" calcext:value-type="string">
            <text:p>NC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Groupage : n° de GHM N° CMD</text:p>
          </table:table-cell>
          <table:table-cell office:value-type="string" calcext:value-type="string">
            <text:p>NCMD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Groupage : n° de GHM N° CMD</text:p>
          </table:table-cell>
          <table:table-cell office:value-type="string" calcext:value-type="string">
            <text:p>NCMD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Groupage : n° de GHM N° CMD</text:p>
          </table:table-cell>
          <table:table-cell table:style-name="ce3" office:value-type="string" calcext:value-type="string">
            <text:p>NCMD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Groupage : n° de GHM N° CMD</text:p>
          </table:table-cell>
          <table:table-cell table:style-name="ce3" office:value-type="string" calcext:value-type="string">
            <text:p>NCMD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Groupage : n° de GHM N° CMD</text:p>
          </table:table-cell>
          <table:table-cell table:style-name="ce3" office:value-type="string" calcext:value-type="string">
            <text:p>NCMD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1</text:p>
          </table:table-cell>
          <table:table-cell office:value-type="string" calcext:value-type="string">
            <text:p>ND1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1</text:p>
          </table:table-cell>
          <table:table-cell office:value-type="string" calcext:value-type="string">
            <text:p>ND1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10</text:p>
          </table:table-cell>
          <table:table-cell office:value-type="string" calcext:value-type="string">
            <text:p>ND10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10</text:p>
          </table:table-cell>
          <table:table-cell office:value-type="string" calcext:value-type="string">
            <text:p>ND10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11</text:p>
          </table:table-cell>
          <table:table-cell office:value-type="string" calcext:value-type="string">
            <text:p>ND11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11</text:p>
          </table:table-cell>
          <table:table-cell office:value-type="string" calcext:value-type="string">
            <text:p>ND11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12</text:p>
          </table:table-cell>
          <table:table-cell office:value-type="string" calcext:value-type="string">
            <text:p>ND12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12</text:p>
          </table:table-cell>
          <table:table-cell office:value-type="string" calcext:value-type="string">
            <text:p>ND12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13</text:p>
          </table:table-cell>
          <table:table-cell office:value-type="string" calcext:value-type="string">
            <text:p>ND13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13</text:p>
          </table:table-cell>
          <table:table-cell office:value-type="string" calcext:value-type="string">
            <text:p>ND13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14</text:p>
          </table:table-cell>
          <table:table-cell office:value-type="string" calcext:value-type="string">
            <text:p>ND14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14</text:p>
          </table:table-cell>
          <table:table-cell office:value-type="string" calcext:value-type="string">
            <text:p>ND14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15</text:p>
          </table:table-cell>
          <table:table-cell office:value-type="string" calcext:value-type="string">
            <text:p>ND15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15</text:p>
          </table:table-cell>
          <table:table-cell office:value-type="string" calcext:value-type="string">
            <text:p>ND15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16</text:p>
          </table:table-cell>
          <table:table-cell office:value-type="string" calcext:value-type="string">
            <text:p>ND16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16</text:p>
          </table:table-cell>
          <table:table-cell office:value-type="string" calcext:value-type="string">
            <text:p>ND16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2</text:p>
          </table:table-cell>
          <table:table-cell office:value-type="string" calcext:value-type="string">
            <text:p>ND2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2</text:p>
          </table:table-cell>
          <table:table-cell office:value-type="string" calcext:value-type="string">
            <text:p>ND2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3</text:p>
          </table:table-cell>
          <table:table-cell office:value-type="string" calcext:value-type="string">
            <text:p>ND3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3</text:p>
          </table:table-cell>
          <table:table-cell office:value-type="string" calcext:value-type="string">
            <text:p>ND3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4</text:p>
          </table:table-cell>
          <table:table-cell office:value-type="string" calcext:value-type="string">
            <text:p>ND4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4</text:p>
          </table:table-cell>
          <table:table-cell office:value-type="string" calcext:value-type="string">
            <text:p>ND4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5</text:p>
          </table:table-cell>
          <table:table-cell office:value-type="string" calcext:value-type="string">
            <text:p>ND5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5</text:p>
          </table:table-cell>
          <table:table-cell office:value-type="string" calcext:value-type="string">
            <text:p>ND5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6</text:p>
          </table:table-cell>
          <table:table-cell office:value-type="string" calcext:value-type="string">
            <text:p>ND6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6</text:p>
          </table:table-cell>
          <table:table-cell office:value-type="string" calcext:value-type="string">
            <text:p>ND6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7</text:p>
          </table:table-cell>
          <table:table-cell office:value-type="string" calcext:value-type="string">
            <text:p>ND7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7</text:p>
          </table:table-cell>
          <table:table-cell office:value-type="string" calcext:value-type="string">
            <text:p>ND7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8</text:p>
          </table:table-cell>
          <table:table-cell office:value-type="string" calcext:value-type="string">
            <text:p>ND8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8</text:p>
          </table:table-cell>
          <table:table-cell office:value-type="string" calcext:value-type="string">
            <text:p>ND8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ent 9</text:p>
          </table:table-cell>
          <table:table-cell office:value-type="string" calcext:value-type="string">
            <text:p>ND9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ent 9</text:p>
          </table:table-cell>
          <table:table-cell office:value-type="string" calcext:value-type="string">
            <text:p>ND9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diagnostics associés dans ce RSA 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ombre de diagnostics associés du RUM (Nb_DA_R_1) 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diagnostics associés dans ce RSA 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ombre de diagnostics associés du RUM (Nb_DA_R_1) 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diagnostics associés dans ce RSA </text:p>
          </table:table-cell>
          <table:table-cell table:style-name="ce4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Nombre de diagnostics associés du RUM (Nb_DA_R_1) </text:p>
          </table:table-cell>
          <table:table-cell table:style-name="ce4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diagnostics associés dans ce RSA </text:p>
          </table:table-cell>
          <table:table-cell table:style-name="ce4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Nombre de diagnostics associés du RUM (Nb_DA_R_1) </text:p>
          </table:table-cell>
          <table:table-cell table:style-name="ce4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diagnostics associés dans ce RSA </text:p>
          </table:table-cell>
          <table:table-cell table:style-name="ce4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Nombre de diagnostics associés du RUM (Nb_DA_R_1) </text:p>
          </table:table-cell>
          <table:table-cell table:style-name="ce4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diagnostics associés dans ce RSA </text:p>
          </table:table-cell>
          <table:table-cell table:style-name="ce4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Nombre de diagnostics associés du RUM (Nb_DA_R_1) </text:p>
          </table:table-cell>
          <table:table-cell table:style-name="ce4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Nombre de diagnostics associés (nDA) dans ce RUM 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e diagnostics associés (nDA) dans ce RUM</text:p>
          </table:table-cell>
          <table:table-cell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ombre de diagnostics associés (nDA) dans ce RUM</text:p>
          </table:table-cell>
          <table:table-cell table:style-name="ce3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ombre de diagnostics associés (nDA) dans ce RUM</text:p>
          </table:table-cell>
          <table:table-cell table:style-name="ce3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ombre de diagnostics associés (nDA) dans ce RUM</text:p>
          </table:table-cell>
          <table:table-cell table:style-name="ce3" office:value-type="string" calcext:value-type="string">
            <text:p>ND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Nombre de données à visée documentaire (nDAD) dans ce RUM 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ombre de données à visée documentaire (nDAD) dans ce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ombre de données à visée documentaire (nDAD) dans ce RUM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e données à visée documentaire (nDAD) dans ce RUM</text:p>
          </table:table-cell>
          <table:table-cell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ombre de données à visée documentaire (nDAD) dans ce RUM</text:p>
          </table:table-cell>
          <table:table-cell table:style-name="ce3"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ombre de données à visée documentaire (nDAD) dans ce RUM</text:p>
          </table:table-cell>
          <table:table-cell table:style-name="ce3"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ombre de données à visée documentaire (nDAD) dans ce RUM</text:p>
          </table:table-cell>
          <table:table-cell table:style-name="ce3" office:value-type="string" calcext:value-type="string">
            <text:p>NDAD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Numéro de destinataire </text:p>
          </table:table-cell>
          <table:table-cell table:style-name="ce7" office:value-type="string" calcext:value-type="string">
            <text:p>NDE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0" office:value-type="string" calcext:value-type="string">
            <text:p>Nombre de disciplines de prestations (N)</text:p>
          </table:table-cell>
          <table:table-cell table:style-name="ce6" office:value-type="string" calcext:value-type="string">
            <text:p>NDM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ombre de disciplines de prestations (N) </text:p>
          </table:table-cell>
          <table:table-cell table:style-name="ce6" office:value-type="string" calcext:value-type="string">
            <text:p>NDM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ombre de disciplines de prestations (N) </text:p>
          </table:table-cell>
          <table:table-cell table:style-name="ce6" office:value-type="string" calcext:value-type="string">
            <text:p>NDMT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style-name="ce12" office:value-type="string" calcext:value-type="string">
            <text:p>Numéro de dossier administratif local de séjour </text:p>
          </table:table-cell>
          <table:table-cell office:value-type="string" calcext:value-type="string">
            <text:p>NDOSS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Numéro d’émetteur </text:p>
          </table:table-cell>
          <table:table-cell table:style-name="ce7" office:value-type="string" calcext:value-type="string">
            <text:p>NEM</text:p>
          </table:table-cell>
        </table:table-row>
        <table:table-row table:style-name="ro7">
          <table:table-cell office:value-type="string" calcext:value-type="string">
            <text:p>nx2007e199.ods</text:p>
          </table:table-cell>
          <table:table-cell table:style-name="ce7" office:value-type="string" calcext:value-type="string">
            <text:p><text:span text:style-name="T1">Nombre d’enregistrements </text:span>« libellé » </text:p>
          </table:table-cell>
          <table:table-cell table:style-name="ce7" office:value-type="string" calcext:value-type="string">
            <text:p>NEN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° d’entrée </text:p>
          </table:table-cell>
          <table:table-cell table:style-name="ce5"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Numéro d'entrée</text:p>
          </table:table-cell>
          <table:table-cell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Numéro d'entrée</text:p>
          </table:table-cell>
          <table:table-cell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d’entrée</text:p>
          </table:table-cell>
          <table:table-cell office:value-type="string" calcext:value-type="string">
            <text:p>NENT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N° d'entrée</text:p>
          </table:table-cell>
          <table:table-cell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° d’entrée </text:p>
          </table:table-cell>
          <table:table-cell table:style-name="ce6"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° d’entrée </text:p>
          </table:table-cell>
          <table:table-cell table:style-name="ce6"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° d’entrée </text:p>
          </table:table-cell>
          <table:table-cell table:style-name="ce6" office:value-type="string" calcext:value-type="string">
            <text:p>NEN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faisceaux</text:p>
          </table:table-cell>
          <table:table-cell office:value-type="string" calcext:value-type="string">
            <text:p>NFAIS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° format VID-HOSP </text:p>
          </table:table-cell>
          <table:table-cell table:style-name="ce6" office:value-type="string" calcext:value-type="string">
            <text:p>NFVH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° format VID-HOSP </text:p>
          </table:table-cell>
          <table:table-cell table:style-name="ce6" office:value-type="string" calcext:value-type="string">
            <text:p>NFVH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° format VID-HOSP </text:p>
          </table:table-cell>
          <table:table-cell table:style-name="ce6" office:value-type="string" calcext:value-type="string">
            <text:p>NFVH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° GHM</text:p>
          </table:table-cell>
          <table:table-cell office:value-type="string" calcext:value-type="string">
            <text:p>NGH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° GHM</text:p>
          </table:table-cell>
          <table:table-cell office:value-type="string" calcext:value-type="string">
            <text:p>NGH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° GHM</text:p>
          </table:table-cell>
          <table:table-cell table:style-name="ce3" office:value-type="string" calcext:value-type="string">
            <text:p>NGH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° GHM</text:p>
          </table:table-cell>
          <table:table-cell table:style-name="ce3" office:value-type="string" calcext:value-type="string">
            <text:p>NGH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° GHM</text:p>
          </table:table-cell>
          <table:table-cell table:style-name="ce3" office:value-type="string" calcext:value-type="string">
            <text:p>NGH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de GHS (du GHM GENRSA) </text:p>
          </table:table-cell>
          <table:table-cell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de GHS (du GHM GENRSA) </text:p>
          </table:table-cell>
          <table:table-cell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uméro de GHS (du GHM GENRSA) </text:p>
          </table:table-cell>
          <table:table-cell table:style-name="ce4"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uméro de GHS (du GHM GENRSA) </text:p>
          </table:table-cell>
          <table:table-cell table:style-name="ce4"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uméro de GHS (du GHM GENRSA) </text:p>
          </table:table-cell>
          <table:table-cell table:style-name="ce4"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uméro de GHS (du GHM GENRSA) </text:p>
          </table:table-cell>
          <table:table-cell table:style-name="ce4" office:value-type="string" calcext:value-type="string">
            <text:p>NGHS</text:p>
          </table:table-cell>
        </table:table-row>
        <table:table-row table:style-name="ro2">
          <table:table-cell office:value-type="string" calcext:value-type="string">
            <text:p>nx2007e199.ods</text:p>
          </table:table-cell>
          <table:table-cell table:style-name="ce7" office:value-type="string" calcext:value-type="string">
            <text:p>Nombre d’historiques </text:p>
          </table:table-cell>
          <table:table-cell table:style-name="ce7" office:value-type="string" calcext:value-type="string">
            <text:p>NHI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N° immatriculation assuré</text:p>
          </table:table-cell>
          <table:table-cell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° immatriculation assuré </text:p>
          </table:table-cell>
          <table:table-cell table:style-name="ce6"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° immatriculation assuré </text:p>
          </table:table-cell>
          <table:table-cell table:style-name="ce6"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° immatriculation assuré </text:p>
          </table:table-cell>
          <table:table-cell table:style-name="ce6" office:value-type="string" calcext:value-type="string">
            <text:p>NIA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N° immatriculation individuel</text:p>
          </table:table-cell>
          <table:table-cell office:value-type="string" calcext:value-type="string">
            <text:p>NII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° immatriculation individuel </text:p>
          </table:table-cell>
          <table:table-cell table:style-name="ce6" office:value-type="string" calcext:value-type="string">
            <text:p>NIMI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° immatriculation individuel </text:p>
          </table:table-cell>
          <table:table-cell table:style-name="ce6" office:value-type="string" calcext:value-type="string">
            <text:p>NIMI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° immatriculation individuel </text:p>
          </table:table-cell>
          <table:table-cell table:style-name="ce6" office:value-type="string" calcext:value-type="string">
            <text:p>NIMI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d'innovation </text:p>
          </table:table-cell>
          <table:table-cell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d'innovation </text:p>
          </table:table-cell>
          <table:table-cell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uméro d'innovation </text:p>
          </table:table-cell>
          <table:table-cell table:style-name="ce4"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uméro d'innovation </text:p>
          </table:table-cell>
          <table:table-cell table:style-name="ce4"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uméro d'innovation </text:p>
          </table:table-cell>
          <table:table-cell table:style-name="ce4"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uméro d'innovation </text:p>
          </table:table-cell>
          <table:table-cell table:style-name="ce4" office:value-type="string" calcext:value-type="string">
            <text:p>NINNOV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’IVG antérieures</text:p>
          </table:table-cell>
          <table:table-cell office:value-type="string" calcext:value-type="string">
            <text:p>NIVG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Nombre IVG antérieures</text:p>
          </table:table-cell>
          <table:table-cell office:value-type="string" calcext:value-type="string">
            <text:p>NIVG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’IVG antérieures</text:p>
          </table:table-cell>
          <table:table-cell office:value-type="string" calcext:value-type="string">
            <text:p>NIVG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'IVG antérieures </text:p>
          </table:table-cell>
          <table:table-cell office:value-type="string" calcext:value-type="string">
            <text:p>NIVGAN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’IVG antérieures </text:p>
          </table:table-cell>
          <table:table-cell table:style-name="ce4" office:value-type="string" calcext:value-type="string">
            <text:p>NIVGAN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e séjour inférieur à la borne extrême basse </text:p>
          </table:table-cell>
          <table:table-cell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séjour inférieur à la borne extrême basse </text:p>
          </table:table-cell>
          <table:table-cell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ype de séjour inférieur à la borne extrême basse </text:p>
          </table:table-cell>
          <table:table-cell table:style-name="ce4"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ype de séjour inférieur à la borne extrême basse </text:p>
          </table:table-cell>
          <table:table-cell table:style-name="ce4"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ype de séjour inférieur à la borne extrême basse </text:p>
          </table:table-cell>
          <table:table-cell table:style-name="ce4"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ype de séjour inférieur à la borne extrême basse </text:p>
          </table:table-cell>
          <table:table-cell table:style-name="ce4" office:value-type="string" calcext:value-type="string">
            <text:p>NJBEB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journées au-delà de la borne extrême haute </text:p>
          </table:table-cell>
          <table:table-cell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journées au-delà de la borne extrême haute </text:p>
          </table:table-cell>
          <table:table-cell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journées au-delà de la borne extrême haute </text:p>
          </table:table-cell>
          <table:table-cell table:style-name="ce4"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journées au-delà de la borne extrême haute </text:p>
          </table:table-cell>
          <table:table-cell table:style-name="ce4"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journées au-delà de la borne extrême haute </text:p>
          </table:table-cell>
          <table:table-cell table:style-name="ce4"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journées au-delà de la borne extrême haute </text:p>
          </table:table-cell>
          <table:table-cell table:style-name="ce4" office:value-type="string" calcext:value-type="string">
            <text:p>NJBEH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b journées EXB </text:p>
          </table:table-cell>
          <table:table-cell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b journées EXB </text:p>
          </table:table-cell>
          <table:table-cell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b journées EXB </text:p>
          </table:table-cell>
          <table:table-cell table:style-name="ce4"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b journées EXB </text:p>
          </table:table-cell>
          <table:table-cell table:style-name="ce4"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b journées EXB </text:p>
          </table:table-cell>
          <table:table-cell table:style-name="ce4"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b journées EXB </text:p>
          </table:table-cell>
          <table:table-cell table:style-name="ce4" office:value-type="string" calcext:value-type="string">
            <text:p>NJEXB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0" office:value-type="string" calcext:value-type="string">
            <text:p>Nom du médecin traitant ou du praticien qui a orienté le patient</text:p>
          </table:table-cell>
          <table:table-cell table:style-name="ce6" office:value-type="string" calcext:value-type="string">
            <text:p>NMM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om du médecin traitant ou du praticien qui a orienté le patient </text:p>
          </table:table-cell>
          <table:table-cell table:style-name="ce6" office:value-type="string" calcext:value-type="string">
            <text:p>NMM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om du médecin traitant ou du praticien qui a orienté le patient </text:p>
          </table:table-cell>
          <table:table-cell table:style-name="ce6" office:value-type="string" calcext:value-type="string">
            <text:p>NMMT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Nombre de naissances vivantes antérieures</text:p>
          </table:table-cell>
          <table:table-cell office:value-type="string" calcext:value-type="string">
            <text:p>NNV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s de naissances vivantes antérieures </text:p>
          </table:table-cell>
          <table:table-cell office:value-type="string" calcext:value-type="string">
            <text:p>NNV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s de naissances vivantes antérieures </text:p>
          </table:table-cell>
          <table:table-cell table:style-name="ce4" office:value-type="string" calcext:value-type="string">
            <text:p>NNV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s de naissances vivantes antérieures</text:p>
          </table:table-cell>
          <table:table-cell office:value-type="string" calcext:value-type="string">
            <text:p>NNV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s de naissances vivantes antérieures</text:p>
          </table:table-cell>
          <table:table-cell office:value-type="string" calcext:value-type="string">
            <text:p>NNVA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° d’organisme complémentaire</text:p>
          </table:table-cell>
          <table:table-cell office:value-type="string" calcext:value-type="string">
            <text:p>NO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° d’organisme complémentaire</text:p>
          </table:table-cell>
          <table:table-cell office:value-type="string" calcext:value-type="string">
            <text:p>NO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° d’organisme complémentaire </text:p>
          </table:table-cell>
          <table:table-cell table:style-name="ce5" office:value-type="string" calcext:value-type="string">
            <text:p>NOCO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° d’organisme complémentaire </text:p>
          </table:table-cell>
          <table:table-cell table:style-name="ce6" office:value-type="string" calcext:value-type="string">
            <text:p>NOC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° d’organisme complémentaire </text:p>
          </table:table-cell>
          <table:table-cell table:style-name="ce6" office:value-type="string" calcext:value-type="string">
            <text:p>NOC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° d’organisme complémentaire </text:p>
          </table:table-cell>
          <table:table-cell table:style-name="ce6" office:value-type="string" calcext:value-type="string">
            <text:p>NOCO</text:p>
          </table:table-cell>
        </table:table-row>
        <table:table-row table:style-name="ro9">
          <table:table-cell office:value-type="string" calcext:value-type="string">
            <text:p>nx2007e002.ods</text:p>
          </table:table-cell>
          <table:table-cell table:style-name="ce7" office:value-type="string" calcext:value-type="string">
            <text:p><text:span text:style-name="T1">Nombre d’occurrence </text:span></text:p>
            <text:p>dans l’enregistrement </text:p>
          </table:table-cell>
          <table:table-cell table:style-name="ce7" office:value-type="string" calcext:value-type="string">
            <text:p>NOE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Nature opération</text:p>
          </table:table-cell>
          <table:table-cell office:value-type="string" calcext:value-type="string">
            <text:p>NOP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Nature opération</text:p>
          </table:table-cell>
          <table:table-cell office:value-type="string" calcext:value-type="string">
            <text:p>NOP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Nature de la pièce justificative des droits </text:p>
          </table:table-cell>
          <table:table-cell table:style-name="ce5" office:value-type="string" calcext:value-type="string">
            <text:p>NPJU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Nature de la pièce justificative des droits </text:p>
          </table:table-cell>
          <table:table-cell table:style-name="ce6" office:value-type="string" calcext:value-type="string">
            <text:p>NPJU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Nature de la pièce justificative des droits </text:p>
          </table:table-cell>
          <table:table-cell table:style-name="ce6" office:value-type="string" calcext:value-type="string">
            <text:p>NPJU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Nature de la pièce justificative des droits </text:p>
          </table:table-cell>
          <table:table-cell table:style-name="ce6" office:value-type="string" calcext:value-type="string">
            <text:p>NPJU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e prestation de prélèvement d'organe </text:p>
          </table:table-cell>
          <table:table-cell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prestation de prélèvement d'organe </text:p>
          </table:table-cell>
          <table:table-cell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ype de prestation de prélèvement d'organe </text:p>
          </table:table-cell>
          <table:table-cell table:style-name="ce4"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ype de prestation de prélèvement d'organe </text:p>
          </table:table-cell>
          <table:table-cell table:style-name="ce4"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ype de prestation de prélèvement d'organe </text:p>
          </table:table-cell>
          <table:table-cell table:style-name="ce4"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ype de prestation de prélèvement d'organe </text:p>
          </table:table-cell>
          <table:table-cell table:style-name="ce4" office:value-type="string" calcext:value-type="string">
            <text:p>NPPORG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e réalisations de l'acte n° nZA pendant le séjour</text:p>
          </table:table-cell>
          <table:table-cell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ombre de réalisations de l'acte n° nZA pendant le séjour</text:p>
          </table:table-cell>
          <table:table-cell table:style-name="ce3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ombre de réalisations de l'acte n° nZA pendant le séjour</text:p>
          </table:table-cell>
          <table:table-cell table:style-name="ce3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ombre de réalisations de l'acte n° nZA pendant le séjour</text:p>
          </table:table-cell>
          <table:table-cell table:style-name="ce3" office:value-type="string" calcext:value-type="string">
            <text:p>NREAL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° d'index du RSA </text:p>
          </table:table-cell>
          <table:table-cell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° d'index du RSA </text:p>
          </table:table-cell>
          <table:table-cell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° d'index du RSA </text:p>
          </table:table-cell>
          <table:table-cell table:style-name="ce4"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° d'index du RSA </text:p>
          </table:table-cell>
          <table:table-cell table:style-name="ce4"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° d'index du RSA </text:p>
          </table:table-cell>
          <table:table-cell table:style-name="ce4"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° d'index du RSA </text:p>
          </table:table-cell>
          <table:table-cell table:style-name="ce4"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style-name="ce12" office:value-type="string" calcext:value-type="string">
            <text:p>Numéro de RSA</text:p>
          </table:table-cell>
          <table:table-cell office:value-type="string" calcext:value-type="string">
            <text:p>NRS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N° de RSS (Equivalent de HOSP-PMSI) 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° de RSS (Equivalent de HOSP-PMSI)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° de RSS (Equivalent de HOSP-PMSI)</text:p>
          </table:table-cell>
          <table:table-cell table:style-name="ce3"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° de RSS (Equivalent de HOSP-PMSI)</text:p>
          </table:table-cell>
          <table:table-cell table:style-name="ce3"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° de RSS (Equivalent de HOSP-PMSI)</text:p>
          </table:table-cell>
          <table:table-cell table:style-name="ce3"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style-name="ce12" office:value-type="string" calcext:value-type="string">
            <text:p>Numéro de RSS</text:p>
          </table:table-cell>
          <table:table-cell office:value-type="string" calcext:value-type="string">
            <text:p>NRS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@RUM x : N° séquentiel de RUM 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@RUM x : N° séquentiel de RUM 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N° séquentiel de RUM </text:p>
          </table:table-cell>
          <table:table-cell table:style-name="ce4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N° séquentiel de RUM </text:p>
          </table:table-cell>
          <table:table-cell table:style-name="ce4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N° séquentiel de RUM </text:p>
          </table:table-cell>
          <table:table-cell table:style-name="ce4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<text:span text:style-name="T2">Numéro séquentiel du RUM</text:span></text:p>
          </table:table-cell>
          <table:table-cell table:style-name="ce4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N° de RUM 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°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° de RUM</text:p>
          </table:table-cell>
          <table:table-cell table:style-name="ce3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° de RUM</text:p>
          </table:table-cell>
          <table:table-cell table:style-name="ce3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° de RUM</text:p>
          </table:table-cell>
          <table:table-cell table:style-name="ce3"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tra2016.ods</text:p>
          </table:table-cell>
          <table:table-cell table:style-name="ce12" office:value-type="string" calcext:value-type="string">
            <text:p>Numéro de RUM</text:p>
          </table:table-cell>
          <table:table-cell office:value-type="string" calcext:value-type="string">
            <text:p>NRU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° séquentiel du RUM ayant fourni le DP </text:p>
          </table:table-cell>
          <table:table-cell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° séquentiel du RUM ayant fourni le DP </text:p>
          </table:table-cell>
          <table:table-cell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° séquentiel du RUM ayant fourni le DP </text:p>
          </table:table-cell>
          <table:table-cell table:style-name="ce4"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° séquentiel du RUM ayant fourni le DP </text:p>
          </table:table-cell>
          <table:table-cell table:style-name="ce4"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° séquentiel du RUM ayant fourni le DP </text:p>
          </table:table-cell>
          <table:table-cell table:style-name="ce4"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uméro séquentiel du RUM ayant fourni le DP</text:p>
          </table:table-cell>
          <table:table-cell table:style-name="ce4" office:value-type="string" calcext:value-type="string">
            <text:p>NRUPD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antepartum </text:p>
          </table:table-cell>
          <table:table-cell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antepartum </text:p>
          </table:table-cell>
          <table:table-cell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antepartum </text:p>
          </table:table-cell>
          <table:table-cell table:style-name="ce4"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antepartum </text:p>
          </table:table-cell>
          <table:table-cell table:style-name="ce4"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antepartum </text:p>
          </table:table-cell>
          <table:table-cell table:style-name="ce4"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antepartum </text:p>
          </table:table-cell>
          <table:table-cell table:style-name="ce4" office:value-type="string" calcext:value-type="string">
            <text:p>NSA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caisson hyperbare </text:p>
          </table:table-cell>
          <table:table-cell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caisson hyperbare </text:p>
          </table:table-cell>
          <table:table-cell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caisson hyperbare </text:p>
          </table:table-cell>
          <table:table-cell table:style-name="ce4"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caisson hyperbare </text:p>
          </table:table-cell>
          <table:table-cell table:style-name="ce4"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caisson hyperbare </text:p>
          </table:table-cell>
          <table:table-cell table:style-name="ce4"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caisson hyperbare </text:p>
          </table:table-cell>
          <table:table-cell table:style-name="ce4" office:value-type="string" calcext:value-type="string">
            <text:p>NSCH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les entraînements à la dialyse péritonéale automatisée hors séances </text:p>
          </table:table-cell>
          <table:table-cell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les entraînements à la dialyse péritonéale automatisée hors séances </text:p>
          </table:table-cell>
          <table:table-cell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pour les entraînements à la dialyse péritonéale automatisée hors séances </text:p>
          </table:table-cell>
          <table:table-cell table:style-name="ce4"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pour les entraînements à la dialyse péritonéale automatisée hors séances </text:p>
          </table:table-cell>
          <table:table-cell table:style-name="ce4"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pour les entraînements à la dialyse péritonéale automatisée hors séances </text:p>
          </table:table-cell>
          <table:table-cell table:style-name="ce4"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pour les entraînements à la dialyse péritonéale automatisée hors séances </text:p>
          </table:table-cell>
          <table:table-cell table:style-name="ce4" office:value-type="string" calcext:value-type="string">
            <text:p>NSED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les entraînements à la dialyse péritonéale continue ambulatoire hors séances </text:p>
          </table:table-cell>
          <table:table-cell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les entraînements à la dialyse péritonéale continue ambulatoire hors séances </text:p>
          </table:table-cell>
          <table:table-cell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pour les entraînements à la dialyse péritonéale continue ambulatoire hors séances </text:p>
          </table:table-cell>
          <table:table-cell table:style-name="ce4"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pour les entraînements à la dialyse péritonéale continue ambulatoire hors séances </text:p>
          </table:table-cell>
          <table:table-cell table:style-name="ce4"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pour les entraînements à la dialyse péritonéale continue ambulatoire hors séances </text:p>
          </table:table-cell>
          <table:table-cell table:style-name="ce4"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pour les entraînements à la dialyse péritonéale continue ambulatoire hors séances </text:p>
          </table:table-cell>
          <table:table-cell table:style-name="ce4" office:value-type="string" calcext:value-type="string">
            <text:p>NSEDP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les entraînements à l'hémodialyse hors séances </text:p>
          </table:table-cell>
          <table:table-cell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les entraînements à l'hémodialyse hors séances </text:p>
          </table:table-cell>
          <table:table-cell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pour les entraînements à l'hémodialyse hors séances </text:p>
          </table:table-cell>
          <table:table-cell table:style-name="ce4"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pour les entraînements à l'hémodialyse hors séances </text:p>
          </table:table-cell>
          <table:table-cell table:style-name="ce4"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pour les entraînements à l'hémodialyse hors séances </text:p>
          </table:table-cell>
          <table:table-cell table:style-name="ce4"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pour les entraînements à l'hémodialyse hors séances </text:p>
          </table:table-cell>
          <table:table-cell table:style-name="ce4" office:value-type="string" calcext:value-type="string">
            <text:p>NSEHHS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hémodialyse hors séances </text:p>
          </table:table-cell>
          <table:table-cell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hémodialyse hors séances </text:p>
          </table:table-cell>
          <table:table-cell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pour hémodialyse hors séances </text:p>
          </table:table-cell>
          <table:table-cell table:style-name="ce4"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pour hémodialyse hors séances </text:p>
          </table:table-cell>
          <table:table-cell table:style-name="ce4"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pour hémodialyse hors séances </text:p>
          </table:table-cell>
          <table:table-cell table:style-name="ce4"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pour hémodialyse hors séances </text:p>
          </table:table-cell>
          <table:table-cell table:style-name="ce4" office:value-type="string" calcext:value-type="string">
            <text:p>NSHH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NN1 </text:p>
          </table:table-cell>
          <table:table-cell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NN1 </text:p>
          </table:table-cell>
          <table:table-cell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NN1 </text:p>
          </table:table-cell>
          <table:table-cell table:style-name="ce4"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NN1 </text:p>
          </table:table-cell>
          <table:table-cell table:style-name="ce4"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NN1 </text:p>
          </table:table-cell>
          <table:table-cell table:style-name="ce4"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NN1 </text:p>
          </table:table-cell>
          <table:table-cell table:style-name="ce4" office:value-type="string" calcext:value-type="string">
            <text:p>NSNN1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NN2 </text:p>
          </table:table-cell>
          <table:table-cell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NN2 </text:p>
          </table:table-cell>
          <table:table-cell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NN2 </text:p>
          </table:table-cell>
          <table:table-cell table:style-name="ce4"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NN2 </text:p>
          </table:table-cell>
          <table:table-cell table:style-name="ce4"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NN2 </text:p>
          </table:table-cell>
          <table:table-cell table:style-name="ce4"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NN2 </text:p>
          </table:table-cell>
          <table:table-cell table:style-name="ce4" office:value-type="string" calcext:value-type="string">
            <text:p>NSNN2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NN3 </text:p>
          </table:table-cell>
          <table:table-cell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NN3 </text:p>
          </table:table-cell>
          <table:table-cell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NN3 </text:p>
          </table:table-cell>
          <table:table-cell table:style-name="ce4"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NN3 </text:p>
          </table:table-cell>
          <table:table-cell table:style-name="ce4"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NN3 </text:p>
          </table:table-cell>
          <table:table-cell table:style-name="ce4"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NN3 </text:p>
          </table:table-cell>
          <table:table-cell table:style-name="ce4" office:value-type="string" calcext:value-type="string">
            <text:p>NSNN3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séquentiel de tarifs </text:p>
          </table:table-cell>
          <table:table-cell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séquentiel de tarifs </text:p>
          </table:table-cell>
          <table:table-cell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uméro séquentiel de tarifs </text:p>
          </table:table-cell>
          <table:table-cell table:style-name="ce4"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uméro séquentiel de tarifs </text:p>
          </table:table-cell>
          <table:table-cell table:style-name="ce4"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uméro séquentiel de tarifs </text:p>
          </table:table-cell>
          <table:table-cell table:style-name="ce4"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uméro séquentiel de tarifs </text:p>
          </table:table-cell>
          <table:table-cell table:style-name="ce4" office:value-type="string" calcext:value-type="string">
            <text:p>NSQ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zones de suppléments de radiothérapie (Nb_Rdth) </text:p>
          </table:table-cell>
          <table:table-cell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zones de suppléments de radiothérapie (Nb_Rdth) </text:p>
          </table:table-cell>
          <table:table-cell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zones de suppléments de radiothérapie (Nb_Rdth) </text:p>
          </table:table-cell>
          <table:table-cell table:style-name="ce4"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zones de suppléments de radiothérapie (Nb_Rdth) </text:p>
          </table:table-cell>
          <table:table-cell table:style-name="ce4"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zones de suppléments de radiothérapie (Nb_Rdth) </text:p>
          </table:table-cell>
          <table:table-cell table:style-name="ce4"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zones de suppléments de radiothérapie (Nb_Rdth) </text:p>
          </table:table-cell>
          <table:table-cell table:style-name="ce4" office:value-type="string" calcext:value-type="string">
            <text:p>NS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REA (réanimation) </text:p>
          </table:table-cell>
          <table:table-cell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REA (réanimation) </text:p>
          </table:table-cell>
          <table:table-cell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pour REA (réanimation) </text:p>
          </table:table-cell>
          <table:table-cell table:style-name="ce4"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pour REA (réanimation) </text:p>
          </table:table-cell>
          <table:table-cell table:style-name="ce4"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pour REA (réanimation) </text:p>
          </table:table-cell>
          <table:table-cell table:style-name="ce4"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pour REA (réanimation) </text:p>
          </table:table-cell>
          <table:table-cell table:style-name="ce4" office:value-type="string" calcext:value-type="string">
            <text:p>NSRE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REP (réanimation pédiatrique) </text:p>
          </table:table-cell>
          <table:table-cell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REP (réanimation pédiatrique) </text:p>
          </table:table-cell>
          <table:table-cell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REP (réanimation pédiatrique) </text:p>
          </table:table-cell>
          <table:table-cell table:style-name="ce4"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REP (réanimation pédiatrique) </text:p>
          </table:table-cell>
          <table:table-cell table:style-name="ce4"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REP (réanimation pédiatrique) </text:p>
          </table:table-cell>
          <table:table-cell table:style-name="ce4"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REP (réanimation pédiatrique) </text:p>
          </table:table-cell>
          <table:table-cell table:style-name="ce4" office:value-type="string" calcext:value-type="string">
            <text:p>NSRE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radiothérapie pédiatrique </text:p>
          </table:table-cell>
          <table:table-cell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radiothérapie pédiatrique </text:p>
          </table:table-cell>
          <table:table-cell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radiothérapie pédiatrique </text:p>
          </table:table-cell>
          <table:table-cell table:style-name="ce4"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radiothérapie pédiatrique </text:p>
          </table:table-cell>
          <table:table-cell table:style-name="ce4"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radiothérapie pédiatrique </text:p>
          </table:table-cell>
          <table:table-cell table:style-name="ce4"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radiothérapie pédiatrique </text:p>
          </table:table-cell>
          <table:table-cell table:style-name="ce4" office:value-type="string" calcext:value-type="string">
            <text:p>NSR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soins intensifs provenant de la réanimation </text:p>
          </table:table-cell>
          <table:table-cell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soins intensifs provenant de la réanimation </text:p>
          </table:table-cell>
          <table:table-cell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soins intensifs provenant de la réanimation </text:p>
          </table:table-cell>
          <table:table-cell table:style-name="ce4"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soins intensifs provenant de la réanimation </text:p>
          </table:table-cell>
          <table:table-cell table:style-name="ce4"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soins intensifs provenant de la réanimation </text:p>
          </table:table-cell>
          <table:table-cell table:style-name="ce4"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soins intensifs provenant de la réanimation </text:p>
          </table:table-cell>
          <table:table-cell table:style-name="ce4" office:value-type="string" calcext:value-type="string">
            <text:p>NSSIR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SRC (surveillance continue) </text:p>
          </table:table-cell>
          <table:table-cell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SRC (surveillance continue) </text:p>
          </table:table-cell>
          <table:table-cell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pour SRC (surveillance continue) </text:p>
          </table:table-cell>
          <table:table-cell table:style-name="ce4"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pour SRC (surveillance continue) </text:p>
          </table:table-cell>
          <table:table-cell table:style-name="ce4"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pour SRC (surveillance continue) </text:p>
          </table:table-cell>
          <table:table-cell table:style-name="ce4"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pour SRC (surveillance continue) </text:p>
          </table:table-cell>
          <table:table-cell table:style-name="ce4" office:value-type="string" calcext:value-type="string">
            <text:p>NSSR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suppléments pour STF (soins intensifs) </text:p>
          </table:table-cell>
          <table:table-cell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suppléments pour STF (soins intensifs) </text:p>
          </table:table-cell>
          <table:table-cell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suppléments pour STF (soins intensifs) </text:p>
          </table:table-cell>
          <table:table-cell table:style-name="ce4"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suppléments pour STF (soins intensifs) </text:p>
          </table:table-cell>
          <table:table-cell table:style-name="ce4"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suppléments pour STF (soins intensifs) </text:p>
          </table:table-cell>
          <table:table-cell table:style-name="ce4"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suppléments pour STF (soins intensifs) </text:p>
          </table:table-cell>
          <table:table-cell table:style-name="ce4" office:value-type="string" calcext:value-type="string">
            <text:p>NSSTF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Numéro séquentiel de l'UM </text:p>
          </table:table-cell>
          <table:table-cell table:style-name="ce4" office:value-type="string" calcext:value-type="string">
            <text:p>NSUM</text:p>
          </table:table-cell>
        </table:table-row>
        <table:table-row table:style-name="ro7">
          <table:table-cell office:value-type="string" calcext:value-type="string">
            <text:p>infoum1.ods</text:p>
          </table:table-cell>
          <table:table-cell table:style-name="ce6" office:value-type="string" calcext:value-type="string">
            <text:p>Numéro d'UM. Notation identique à celle du fichier RSS. A partir de M3 2013, consignes particulières pour <text:span text:style-name="T3">les types 30 et 60 (cf. note ci-dessous) </text:span></text:p>
          </table:table-cell>
          <table:table-cell table:style-name="ce6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Numéro de l'unité médicale 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uméro de l'unité médicale</text:p>
          </table:table-cell>
          <table:table-cell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uméro de l'unité médicale</text:p>
          </table:table-cell>
          <table:table-cell table:style-name="ce3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uméro de l'unité médicale</text:p>
          </table:table-cell>
          <table:table-cell table:style-name="ce3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uméro de l'unité médicale</text:p>
          </table:table-cell>
          <table:table-cell table:style-name="ce3" office:value-type="string" calcext:value-type="string">
            <text:p>NU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Numéro d'innovation 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uméro d'innovation</text:p>
          </table:table-cell>
          <table:table-cell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uméro d'innovation</text:p>
          </table:table-cell>
          <table:table-cell table:style-name="ce3"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uméro d'innovation</text:p>
          </table:table-cell>
          <table:table-cell table:style-name="ce3"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uméro d'innovation</text:p>
          </table:table-cell>
          <table:table-cell table:style-name="ce3" office:value-type="string" calcext:value-type="string">
            <text:p>NUMI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Numéro de version </text:p>
          </table:table-cell>
          <table:table-cell table:style-name="ce7" office:value-type="string" calcext:value-type="string">
            <text:p>NVE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ombre de zones d'actes dans ce RSA 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Nombre de zones d'actes du RUM (Nb_Act_R_1) 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ombre de zones d'actes dans ce RSA 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Nombre de zones d'actes du RUM (Nb_Act_R_1) 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ombre de zones d'actes dans ce RSA </text:p>
          </table:table-cell>
          <table:table-cell table:style-name="ce4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Nombre de zones d'actes du RUM (Nb_Act_R_1) </text:p>
          </table:table-cell>
          <table:table-cell table:style-name="ce4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ombre de zones d'actes dans ce RSA </text:p>
          </table:table-cell>
          <table:table-cell table:style-name="ce4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Nombre de zones d'actes du RUM (Nb_Act_R_1) </text:p>
          </table:table-cell>
          <table:table-cell table:style-name="ce4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ombre de zones d'actes dans ce RSA </text:p>
          </table:table-cell>
          <table:table-cell table:style-name="ce4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Nombre de zones d'actes du RUM (Nb_Act_R_1) </text:p>
          </table:table-cell>
          <table:table-cell table:style-name="ce4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ombre de zones d'actes dans ce RSA </text:p>
          </table:table-cell>
          <table:table-cell table:style-name="ce4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Nombre de zones d'actes du RUM (Nb_Act_R_1) </text:p>
          </table:table-cell>
          <table:table-cell table:style-name="ce4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Nombre de zone d'actes (nZA) dans ce RUM 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ombre de zone d'actes (nZA) dans ce RUM</text:p>
          </table:table-cell>
          <table:table-cell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ombre de zone d'actes (nZA) dans ce RUM</text:p>
          </table:table-cell>
          <table:table-cell table:style-name="ce3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ombre de zone d'actes (nZA) dans ce RUM</text:p>
          </table:table-cell>
          <table:table-cell table:style-name="ce3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ombre de zone d'actes (nZA) dans ce RUM</text:p>
          </table:table-cell>
          <table:table-cell table:style-name="ce3" office:value-type="string" calcext:value-type="string">
            <text:p>NZA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Pays d’assurance social</text:p>
          </table:table-cell>
          <table:table-cell office:value-type="string" calcext:value-type="string">
            <text:p>PASOC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Prix d'achat unitaire TTC</text:p>
          </table:table-cell>
          <table:table-cell office:value-type="string" calcext:value-type="string">
            <text:p>PAU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Prix d'achat unitaire</text:p>
          </table:table-cell>
          <table:table-cell office:value-type="string" calcext:value-type="string">
            <text:p>PAU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Prix d'achat unitaire TTC</text:p>
          </table:table-cell>
          <table:table-cell office:value-type="string" calcext:value-type="string">
            <text:p>PAU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Prix d'achat unitaire</text:p>
          </table:table-cell>
          <table:table-cell office:value-type="string" calcext:value-type="string">
            <text:p>PAU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Patient bénéficiaire de la CMU</text:p>
          </table:table-cell>
          <table:table-cell office:value-type="string" calcext:value-type="string">
            <text:p>PCMU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Patient bénéficiaire de la CMU</text:p>
          </table:table-cell>
          <table:table-cell office:value-type="string" calcext:value-type="string">
            <text:p>PCMU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Programme destinataire </text:p>
          </table:table-cell>
          <table:table-cell table:style-name="ce7" office:value-type="string" calcext:value-type="string">
            <text:p>PDE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Prise en charge RAAC</text:p>
          </table:table-cell>
          <table:table-cell table:style-name="ce4"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Prise en charge RAAC</text:p>
          </table:table-cell>
          <table:table-cell table:style-name="ce4"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Prise en charge RAAC</text:p>
          </table:table-cell>
          <table:table-cell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Prise en charge RAAC</text:p>
          </table:table-cell>
          <table:table-cell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Prise en charge RAAC</text:p>
          </table:table-cell>
          <table:table-cell table:style-name="ce3"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Prise en charge RAAC</text:p>
          </table:table-cell>
          <table:table-cell table:style-name="ce3" office:value-type="string" calcext:value-type="string">
            <text:p>PECRAA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Poids d'entrée (en grammes) </text:p>
          </table:table-cell>
          <table:table-cell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Poids d'entrée (en grammes) </text:p>
          </table:table-cell>
          <table:table-cell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Poids d'entrée (en grammes) </text:p>
          </table:table-cell>
          <table:table-cell table:style-name="ce4"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Poids d'entrée (en grammes) </text:p>
          </table:table-cell>
          <table:table-cell table:style-name="ce4"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Poids d'entrée (en grammes) </text:p>
          </table:table-cell>
          <table:table-cell table:style-name="ce4"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Poids d'entrée (en grammes) </text:p>
          </table:table-cell>
          <table:table-cell table:style-name="ce4" office:value-type="string" calcext:value-type="string">
            <text:p>PEGR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Programme émetteur </text:p>
          </table:table-cell>
          <table:table-cell table:style-name="ce7" office:value-type="string" calcext:value-type="string">
            <text:p>PEM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Phase</text:p>
          </table:table-cell>
          <table:table-cell office:value-type="string" calcext:value-type="string">
            <text:p>PHA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Phase</text:p>
          </table:table-cell>
          <table:table-cell office:value-type="string" calcext:value-type="string">
            <text:p>PHA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Phase</text:p>
          </table:table-cell>
          <table:table-cell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Phase</text:p>
          </table:table-cell>
          <table:table-cell table:style-name="ce3" office:value-type="string" calcext:value-type="string">
            <text:p>PHAS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Phase </text:p>
          </table:table-cell>
          <table:table-cell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Phase </text:p>
          </table:table-cell>
          <table:table-cell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Phase </text:p>
          </table:table-cell>
          <table:table-cell table:style-name="ce4"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Phase </text:p>
          </table:table-cell>
          <table:table-cell table:style-name="ce4"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Phase </text:p>
          </table:table-cell>
          <table:table-cell table:style-name="ce4"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Phase </text:p>
          </table:table-cell>
          <table:table-cell table:style-name="ce4" office:value-type="string" calcext:value-type="string">
            <text:p>PHASE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Passage dans un lit dédié de soins palliatifs </text:p>
          </table:table-cell>
          <table:table-cell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Passage dans un lit dédié de soins palliatifs </text:p>
          </table:table-cell>
          <table:table-cell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Passage dans un lit dédié de soins palliatifs </text:p>
          </table:table-cell>
          <table:table-cell table:style-name="ce4"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Passage dans un lit dédié de soins palliatifs </text:p>
          </table:table-cell>
          <table:table-cell table:style-name="ce4"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Passage dans un lit dédié de soins palliatifs </text:p>
          </table:table-cell>
          <table:table-cell table:style-name="ce4"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Passage dans un lit dédié de soins palliatifs </text:p>
          </table:table-cell>
          <table:table-cell table:style-name="ce4" office:value-type="string" calcext:value-type="string">
            <text:p>PLSPAL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0" office:value-type="string" calcext:value-type="string">
            <text:p>Prénom du médecin traitant ou du praticien qui a orienté le patient</text:p>
          </table:table-cell>
          <table:table-cell table:style-name="ce6" office:value-type="string" calcext:value-type="string">
            <text:p>PNM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Prénom du médecin traitant ou du praticien qui a orienté le patient </text:p>
          </table:table-cell>
          <table:table-cell table:style-name="ce6" office:value-type="string" calcext:value-type="string">
            <text:p>PNM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Prénom du médecin traitant ou du praticien qui a orienté le patient </text:p>
          </table:table-cell>
          <table:table-cell table:style-name="ce6" office:value-type="string" calcext:value-type="string">
            <text:p>PNMT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Poids du nouveau-né à l'entrée de l'unité médicale (en grammes) 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Poids du nouveau-né à l'entrée de l'unité médicale (en grammes)</text:p>
          </table:table-cell>
          <table:table-cell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Poids du nouveau-né à l'entrée de l'unité médicale (en grammes)</text:p>
          </table:table-cell>
          <table:table-cell table:style-name="ce3"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Poids du nouveau-né à l'entrée de l'unité médicale (en grammes)</text:p>
          </table:table-cell>
          <table:table-cell table:style-name="ce3"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Poids du nouveau-né à l'entrée de l'unité médicale (en grammes)</text:p>
          </table:table-cell>
          <table:table-cell table:style-name="ce3" office:value-type="string" calcext:value-type="string">
            <text:p>PNNE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Provenance 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Provenance 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Provenance </text:p>
          </table:table-cell>
          <table:table-cell table:style-name="ce4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Provenance </text:p>
          </table:table-cell>
          <table:table-cell table:style-name="ce4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Provenance </text:p>
          </table:table-cell>
          <table:table-cell table:style-name="ce4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Provenance </text:p>
          </table:table-cell>
          <table:table-cell table:style-name="ce4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Provenance (si mode d'entrée est mutation, transfert ou domicile) 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Provenance (si mode d'entrée est mutation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Provenance (si mode d'entrée est mutation, transfert ou domicile)</text:p>
          </table:table-cell>
          <table:table-cell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Provenance (si mode d'entrée est mutation, transfert ou domicile)</text:p>
          </table:table-cell>
          <table:table-cell table:style-name="ce3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Provenance (si mode d'entrée est mutation, transfert ou domicile)</text:p>
          </table:table-cell>
          <table:table-cell table:style-name="ce3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Provenance (si mode d'entrée est mutation, transfert ou domicile)</text:p>
          </table:table-cell>
          <table:table-cell table:style-name="ce3" office:value-type="string" calcext:value-type="string">
            <text:p>PROV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Prix Unitaire</text:p>
          </table:table-cell>
          <table:table-cell office:value-type="string" calcext:value-type="string">
            <text:p>PU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Prix unitaire </text:p>
          </table:table-cell>
          <table:table-cell table:style-name="ce6" office:value-type="string" calcext:value-type="string">
            <text:p>PU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Prix unitaire </text:p>
          </table:table-cell>
          <table:table-cell table:style-name="ce6" office:value-type="string" calcext:value-type="string">
            <text:p>PU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Prix unitaire </text:p>
          </table:table-cell>
          <table:table-cell table:style-name="ce6" office:value-type="string" calcext:value-type="string">
            <text:p>PU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4" office:value-type="string" calcext:value-type="string">
            <text:p>Prix d'achat multiplié par le nombre administré (7+3) </text:p>
          </table:table-cell>
          <table:table-cell table:style-name="ce4" office:value-type="string" calcext:value-type="string">
            <text:p>PXACH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Prix d'achat multiplié par le nombre administré (7+3)</text:p>
          </table:table-cell>
          <table:table-cell office:value-type="string" calcext:value-type="string">
            <text:p>PXACH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Pays d’assurance social </text:p>
          </table:table-cell>
          <table:table-cell table:style-name="ce5" office:value-type="string" calcext:value-type="string">
            <text:p>PYAS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Pays d’assurance social </text:p>
          </table:table-cell>
          <table:table-cell table:style-name="ce6" office:value-type="string" calcext:value-type="string">
            <text:p>PYAS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Pays d’assurance social </text:p>
          </table:table-cell>
          <table:table-cell table:style-name="ce6" office:value-type="string" calcext:value-type="string">
            <text:p>PYAS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Quantité acte 1</text:p>
          </table:table-cell>
          <table:table-cell office:value-type="string" calcext:value-type="string">
            <text:p>QA1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Quantité acte 1</text:p>
          </table:table-cell>
          <table:table-cell office:value-type="string" calcext:value-type="string">
            <text:p>QA1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Quantité acte 2</text:p>
          </table:table-cell>
          <table:table-cell office:value-type="string" calcext:value-type="string">
            <text:p>QA2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Quantité acte 2</text:p>
          </table:table-cell>
          <table:table-cell office:value-type="string" calcext:value-type="string">
            <text:p>QA2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Quantité acte 3</text:p>
          </table:table-cell>
          <table:table-cell office:value-type="string" calcext:value-type="string">
            <text:p>QA3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Quantité acte 3</text:p>
          </table:table-cell>
          <table:table-cell office:value-type="string" calcext:value-type="string">
            <text:p>QA3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Quantité acte 4</text:p>
          </table:table-cell>
          <table:table-cell office:value-type="string" calcext:value-type="string">
            <text:p>QA4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Quantité acte 4</text:p>
          </table:table-cell>
          <table:table-cell office:value-type="string" calcext:value-type="string">
            <text:p>QA4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Quantité acte 5</text:p>
          </table:table-cell>
          <table:table-cell office:value-type="string" calcext:value-type="string">
            <text:p>QA5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Quantité acte 5</text:p>
          </table:table-cell>
          <table:table-cell office:value-type="string" calcext:value-type="string">
            <text:p>QA5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Quantité</text:p>
          </table:table-cell>
          <table:table-cell office:value-type="string" calcext:value-type="string">
            <text:p>QTE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Délivrée par' </text:p>
          </table:table-cell>
          <table:table-cell table:style-name="ce5" office:value-type="string" calcext:value-type="string">
            <text:p>RADDP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Patient bénéficiaire de la CMU ' </text:p>
          </table:table-cell>
          <table:table-cell table:style-name="ce5" office:value-type="string" calcext:value-type="string">
            <text:p>RBCMU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Code gestion ' </text:p>
          </table:table-cell>
          <table:table-cell table:style-name="ce5" office:value-type="string" calcext:value-type="string">
            <text:p>RCGES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code grand régime ' </text:p>
          </table:table-cell>
          <table:table-cell table:style-name="ce5" office:value-type="string" calcext:value-type="string">
            <text:p>RCGR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Code participation assuré ' </text:p>
          </table:table-cell>
          <table:table-cell table:style-name="ce5" office:value-type="string" calcext:value-type="string">
            <text:p>RCPA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code de prise en charge du forfait journalier ' </text:p>
          </table:table-cell>
          <table:table-cell table:style-name="ce5" office:value-type="string" calcext:value-type="string">
            <text:p>RCPCFJ</text:p>
          </table:table-cell>
        </table:table-row>
        <table:table-row table:style-name="ro6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Confirmation de la prise en charge dans le cadre du dispositif des soins urgents ' </text:p>
          </table:table-cell>
          <table:table-cell table:style-name="ce5" office:value-type="string" calcext:value-type="string">
            <text:p>RCPECU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Date d’entrée' </text:p>
          </table:table-cell>
          <table:table-cell table:style-name="ce5" office:value-type="string" calcext:value-type="string">
            <text:p>RDENT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Date de facturation AMC ' </text:p>
          </table:table-cell>
          <table:table-cell table:style-name="ce5" office:value-type="string" calcext:value-type="string">
            <text:p>RDFAMC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Date de facturation AMO ' </text:p>
          </table:table-cell>
          <table:table-cell table:style-name="ce5" office:value-type="string" calcext:value-type="string">
            <text:p>RDFAMO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Date de facturation patient ' </text:p>
          </table:table-cell>
          <table:table-cell table:style-name="ce5" office:value-type="string" calcext:value-type="string">
            <text:p>RDFP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date de naissance ' </text:p>
          </table:table-cell>
          <table:table-cell table:style-name="ce5" office:value-type="string" calcext:value-type="string">
            <text:p>RDNAIS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Date de paiement AMC ' </text:p>
          </table:table-cell>
          <table:table-cell table:style-name="ce5" office:value-type="string" calcext:value-type="string">
            <text:p>RDPAMC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Date de paiement AMO ' </text:p>
          </table:table-cell>
          <table:table-cell table:style-name="ce5" office:value-type="string" calcext:value-type="string">
            <text:p>RDPAMO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Date de paiement patient ' </text:p>
          </table:table-cell>
          <table:table-cell table:style-name="ce5" office:value-type="string" calcext:value-type="string">
            <text:p>RDPP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Date de sortie' </text:p>
          </table:table-cell>
          <table:table-cell table:style-name="ce5" office:value-type="string" calcext:value-type="string">
            <text:p>RDSOR</text:p>
          </table:table-cell>
        </table:table-row>
        <table:table-row table:style-name="ro6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Attestation de droits, carte Vitale ou prise en charge valable à compter du.' </text:p>
          </table:table-cell>
          <table:table-cell table:style-name="ce5" office:value-type="string" calcext:value-type="string">
            <text:p>RDTADD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Date de l'hospitalisation ' </text:p>
          </table:table-cell>
          <table:table-cell table:style-name="ce5" office:value-type="string" calcext:value-type="string">
            <text:p>RDTH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Prise en charge établie le' </text:p>
          </table:table-cell>
          <table:table-cell table:style-name="ce5" office:value-type="string" calcext:value-type="string">
            <text:p>RDTPE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Rejet AMO</text:p>
          </table:table-cell>
          <table:table-cell office:value-type="string" calcext:value-type="string">
            <text:p>REJAMO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Remboursement exceptionnel </text:p>
          </table:table-cell>
          <table:table-cell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Remboursement exceptionnel </text:p>
          </table:table-cell>
          <table:table-cell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Remboursement exceptionnel </text:p>
          </table:table-cell>
          <table:table-cell table:style-name="ce4"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Remboursement exceptionnel </text:p>
          </table:table-cell>
          <table:table-cell table:style-name="ce4"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Remboursement exceptionnel </text:p>
          </table:table-cell>
          <table:table-cell table:style-name="ce4"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Remboursement exceptionnel </text:p>
          </table:table-cell>
          <table:table-cell table:style-name="ce4" office:value-type="string" calcext:value-type="string">
            <text:p>REMBEX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escrit tarifaire </text:p>
          </table:table-cell>
          <table:table-cell table:style-name="ce4" office:value-type="string" calcext:value-type="string">
            <text:p>RESCRT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Rescrit tarifaire</text:p>
          </table:table-cell>
          <table:table-cell office:value-type="string" calcext:value-type="string">
            <text:p>RESCRT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Rescrit tarifaire</text:p>
          </table:table-cell>
          <table:table-cell office:value-type="string" calcext:value-type="string">
            <text:p>RESCRT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Zone réservée </text:p>
          </table:table-cell>
          <table:table-cell office:value-type="string" calcext:value-type="string">
            <text:p>RESER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RESER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Remboursement exceptionnel</text:p>
          </table:table-cell>
          <table:table-cell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Remboursement exceptionnel</text:p>
          </table:table-cell>
          <table:table-cell table:style-name="ce3"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Remboursement exceptionnel</text:p>
          </table:table-cell>
          <table:table-cell table:style-name="ce3" office:value-type="string" calcext:value-type="string">
            <text:p>REXC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Remboursement exceptionnel</text:p>
          </table:table-cell>
          <table:table-cell table:style-name="ce3" office:value-type="string" calcext:value-type="string">
            <text:p>REXC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facturation du 18 euro ' </text:p>
          </table:table-cell>
          <table:table-cell table:style-name="ce5" office:value-type="string" calcext:value-type="string">
            <text:p>RFA18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N° FINESS d’inscription e-PMSI' </text:p>
          </table:table-cell>
          <table:table-cell table:style-name="ce5" office:value-type="string" calcext:value-type="string">
            <text:p>RFINES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Rang du bénéficiaire </text:p>
          </table:table-cell>
          <table:table-cell table:style-name="ce5"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Rang de bénéficiaire</text:p>
          </table:table-cell>
          <table:table-cell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Rang du bénéficiaire </text:p>
          </table:table-cell>
          <table:table-cell table:style-name="ce6"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Rang du bénéficiaire </text:p>
          </table:table-cell>
          <table:table-cell table:style-name="ce6" office:value-type="string" calcext:value-type="string">
            <text:p>RGB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Rang du bénéficiaire </text:p>
          </table:table-cell>
          <table:table-cell table:style-name="ce6" office:value-type="string" calcext:value-type="string">
            <text:p>RGB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Rang de naissance </text:p>
          </table:table-cell>
          <table:table-cell table:style-name="ce5" office:value-type="string" calcext:value-type="string">
            <text:p>RGN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Rang de naissance </text:p>
          </table:table-cell>
          <table:table-cell table:style-name="ce6" office:value-type="string" calcext:value-type="string">
            <text:p>RGN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Rang de naissance </text:p>
          </table:table-cell>
          <table:table-cell table:style-name="ce6" office:value-type="string" calcext:value-type="string">
            <text:p>RGN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Rang de naissance </text:p>
          </table:table-cell>
          <table:table-cell table:style-name="ce6" office:value-type="string" calcext:value-type="string">
            <text:p>RGN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Hospitalisation d'un nouveau-né auprès de la mère ' </text:p>
          </table:table-cell>
          <table:table-cell table:style-name="ce5" office:value-type="string" calcext:value-type="string">
            <text:p>RHNNM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Hospitalisation pour prélèvement d'organe ' </text:p>
          </table:table-cell>
          <table:table-cell table:style-name="ce5" office:value-type="string" calcext:value-type="string">
            <text:p>RHP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Rejet AMO </text:p>
          </table:table-cell>
          <table:table-cell table:style-name="ce5" office:value-type="string" calcext:value-type="string">
            <text:p>RJAM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Rejet AMO </text:p>
          </table:table-cell>
          <table:table-cell table:style-name="ce6" office:value-type="string" calcext:value-type="string">
            <text:p>RJAM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Rejet AMO </text:p>
          </table:table-cell>
          <table:table-cell table:style-name="ce6" office:value-type="string" calcext:value-type="string">
            <text:p>RJAMO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code justification d'exonération du ticket modérateur ' </text:p>
          </table:table-cell>
          <table:table-cell table:style-name="ce5" office:value-type="string" calcext:value-type="string">
            <text:p>RJEMTM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montant base remboursement ' </text:p>
          </table:table-cell>
          <table:table-cell table:style-name="ce5" office:value-type="string" calcext:value-type="string">
            <text:p>RMBS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montant à facturer au titre du forfait journalier ' </text:p>
          </table:table-cell>
          <table:table-cell table:style-name="ce5" office:value-type="string" calcext:value-type="string">
            <text:p>RMFFJ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montant à facturer au titre du ticket modérateur' </text:p>
          </table:table-cell>
          <table:table-cell table:style-name="ce5" office:value-type="string" calcext:value-type="string">
            <text:p>RMFTM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montant lié à la majoration au parcours de soin ' </text:p>
          </table:table-cell>
          <table:table-cell table:style-name="ce5" office:value-type="string" calcext:value-type="string">
            <text:p>RMMPS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motif de la non facturation à l'assurance maladie ' </text:p>
          </table:table-cell>
          <table:table-cell table:style-name="ce5" office:value-type="string" calcext:value-type="string">
            <text:p>RMNFAC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Montant total du séjour facturé au patient ' </text:p>
          </table:table-cell>
          <table:table-cell table:style-name="ce5" office:value-type="string" calcext:value-type="string">
            <text:p>RMTSFP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Montant total du séjour remboursable pour l'AMC ' </text:p>
          </table:table-cell>
          <table:table-cell table:style-name="ce5" office:value-type="string" calcext:value-type="string">
            <text:p>RMTSRC</text:p>
          </table:table-cell>
        </table:table-row>
        <table:table-row table:style-name="ro6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montant total du séjour remboursé par l'assurance maladie (i.e. hors prestations annexes ') </text:p>
          </table:table-cell>
          <table:table-cell table:style-name="ce5" office:value-type="string" calcext:value-type="string">
            <text:p>RMTSRO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n° d'identification administratif de séjour ' </text:p>
          </table:table-cell>
          <table:table-cell table:style-name="ce5" office:value-type="string" calcext:value-type="string">
            <text:p>RNADL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N° administratif de séjour de la mère ' </text:p>
          </table:table-cell>
          <table:table-cell table:style-name="ce5" office:value-type="string" calcext:value-type="string">
            <text:p>RNADLM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Rang de naissance</text:p>
          </table:table-cell>
          <table:table-cell office:value-type="string" calcext:value-type="string">
            <text:p>RNAIS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Rang de naissance</text:p>
          </table:table-cell>
          <table:table-cell office:value-type="string" calcext:value-type="string">
            <text:p>RNAIS</text:p>
          </table:table-cell>
        </table:table-row>
        <table:table-row table:style-name="ro6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Numéro accident du travail ou date d’accident de droit commun' </text:p>
          </table:table-cell>
          <table:table-cell table:style-name="ce5" office:value-type="string" calcext:value-type="string">
            <text:p>RNAT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nature d'assurance ' </text:p>
          </table:table-cell>
          <table:table-cell table:style-name="ce5" office:value-type="string" calcext:value-type="string">
            <text:p>RNATA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nombre de venues de la facture ' </text:p>
          </table:table-cell>
          <table:table-cell table:style-name="ce5" office:value-type="string" calcext:value-type="string">
            <text:p>RNBVF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N° caisse gestionnaire ' </text:p>
          </table:table-cell>
          <table:table-cell table:style-name="ce5" office:value-type="string" calcext:value-type="string">
            <text:p>RNCAG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N° d’entrée ' </text:p>
          </table:table-cell>
          <table:table-cell table:style-name="ce5" office:value-type="string" calcext:value-type="string">
            <text:p>RNENT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n° immatriculation assuré ' </text:p>
          </table:table-cell>
          <table:table-cell table:style-name="ce5" office:value-type="string" calcext:value-type="string">
            <text:p>RNIA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N° immatriculation individuel' </text:p>
          </table:table-cell>
          <table:table-cell table:style-name="ce5" office:value-type="string" calcext:value-type="string">
            <text:p>RNIMI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N° d’organisme complémentaire' </text:p>
          </table:table-cell>
          <table:table-cell table:style-name="ce5" office:value-type="string" calcext:value-type="string">
            <text:p>RNOCO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Nature de la pièce justificative des droits' </text:p>
          </table:table-cell>
          <table:table-cell table:style-name="ce5" office:value-type="string" calcext:value-type="string">
            <text:p>RNPJU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Régime de prestation de l’assuré </text:p>
          </table:table-cell>
          <table:table-cell table:style-name="ce5" office:value-type="string" calcext:value-type="string">
            <text:p>RPRA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Régime de prestation de l’assuré </text:p>
          </table:table-cell>
          <table:table-cell table:style-name="ce6" office:value-type="string" calcext:value-type="string">
            <text:p>RPRA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Régime de prestation de l’assuré </text:p>
          </table:table-cell>
          <table:table-cell table:style-name="ce6" office:value-type="string" calcext:value-type="string">
            <text:p>RPRA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Régime de prestation de l’assuré </text:p>
          </table:table-cell>
          <table:table-cell table:style-name="ce6" office:value-type="string" calcext:value-type="string">
            <text:p>RPRA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Pays d’assurance social ' </text:p>
          </table:table-cell>
          <table:table-cell table:style-name="ce5" office:value-type="string" calcext:value-type="string">
            <text:p>RPYAS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Rang du bénéficiaire ' </text:p>
          </table:table-cell>
          <table:table-cell table:style-name="ce5" office:value-type="string" calcext:value-type="string">
            <text:p>RRGB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Rang de naissance ' </text:p>
          </table:table-cell>
          <table:table-cell table:style-name="ce5" office:value-type="string" calcext:value-type="string">
            <text:p>RRGN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Rejet AMO ' </text:p>
          </table:table-cell>
          <table:table-cell table:style-name="ce5" office:value-type="string" calcext:value-type="string">
            <text:p>RRJAMO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Régime de prestation de l’assuré' </text:p>
          </table:table-cell>
          <table:table-cell table:style-name="ce5" office:value-type="string" calcext:value-type="string">
            <text:p>RRPRA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sexe ' </text:p>
          </table:table-cell>
          <table:table-cell table:style-name="ce5" office:value-type="string" calcext:value-type="string">
            <text:p>RSEXE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séjour facturable à l'assurance maladie ' </text:p>
          </table:table-cell>
          <table:table-cell table:style-name="ce5" office:value-type="string" calcext:value-type="string">
            <text:p>RSFA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Statut FT AMC ' </text:p>
          </table:table-cell>
          <table:table-cell table:style-name="ce5" office:value-type="string" calcext:value-type="string">
            <text:p>RSFAM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Statut FT AMO ' </text:p>
          </table:table-cell>
          <table:table-cell table:style-name="ce5" office:value-type="string" calcext:value-type="string">
            <text:p>RSFAMO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Statut FT patient ' </text:p>
          </table:table-cell>
          <table:table-cell table:style-name="ce5" office:value-type="string" calcext:value-type="string">
            <text:p>RSFP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Top éclatement des flux par l’établissement' </text:p>
          </table:table-cell>
          <table:table-cell table:style-name="ce5" office:value-type="string" calcext:value-type="string">
            <text:p>RTEFE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taux de remboursement ' </text:p>
          </table:table-cell>
          <table:table-cell table:style-name="ce5" office:value-type="string" calcext:value-type="string">
            <text:p>RTXR</text:p>
          </table:table-cell>
        </table:table-row>
        <table:table-row table:style-name="ro6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Code retour contrôle ' type de contrat souscrit auprès d'un organisme complémentaire ' </text:p>
          </table:table-cell>
          <table:table-cell table:style-name="ce5" office:value-type="string" calcext:value-type="string">
            <text:p>RTYPC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7" office:value-type="string" calcext:value-type="string">
            <text:p>Rubrique </text:p>
          </table:table-cell>
          <table:table-cell table:style-name="ce7" office:value-type="string" calcext:value-type="string">
            <text:p>RUB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7" office:value-type="string" calcext:value-type="string">
            <text:p>Rubrique </text:p>
          </table:table-cell>
          <table:table-cell table:style-name="ce7" office:value-type="string" calcext:value-type="string">
            <text:p>RUB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7" office:value-type="string" calcext:value-type="string">
            <text:p>Rubrique</text:p>
          </table:table-cell>
          <table:table-cell table:style-name="ce7" office:value-type="string" calcext:value-type="string">
            <text:p>RUB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7" office:value-type="string" calcext:value-type="string">
            <text:p>Rubrique</text:p>
          </table:table-cell>
          <table:table-cell table:style-name="ce7" office:value-type="string" calcext:value-type="string">
            <text:p>RUB</text:p>
          </table:table-cell>
        </table:table-row>
        <table:table-row table:style-name="ro2">
          <table:table-cell office:value-type="string" calcext:value-type="string">
            <text:p>nx2007e199.ods</text:p>
          </table:table-cell>
          <table:table-cell table:style-name="ce7" office:value-type="string" calcext:value-type="string">
            <text:p>Rubrique</text:p>
          </table:table-cell>
          <table:table-cell table:style-name="ce7" office:value-type="string" calcext:value-type="string">
            <text:p>RUB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Séjour éligible au forfait diabète</text:p>
          </table:table-cell>
          <table:table-cell table:style-name="ce4" office:value-type="string" calcext:value-type="string">
            <text:p>SEJEFD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Séjour éligible au forfait diabète</text:p>
          </table:table-cell>
          <table:table-cell table:style-name="ce4" office:value-type="string" calcext:value-type="string">
            <text:p>SEJEFD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7" office:value-type="string" calcext:value-type="string">
            <text:p>Séquence </text:p>
          </table:table-cell>
          <table:table-cell table:style-name="ce7" office:value-type="string" calcext:value-type="string">
            <text:p>SEQ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7" office:value-type="string" calcext:value-type="string">
            <text:p>Séquence </text:p>
          </table:table-cell>
          <table:table-cell table:style-name="ce7" office:value-type="string" calcext:value-type="string">
            <text:p>SEQ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7" office:value-type="string" calcext:value-type="string">
            <text:p>Séquence </text:p>
          </table:table-cell>
          <table:table-cell table:style-name="ce7" office:value-type="string" calcext:value-type="string">
            <text:p>SEQ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7" office:value-type="string" calcext:value-type="string">
            <text:p>Séquence </text:p>
          </table:table-cell>
          <table:table-cell table:style-name="ce7" office:value-type="string" calcext:value-type="string">
            <text:p>SEQ</text:p>
          </table:table-cell>
        </table:table-row>
        <table:table-row table:style-name="ro2">
          <table:table-cell office:value-type="string" calcext:value-type="string">
            <text:p>nx2007e199.ods</text:p>
          </table:table-cell>
          <table:table-cell table:style-name="ce7" office:value-type="string" calcext:value-type="string">
            <text:p>Séquence </text:p>
          </table:table-cell>
          <table:table-cell table:style-name="ce7" office:value-type="string" calcext:value-type="string">
            <text:p>SEQ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Seuil Bas </text:p>
          </table:table-cell>
          <table:table-cell office:value-type="string" calcext:value-type="string">
            <text:p>SEU-BAS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7" office:value-type="string" calcext:value-type="string">
            <text:p>Seuil Haut </text:p>
          </table:table-cell>
          <table:table-cell table:style-name="ce7" office:value-type="string" calcext:value-type="string">
            <text:p>SEU-HAU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Sexe compatible </text:p>
          </table:table-cell>
          <table:table-cell office:value-type="string" calcext:value-type="string">
            <text:p>SEX-CMP 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Sexe du bénéficiaire </text:p>
          </table:table-cell>
          <table:table-cell table:style-name="ce5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Sexe 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Sexe 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Sexe </text:p>
          </table:table-cell>
          <table:table-cell table:style-name="ce4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Sexe </text:p>
          </table:table-cell>
          <table:table-cell table:style-name="ce4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Sexe </text:p>
          </table:table-cell>
          <table:table-cell table:style-name="ce4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Sexe </text:p>
          </table:table-cell>
          <table:table-cell table:style-name="ce4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Sexe 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Sexe</text:p>
          </table:table-cell>
          <table:table-cell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Sexe</text:p>
          </table:table-cell>
          <table:table-cell table:style-name="ce3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Sexe</text:p>
          </table:table-cell>
          <table:table-cell table:style-name="ce3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Sexe</text:p>
          </table:table-cell>
          <table:table-cell table:style-name="ce3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Sexe du bénéficiaire </text:p>
          </table:table-cell>
          <table:table-cell table:style-name="ce6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Sexe du bénéficiaire </text:p>
          </table:table-cell>
          <table:table-cell table:style-name="ce6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Sexe du bénéficiaire </text:p>
          </table:table-cell>
          <table:table-cell table:style-name="ce6" office:value-type="string" calcext:value-type="string">
            <text:p>SEXE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Séjour facturable à l'assurance maladie</text:p>
          </table:table-cell>
          <table:table-cell office:value-type="string" calcext:value-type="string">
            <text:p>SFA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Séjour facturable à l'assurance maladie</text:p>
          </table:table-cell>
          <table:table-cell office:value-type="string" calcext:value-type="string">
            <text:p>SFA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Séjour facturable à l'assurance maladie </text:p>
          </table:table-cell>
          <table:table-cell table:style-name="ce5" office:value-type="string" calcext:value-type="string">
            <text:p>SFA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Séjour facturable à l'assurance maladie </text:p>
          </table:table-cell>
          <table:table-cell table:style-name="ce6" office:value-type="string" calcext:value-type="string">
            <text:p>SFA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Séjour facturable à l'assurance maladie </text:p>
          </table:table-cell>
          <table:table-cell table:style-name="ce6" office:value-type="string" calcext:value-type="string">
            <text:p>SFA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Séjour facturable à l'assurance maladie </text:p>
          </table:table-cell>
          <table:table-cell table:style-name="ce6" office:value-type="string" calcext:value-type="string">
            <text:p>SFA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Statut FT AMC </text:p>
          </table:table-cell>
          <table:table-cell table:style-name="ce5" office:value-type="string" calcext:value-type="string">
            <text:p>SFAM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Statut FT AMC </text:p>
          </table:table-cell>
          <table:table-cell table:style-name="ce6" office:value-type="string" calcext:value-type="string">
            <text:p>SFAM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Statut FT AMC </text:p>
          </table:table-cell>
          <table:table-cell table:style-name="ce6" office:value-type="string" calcext:value-type="string">
            <text:p>SFAMC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Statut FT AMO </text:p>
          </table:table-cell>
          <table:table-cell table:style-name="ce5" office:value-type="string" calcext:value-type="string">
            <text:p>SFAMO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Statut FT AMO </text:p>
          </table:table-cell>
          <table:table-cell table:style-name="ce6" office:value-type="string" calcext:value-type="string">
            <text:p>SFAMO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Statut FT AMO </text:p>
          </table:table-cell>
          <table:table-cell table:style-name="ce6" office:value-type="string" calcext:value-type="string">
            <text:p>SFAMO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Type de supplément forfaitaire journalier </text:p>
          </table:table-cell>
          <table:table-cell office:value-type="string" calcext:value-type="string">
            <text:p>SFJ-TYP 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Statut FT patient </text:p>
          </table:table-cell>
          <table:table-cell table:style-name="ce5" office:value-type="string" calcext:value-type="string">
            <text:p>SF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Statut FT patient </text:p>
          </table:table-cell>
          <table:table-cell table:style-name="ce6" office:value-type="string" calcext:value-type="string">
            <text:p>SF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Statut FT patient </text:p>
          </table:table-cell>
          <table:table-cell table:style-name="ce6" office:value-type="string" calcext:value-type="string">
            <text:p>SFP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Statut FT AMC</text:p>
          </table:table-cell>
          <table:table-cell office:value-type="string" calcext:value-type="string">
            <text:p>SFTAM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Statut FT AMO</text:p>
          </table:table-cell>
          <table:table-cell office:value-type="string" calcext:value-type="string">
            <text:p>SFTAMP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Statut FT patient</text:p>
          </table:table-cell>
          <table:table-cell office:value-type="string" calcext:value-type="string">
            <text:p>SFTPAT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Signature de version </text:p>
          </table:table-cell>
          <table:table-cell table:style-name="ce5" office:value-type="string" calcext:value-type="string">
            <text:p>SIGVER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Spécialité exécutant</text:p>
          </table:table-cell>
          <table:table-cell office:value-type="string" calcext:value-type="string">
            <text:p>SPEX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Supplément défibrillateur cardiaque</text:p>
          </table:table-cell>
          <table:table-cell table:style-name="ce4" office:value-type="string" calcext:value-type="string">
            <text:p>SUPPDEF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Supplément défibrillateur cardiaque</text:p>
          </table:table-cell>
          <table:table-cell table:style-name="ce4" office:value-type="string" calcext:value-type="string">
            <text:p>SUPPDEF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Admission Maison de Naissance </text:p>
          </table:table-cell>
          <table:table-cell office:value-type="string" calcext:value-type="string">
            <text:p>TADM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op Admission Maison de Naissance </text:p>
          </table:table-cell>
          <table:table-cell table:style-name="ce4" office:value-type="string" calcext:value-type="string">
            <text:p>TADM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op Admission Maison de Naissance </text:p>
          </table:table-cell>
          <table:table-cell table:style-name="ce4" office:value-type="string" calcext:value-type="string">
            <text:p>TADM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op Admission Maison de Naissance </text:p>
          </table:table-cell>
          <table:table-cell table:style-name="ce4" office:value-type="string" calcext:value-type="string">
            <text:p>TADM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op Admission Maison de Naissance </text:p>
          </table:table-cell>
          <table:table-cell table:style-name="ce4" office:value-type="string" calcext:value-type="string">
            <text:p>TADMM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Type d'autorisation du lit dédié 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Type d'autorisation du lit dédié</text:p>
          </table:table-cell>
          <table:table-cell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Type d'autorisation du lit dédié</text:p>
          </table:table-cell>
          <table:table-cell table:style-name="ce3"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Type d'autorisation du lit dédié</text:p>
          </table:table-cell>
          <table:table-cell table:style-name="ce3"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Type d'autorisation du lit dédié</text:p>
          </table:table-cell>
          <table:table-cell table:style-name="ce3" office:value-type="string" calcext:value-type="string">
            <text:p>TALD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Premier type d'autorisation d'UM </text:p>
          </table:table-cell>
          <table:table-cell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Premier type d'autorisation d'UM </text:p>
          </table:table-cell>
          <table:table-cell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Premier type d'autorisation d'UM </text:p>
          </table:table-cell>
          <table:table-cell table:style-name="ce4"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Premier type d'autorisation d'UM </text:p>
          </table:table-cell>
          <table:table-cell table:style-name="ce4"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Premier type d'autorisation d'UM </text:p>
          </table:table-cell>
          <table:table-cell table:style-name="ce4"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Premier type d'autorisation d'UM </text:p>
          </table:table-cell>
          <table:table-cell table:style-name="ce4" office:value-type="string" calcext:value-type="string">
            <text:p>TAR1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RUM x : Deuxième type d'autorisation d'UM </text:p>
          </table:table-cell>
          <table:table-cell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RUM x : Deuxième type d'autorisation d'UM </text:p>
          </table:table-cell>
          <table:table-cell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RUM x : Deuxième type d'autorisation d'UM </text:p>
          </table:table-cell>
          <table:table-cell table:style-name="ce4"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RUM x : Deuxième type d'autorisation d'UM </text:p>
          </table:table-cell>
          <table:table-cell table:style-name="ce4"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RUM x : Deuxième type d'autorisation d'UM </text:p>
          </table:table-cell>
          <table:table-cell table:style-name="ce4"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RUM x : Deuxième type d'autorisation d'UM </text:p>
          </table:table-cell>
          <table:table-cell table:style-name="ce4" office:value-type="string" calcext:value-type="string">
            <text:p>TAR2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Base Remboursement Prestation hospitalière</text:p>
          </table:table-cell>
          <table:table-cell office:value-type="string" calcext:value-type="string">
            <text:p>TBRPH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Base Remboursement Prestation hospitalière</text:p>
          </table:table-cell>
          <table:table-cell office:value-type="string" calcext:value-type="string">
            <text:p>TBRPH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ype de contrat souscrit auprès d'un organisme complémentaire</text:p>
          </table:table-cell>
          <table:table-cell office:value-type="string" calcext:value-type="string">
            <text:p>TCOC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ype de contrat souscrit auprès d'un organisme complémentaire</text:p>
          </table:table-cell>
          <table:table-cell office:value-type="string" calcext:value-type="string">
            <text:p>TCOC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DA n° x du RUM n° y 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DA n° x du RUM n° y 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DA n° x du RUM n° y </text:p>
          </table:table-cell>
          <table:table-cell table:style-name="ce4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DA n° x du RUM n° y </text:p>
          </table:table-cell>
          <table:table-cell table:style-name="ce4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DA n° x du RUM n° y </text:p>
          </table:table-cell>
          <table:table-cell table:style-name="ce4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DA n° x du RUM n° y </text:p>
          </table:table-cell>
          <table:table-cell table:style-name="ce4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DA 0..n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 n° 1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 0..n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 0..n</text:p>
          </table:table-cell>
          <table:table-cell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DA 0..n</text:p>
          </table:table-cell>
          <table:table-cell table:style-name="ce3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DA 0..n</text:p>
          </table:table-cell>
          <table:table-cell table:style-name="ce3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DA 0..n</text:p>
          </table:table-cell>
          <table:table-cell table:style-name="ce3" office:value-type="string" calcext:value-type="string">
            <text:p>TDA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DAD 0..n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DAD n° 1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DAD 0..n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DAD 0..n</text:p>
          </table:table-cell>
          <table:table-cell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DAD 0..n</text:p>
          </table:table-cell>
          <table:table-cell table:style-name="ce3"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DAD 0..n</text:p>
          </table:table-cell>
          <table:table-cell table:style-name="ce3"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DAD 0..n</text:p>
          </table:table-cell>
          <table:table-cell table:style-name="ce3" office:value-type="string" calcext:value-type="string">
            <text:p>TDAD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Type de destinataire </text:p>
          </table:table-cell>
          <table:table-cell table:style-name="ce7" office:value-type="string" calcext:value-type="string">
            <text:p>TDE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10" office:value-type="string" calcext:value-type="string">
            <text:p>Top déclaration de médecin traitant</text:p>
          </table:table-cell>
          <table:table-cell table:style-name="ce6" office:value-type="string" calcext:value-type="string">
            <text:p>TDMT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Top déclaration de médecin traitant </text:p>
          </table:table-cell>
          <table:table-cell table:style-name="ce6" office:value-type="string" calcext:value-type="string">
            <text:p>TDMT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Top déclaration de médecin traitant </text:p>
          </table:table-cell>
          <table:table-cell table:style-name="ce6" office:value-type="string" calcext:value-type="string">
            <text:p>TDMT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Top éclatement des flux par l’établissement </text:p>
          </table:table-cell>
          <table:table-cell table:style-name="ce5" office:value-type="string" calcext:value-type="string">
            <text:p>TEFE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Top éclatement des flux par l’établissement </text:p>
          </table:table-cell>
          <table:table-cell table:style-name="ce6" office:value-type="string" calcext:value-type="string">
            <text:p>TEFE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Top éclatement des flux par l’établissement </text:p>
          </table:table-cell>
          <table:table-cell table:style-name="ce6" office:value-type="string" calcext:value-type="string">
            <text:p>TEFE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Top éclatement des flux par l’établissement </text:p>
          </table:table-cell>
          <table:table-cell table:style-name="ce6" office:value-type="string" calcext:value-type="string">
            <text:p>TEFE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Type d’émetteur </text:p>
          </table:table-cell>
          <table:table-cell table:style-name="ce7" office:value-type="string" calcext:value-type="string">
            <text:p>TEM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3">
          <table:table-cell office:value-type="string" calcext:value-type="string">
            <text:p>rsface2017h.ods</text:p>
          </table:table-cell>
          <table:table-cell table:style-name="ce1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3">
          <table:table-cell office:value-type="string" calcext:value-type="string">
            <text:p>rsface2017l.ods</text:p>
          </table:table-cell>
          <table:table-cell table:style-name="ce1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3">
          <table:table-cell office:value-type="string" calcext:value-type="string">
            <text:p>rsface2018h.ods</text:p>
          </table:table-cell>
          <table:table-cell table:style-name="ce1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3">
          <table:table-cell office:value-type="string" calcext:value-type="string">
            <text:p>rsface2018l.ods</text:p>
          </table:table-cell>
          <table:table-cell table:style-name="ce1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Type d'enregistrement</text:p>
          </table:table-cell>
          <table:table-cell office:value-type="string" calcext:value-type="string">
            <text:p>TENR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Type de fichier </text:p>
          </table:table-cell>
          <table:table-cell table:style-name="ce7" office:value-type="string" calcext:value-type="string">
            <text:p>TFI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7" office:value-type="string" calcext:value-type="string">
            <text:p>Type de forfait </text:p>
          </table:table-cell>
          <table:table-cell table:style-name="ce7" office:value-type="string" calcext:value-type="string">
            <text:p>TFO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GHS minoré </text:p>
          </table:table-cell>
          <table:table-cell office:value-type="string" calcext:value-type="string">
            <text:p>TGHSM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op GHS minoré </text:p>
          </table:table-cell>
          <table:table-cell table:style-name="ce4" office:value-type="string" calcext:value-type="string">
            <text:p>TGHSM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op GHS minoré </text:p>
          </table:table-cell>
          <table:table-cell table:style-name="ce4" office:value-type="string" calcext:value-type="string">
            <text:p>TGHSM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op GHS minoré </text:p>
          </table:table-cell>
          <table:table-cell table:style-name="ce4" office:value-type="string" calcext:value-type="string">
            <text:p>TGHSM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op GHS minoré </text:p>
          </table:table-cell>
          <table:table-cell table:style-name="ce4" office:value-type="string" calcext:value-type="string">
            <text:p>TGHSM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honoraire Facturé</text:p>
          </table:table-cell>
          <table:table-cell office:value-type="string" calcext:value-type="string">
            <text:p>THFACT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honoraire Facturé</text:p>
          </table:table-cell>
          <table:table-cell office:value-type="string" calcext:value-type="string">
            <text:p>THFACT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honoraire remboursable AM</text:p>
          </table:table-cell>
          <table:table-cell office:value-type="string" calcext:value-type="string">
            <text:p>THRA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honoraire remboursable AM</text:p>
          </table:table-cell>
          <table:table-cell office:value-type="string" calcext:value-type="string">
            <text:p>THRA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Coefficient réducteur possible </text:p>
          </table:table-cell>
          <table:table-cell office:value-type="string" calcext:value-type="string">
            <text:p>TOP-COE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EXH possible </text:p>
          </table:table-cell>
          <table:table-cell office:value-type="string" calcext:value-type="string">
            <text:p>TOP-EXH 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Implique un FJ </text:p>
          </table:table-cell>
          <table:table-cell office:value-type="string" calcext:value-type="string">
            <text:p>TOP-FJH 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op eligibilité gradation </text:p>
          </table:table-cell>
          <table:table-cell table:style-name="ce4" office:value-type="string" calcext:value-type="string">
            <text:p>TOPEG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participation assuré avant OC</text:p>
          </table:table-cell>
          <table:table-cell office:value-type="string" calcext:value-type="string">
            <text:p>TPAAO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participation assuré avant OC</text:p>
          </table:table-cell>
          <table:table-cell office:value-type="string" calcext:value-type="string">
            <text:p>TPAAO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Type de prestation intermédiaire</text:p>
          </table:table-cell>
          <table:table-cell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Type de prestation intermédiaire</text:p>
          </table:table-cell>
          <table:table-cell office:value-type="string" calcext:value-type="string">
            <text:p>TPI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remboursable AMO Prestation hospitalières</text:p>
          </table:table-cell>
          <table:table-cell office:value-type="string" calcext:value-type="string">
            <text:p>TRAPH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remboursable AMO Prestation hospitalières</text:p>
          </table:table-cell>
          <table:table-cell office:value-type="string" calcext:value-type="string">
            <text:p>TRAPH</text:p>
          </table:table-cell>
        </table:table-row>
        <table:table-row table:style-name="ro3">
          <table:table-cell office:value-type="string" calcext:value-type="string">
            <text:p>rsface2017p.ods</text:p>
          </table:table-cell>
          <table:table-cell table:style-name="ce1" office:value-type="string" calcext:value-type="string">
            <text:p>Tarif référence LPP ou Prix Unitaire sur devis</text:p>
          </table:table-cell>
          <table:table-cell office:value-type="string" calcext:value-type="string">
            <text:p>TRLPP</text:p>
          </table:table-cell>
        </table:table-row>
        <table:table-row table:style-name="ro3">
          <table:table-cell office:value-type="string" calcext:value-type="string">
            <text:p>rsface2018p.ods</text:p>
          </table:table-cell>
          <table:table-cell table:style-name="ce1" office:value-type="string" calcext:value-type="string">
            <text:p>Tarif référence LPP ou Prix Unitaire sur devis</text:p>
          </table:table-cell>
          <table:table-cell office:value-type="string" calcext:value-type="string">
            <text:p>TRLPP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remboursable OC pour les honoraires</text:p>
          </table:table-cell>
          <table:table-cell office:value-type="string" calcext:value-type="string">
            <text:p>TROHO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remboursable OC pour les honoraires</text:p>
          </table:table-cell>
          <table:table-cell office:value-type="string" calcext:value-type="string">
            <text:p>TROHO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Total remboursable OC pour les PH</text:p>
          </table:table-cell>
          <table:table-cell office:value-type="string" calcext:value-type="string">
            <text:p>TROPH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Total remboursable OC pour les PH</text:p>
          </table:table-cell>
          <table:table-cell office:value-type="string" calcext:value-type="string">
            <text:p>TROPH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Radiation partielle Alimta </text:p>
          </table:table-cell>
          <table:table-cell office:value-type="string" calcext:value-type="string">
            <text:p>TRPAL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op Radiation partielle Alimta </text:p>
          </table:table-cell>
          <table:table-cell table:style-name="ce4" office:value-type="string" calcext:value-type="string">
            <text:p>TRPAL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op Radiation partielle Alimta </text:p>
          </table:table-cell>
          <table:table-cell table:style-name="ce4" office:value-type="string" calcext:value-type="string">
            <text:p>TRPAL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op Radiation partielle Alimta </text:p>
          </table:table-cell>
          <table:table-cell table:style-name="ce4" office:value-type="string" calcext:value-type="string">
            <text:p>TRPAL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Radiation partielle Avastin </text:p>
          </table:table-cell>
          <table:table-cell office:value-type="string" calcext:value-type="string">
            <text:p>TRPAV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op Radiation partielle Avastin </text:p>
          </table:table-cell>
          <table:table-cell table:style-name="ce4" office:value-type="string" calcext:value-type="string">
            <text:p>TRPAV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op Radiation partielle Avastin </text:p>
          </table:table-cell>
          <table:table-cell table:style-name="ce4" office:value-type="string" calcext:value-type="string">
            <text:p>TRPAV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op Radiation partielle Avastin </text:p>
          </table:table-cell>
          <table:table-cell table:style-name="ce4" office:value-type="string" calcext:value-type="string">
            <text:p>TRPAV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op Radiation partielle Avastin </text:p>
          </table:table-cell>
          <table:table-cell table:style-name="ce4" office:value-type="string" calcext:value-type="string">
            <text:p>TRPAV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Type d’unité fonctionnelle de consultations</text:p>
          </table:table-cell>
          <table:table-cell office:value-type="string" calcext:value-type="string">
            <text:p>TUFC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Type d’unité fonctionnelle de consultations</text:p>
          </table:table-cell>
          <table:table-cell office:value-type="string" calcext:value-type="string">
            <text:p>TUFC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op UHCD </text:p>
          </table:table-cell>
          <table:table-cell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UHCD </text:p>
          </table:table-cell>
          <table:table-cell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op UHCD </text:p>
          </table:table-cell>
          <table:table-cell table:style-name="ce4"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op UHCD </text:p>
          </table:table-cell>
          <table:table-cell table:style-name="ce4"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op UHCD </text:p>
          </table:table-cell>
          <table:table-cell table:style-name="ce4"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op UHCD </text:p>
          </table:table-cell>
          <table:table-cell table:style-name="ce4" office:value-type="string" calcext:value-type="string">
            <text:p>TUHCD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Type d’unité spécifique</text:p>
          </table:table-cell>
          <table:table-cell table:style-name="ce2" office:value-type="string" calcext:value-type="string">
            <text:p>TUSP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Type d’unité spécifique</text:p>
          </table:table-cell>
          <table:table-cell table:style-name="ce2" office:value-type="string" calcext:value-type="string">
            <text:p>TUSP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op valves aortiques percutanées </text:p>
          </table:table-cell>
          <table:table-cell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op valves aortiques percutanées </text:p>
          </table:table-cell>
          <table:table-cell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op valves aortiques percutanées </text:p>
          </table:table-cell>
          <table:table-cell table:style-name="ce4"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op valves aortiques percutanées </text:p>
          </table:table-cell>
          <table:table-cell table:style-name="ce4"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op valves aortiques percutanées </text:p>
          </table:table-cell>
          <table:table-cell table:style-name="ce4"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op valves aortiques percutanées </text:p>
          </table:table-cell>
          <table:table-cell table:style-name="ce4" office:value-type="string" calcext:value-type="string">
            <text:p>TVAP</text:p>
          </table:table-cell>
        </table:table-row>
        <table:table-row table:style-name="ro2">
          <table:table-cell office:value-type="string" calcext:value-type="string">
            <text:p>rsface2017b.ods</text:p>
          </table:table-cell>
          <table:table-cell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</table:table-row>
        <table:table-row table:style-name="ro3">
          <table:table-cell office:value-type="string" calcext:value-type="string">
            <text:p>rsface2017c.ods</text:p>
          </table:table-cell>
          <table:table-cell table:style-name="ce1"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</table:table-row>
        <table:table-row table:style-name="ro2">
          <table:table-cell office:value-type="string" calcext:value-type="string">
            <text:p>rsface2018b.ods</text:p>
          </table:table-cell>
          <table:table-cell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</table:table-row>
        <table:table-row table:style-name="ro3">
          <table:table-cell office:value-type="string" calcext:value-type="string">
            <text:p>rsface2018c.ods</text:p>
          </table:table-cell>
          <table:table-cell table:style-name="ce1" office:value-type="string" calcext:value-type="string">
            <text:p>Taux applicable à la prestation</text:p>
          </table:table-cell>
          <table:table-cell office:value-type="string" calcext:value-type="string">
            <text:p>TXAP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Taux applicable à la prestation </text:p>
          </table:table-cell>
          <table:table-cell table:style-name="ce6" office:value-type="string" calcext:value-type="string">
            <text:p>TXAP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Taux applicable à la prestation </text:p>
          </table:table-cell>
          <table:table-cell table:style-name="ce6" office:value-type="string" calcext:value-type="string">
            <text:p>TXAP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Taux applicable à la prestation </text:p>
          </table:table-cell>
          <table:table-cell table:style-name="ce6" office:value-type="string" calcext:value-type="string">
            <text:p>TXAP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Taux de remboursement </text:p>
          </table:table-cell>
          <table:table-cell table:style-name="ce5" office:value-type="string" calcext:value-type="string">
            <text:p>TXR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Taux de remboursement </text:p>
          </table:table-cell>
          <table:table-cell table:style-name="ce6" office:value-type="string" calcext:value-type="string">
            <text:p>TXR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Taux de remboursement </text:p>
          </table:table-cell>
          <table:table-cell table:style-name="ce6" office:value-type="string" calcext:value-type="string">
            <text:p>TXR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Taux de remboursement </text:p>
          </table:table-cell>
          <table:table-cell table:style-name="ce6" office:value-type="string" calcext:value-type="string">
            <text:p>TXR</text:p>
          </table:table-cell>
        </table:table-row>
        <table:table-row table:style-name="ro7">
          <table:table-cell office:value-type="string" calcext:value-type="string">
            <text:p>infoum1.ods</text:p>
          </table:table-cell>
          <table:table-cell table:style-name="ce14" office:value-type="string" calcext:value-type="string">
            <text:p><text:span text:style-name="T4">Type d'autorisation. Cadré à gauche. La nomenclature utilisée sera </text:span><text:span text:style-name="T5">diffusée ultérieurement. Exemple : pour réanimation hors pédiatrie : mettre « 01_ », où _ signifie « blanc ». </text:span></text:p>
          </table:table-cell>
          <table:table-cell table:style-name="ce6" office:value-type="string" calcext:value-type="string">
            <text:p>TYAUT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Type de dosimétrie 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Type de dosimétrie</text:p>
          </table:table-cell>
          <table:table-cell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Type de dosimétrie</text:p>
          </table:table-cell>
          <table:table-cell table:style-name="ce3"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Type de dosimétrie</text:p>
          </table:table-cell>
          <table:table-cell table:style-name="ce3"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Type de dosimétrie</text:p>
          </table:table-cell>
          <table:table-cell table:style-name="ce3" office:value-type="string" calcext:value-type="string">
            <text:p>TYDO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e dosimétrie </text:p>
          </table:table-cell>
          <table:table-cell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dosimétrie </text:p>
          </table:table-cell>
          <table:table-cell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ype de dosimétrie </text:p>
          </table:table-cell>
          <table:table-cell table:style-name="ce4"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ype de dosimétrie </text:p>
          </table:table-cell>
          <table:table-cell table:style-name="ce4"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ype de dosimétrie </text:p>
          </table:table-cell>
          <table:table-cell table:style-name="ce4"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ype de dosimétrie </text:p>
          </table:table-cell>
          <table:table-cell table:style-name="ce4" office:value-type="string" calcext:value-type="string">
            <text:p>TYDOSI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génération automatique du RSA </text:p>
          </table:table-cell>
          <table:table-cell office:value-type="string" calcext:value-type="string">
            <text:p>TYGARS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ype de génération automatique du RSA </text:p>
          </table:table-cell>
          <table:table-cell table:style-name="ce4" office:value-type="string" calcext:value-type="string">
            <text:p>TYGARS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ype de génération automatique du RSA </text:p>
          </table:table-cell>
          <table:table-cell table:style-name="ce4" office:value-type="string" calcext:value-type="string">
            <text:p>TYGARS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ype de génération automatique du RSA </text:p>
          </table:table-cell>
          <table:table-cell table:style-name="ce4" office:value-type="string" calcext:value-type="string">
            <text:p>TYGARS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ype de génération automatique du RSA </text:p>
          </table:table-cell>
          <table:table-cell table:style-name="ce4" office:value-type="string" calcext:value-type="string">
            <text:p>TYGARSA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Type de machine en radiothérapie 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Type de machine en radiothérapie</text:p>
          </table:table-cell>
          <table:table-cell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Type de machine en radiothérapie</text:p>
          </table:table-cell>
          <table:table-cell table:style-name="ce3"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Type de machine en radiothérapie</text:p>
          </table:table-cell>
          <table:table-cell table:style-name="ce3"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Type de machine en radiothérapie</text:p>
          </table:table-cell>
          <table:table-cell table:style-name="ce3" office:value-type="string" calcext:value-type="string">
            <text:p>TYMA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e machine en radiothérapie </text:p>
          </table:table-cell>
          <table:table-cell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machine en radiothérapie </text:p>
          </table:table-cell>
          <table:table-cell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ype de machine en radiothérapie </text:p>
          </table:table-cell>
          <table:table-cell table:style-name="ce4"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ype de machine en radiothérapie </text:p>
          </table:table-cell>
          <table:table-cell table:style-name="ce4"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ype de machine en radiothérapie </text:p>
          </table:table-cell>
          <table:table-cell table:style-name="ce4"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ype de machine en radiothérapie </text:p>
          </table:table-cell>
          <table:table-cell table:style-name="ce4" office:value-type="string" calcext:value-type="string">
            <text:p>TYMRT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Type d’enregistrement </text:p>
          </table:table-cell>
          <table:table-cell table:style-name="ce7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7" office:value-type="string" calcext:value-type="string">
            <text:p>Type d’enregistrement </text:p>
          </table:table-cell>
          <table:table-cell table:style-name="ce7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7" office:value-type="string" calcext:value-type="string">
            <text:p>Type d’enregistrement </text:p>
          </table:table-cell>
          <table:table-cell table:style-name="ce7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101.ods</text:p>
          </table:table-cell>
          <table:table-cell table:style-name="ce7" office:value-type="string" calcext:value-type="string">
            <text:p>Type d’enregistrement </text:p>
          </table:table-cell>
          <table:table-cell table:style-name="ce7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table:style-name="ce7" office:value-type="string" calcext:value-type="string">
            <text:p>Type d’enregistrement </text:p>
          </table:table-cell>
          <table:table-cell table:style-name="ce7" office:value-type="string" calcext:value-type="string">
            <text:p>TYP</text:p>
          </table:table-cell>
        </table:table-row>
        <table:table-row table:style-name="ro2">
          <table:table-cell office:value-type="string" calcext:value-type="string">
            <text:p>nx2007e199.ods</text:p>
          </table:table-cell>
          <table:table-cell table:style-name="ce7" office:value-type="string" calcext:value-type="string">
            <text:p>Type d’enregistrement </text:p>
          </table:table-cell>
          <table:table-cell table:style-name="ce7" office:value-type="string" calcext:value-type="string">
            <text:p>TYP</text:p>
          </table:table-cell>
        </table:table-row>
        <table:table-row table:style-name="ro5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Type de contrat souscrit auprès d'un organisme complémentaire </text:p>
          </table:table-cell>
          <table:table-cell table:style-name="ce5" office:value-type="string" calcext:value-type="string">
            <text:p>TYPC</text:p>
          </table:table-cell>
        </table:table-row>
        <table:table-row table:style-name="ro2">
          <table:table-cell office:value-type="string" calcext:value-type="string">
            <text:p>vidhospV011.ods</text:p>
          </table:table-cell>
          <table:table-cell table:style-name="ce6" office:value-type="string" calcext:value-type="string">
            <text:p>Type de contrat </text:p>
          </table:table-cell>
          <table:table-cell table:style-name="ce6" office:value-type="string" calcext:value-type="string">
            <text:p>TYPC</text:p>
          </table:table-cell>
        </table:table-row>
        <table:table-row table:style-name="ro2">
          <table:table-cell office:value-type="string" calcext:value-type="string">
            <text:p>vidhospV012.ods</text:p>
          </table:table-cell>
          <table:table-cell table:style-name="ce6" office:value-type="string" calcext:value-type="string">
            <text:p>Type de contrat </text:p>
          </table:table-cell>
          <table:table-cell table:style-name="ce6" office:value-type="string" calcext:value-type="string">
            <text:p>TYPC</text:p>
          </table:table-cell>
        </table:table-row>
        <table:table-row table:style-name="ro2">
          <table:table-cell office:value-type="string" calcext:value-type="string">
            <text:p>vidhospV013.ods</text:p>
          </table:table-cell>
          <table:table-cell table:style-name="ce6" office:value-type="string" calcext:value-type="string">
            <text:p>Type de contrat </text:p>
          </table:table-cell>
          <table:table-cell table:style-name="ce6" office:value-type="string" calcext:value-type="string">
            <text:p>TYPC</text:p>
          </table:table-cell>
        </table:table-row>
        <table:table-row table:style-name="ro2">
          <table:table-cell office:value-type="string" calcext:value-type="string">
            <text:p>fichcompivg2017.ods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</text:p>
          </table:table-cell>
        </table:table-row>
        <table:table-row table:style-name="ro2">
          <table:table-cell office:value-type="string" calcext:value-type="string">
            <text:p>fctransp2020.ods</text:p>
          </table:table-cell>
          <table:table-cell table:style-name="ce9" office:value-type="string" calcext:value-type="string">
            <text:p>Type de prestation </text:p>
          </table:table-cell>
          <table:table-cell table:style-name="ce9" office:value-type="string" calcext:value-type="string">
            <text:p>TYPPR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Type de prestation</text:p>
          </table:table-cell>
          <table:table-cell office:value-type="string" calcext:value-type="string">
            <text:p>TYPPR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4" office:value-type="string" calcext:value-type="string">
            <text:p>Type de prestation </text:p>
          </table:table-cell>
          <table:table-cell table:style-name="ce4" office:value-type="string" calcext:value-type="string">
            <text:p>TYPPREST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Type de séjour </text:p>
          </table:table-cell>
          <table:table-cell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Type de séjour </text:p>
          </table:table-cell>
          <table:table-cell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Type de séjour </text:p>
          </table:table-cell>
          <table:table-cell table:style-name="ce4"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Type de séjour </text:p>
          </table:table-cell>
          <table:table-cell table:style-name="ce4"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Type de séjour </text:p>
          </table:table-cell>
          <table:table-cell table:style-name="ce4"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Type de séjour </text:p>
          </table:table-cell>
          <table:table-cell table:style-name="ce4" office:value-type="string" calcext:value-type="string">
            <text:p>TYSEJ</text:p>
          </table:table-cell>
        </table:table-row>
        <table:table-row table:style-name="ro2">
          <table:table-cell office:value-type="string" calcext:value-type="string">
            <text:p>fichcompatu2017.ods</text:p>
          </table:table-cell>
          <table:table-cell office:value-type="string" calcext:value-type="string">
            <text:p>Validation initiale de la prescription par un centre de référence ou de compétence</text:p>
          </table:table-cell>
          <table:table-cell office:value-type="string" calcext:value-type="string">
            <text:p>VCR</text:p>
          </table:table-cell>
        </table:table-row>
        <table:table-row table:style-name="ro2">
          <table:table-cell office:value-type="string" calcext:value-type="string">
            <text:p>fichcompmed2017.ods</text:p>
          </table:table-cell>
          <table:table-cell office:value-type="string" calcext:value-type="string">
            <text:p>Validation initiale de la prescription par un centre de référence ou de compétence</text:p>
          </table:table-cell>
          <table:table-cell office:value-type="string" calcext:value-type="string">
            <text:p>VCR</text:p>
          </table:table-cell>
        </table:table-row>
        <table:table-row table:style-name="ro2">
          <table:table-cell office:value-type="string" calcext:value-type="string">
            <text:p>fichcompmed2018.ods</text:p>
          </table:table-cell>
          <table:table-cell office:value-type="string" calcext:value-type="string">
            <text:p>Validation initiale de la prescription par un centre de référence ou de compétence</text:p>
          </table:table-cell>
          <table:table-cell office:value-type="string" calcext:value-type="string">
            <text:p>VCR</text:p>
          </table:table-cell>
        </table:table-row>
        <table:table-row table:style-name="ro2">
          <table:table-cell office:value-type="string" calcext:value-type="string">
            <text:p>rsface2017a.ods</text:p>
          </table:table-cell>
          <table:table-cell office:value-type="string" calcext:value-type="string">
            <text:p>Valorisé par FIDES</text:p>
          </table:table-cell>
          <table:table-cell office:value-type="string" calcext:value-type="string">
            <text:p>VFID</text:p>
          </table:table-cell>
        </table:table-row>
        <table:table-row table:style-name="ro2">
          <table:table-cell office:value-type="string" calcext:value-type="string">
            <text:p>rsface2018a.ods</text:p>
          </table:table-cell>
          <table:table-cell office:value-type="string" calcext:value-type="string">
            <text:p>Valorisé par FIDES</text:p>
          </table:table-cell>
          <table:table-cell office:value-type="string" calcext:value-type="string">
            <text:p>VFID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de version du format du 'RSS-groupé' </text:p>
          </table:table-cell>
          <table:table-cell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de version du format du 'RSS-groupé' </text:p>
          </table:table-cell>
          <table:table-cell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uméro de version du format du "RSS-groupé" </text:p>
          </table:table-cell>
          <table:table-cell table:style-name="ce4"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uméro de version du format du "RSS-groupé" </text:p>
          </table:table-cell>
          <table:table-cell table:style-name="ce4"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uméro de version du format du "RSS-groupé" </text:p>
          </table:table-cell>
          <table:table-cell table:style-name="ce4"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uméro de version du format du "RSS-groupé" </text:p>
          </table:table-cell>
          <table:table-cell table:style-name="ce4" office:value-type="string" calcext:value-type="string">
            <text:p>VFRSSG</text:p>
          </table:table-cell>
        </table:table-row>
        <table:table-row table:style-name="ro2">
          <table:table-cell office:value-type="string" calcext:value-type="string">
            <text:p>atu2016.ods</text:p>
          </table:table-cell>
          <table:table-cell table:style-name="ce4" office:value-type="string" calcext:value-type="string">
            <text:p>Validation initiale de la prescription par un centre de référence ou de compétence </text:p>
          </table:table-cell>
          <table:table-cell table:style-name="ce4" office:value-type="string" calcext:value-type="string">
            <text:p>VIREF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9" office:value-type="string" calcext:value-type="string">
            <text:p>N° de version du format du RHS groupé</text:p>
          </table:table-cell>
          <table:table-cell table:style-name="ce9" office:value-type="string" calcext:value-type="string">
            <text:p>VRHSG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9" office:value-type="string" calcext:value-type="string">
            <text:p>N° de version du format du RHS groupé</text:p>
          </table:table-cell>
          <table:table-cell table:style-name="ce9" office:value-type="string" calcext:value-type="string">
            <text:p>VRHSG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9" office:value-type="string" calcext:value-type="string">
            <text:p>N° de version du format du RHS groupé</text:p>
          </table:table-cell>
          <table:table-cell table:style-name="ce9" office:value-type="string" calcext:value-type="string">
            <text:p>VRHSG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Numéro de version du format du RSA </text:p>
          </table:table-cell>
          <table:table-cell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Numéro de version du format du RSA </text:p>
          </table:table-cell>
          <table:table-cell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Numéro de version du format du RSA </text:p>
          </table:table-cell>
          <table:table-cell table:style-name="ce4"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Numéro de version du format du RSA </text:p>
          </table:table-cell>
          <table:table-cell table:style-name="ce4"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Numéro de version du format du RSA </text:p>
          </table:table-cell>
          <table:table-cell table:style-name="ce4"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Numéro de version du format du RSA </text:p>
          </table:table-cell>
          <table:table-cell table:style-name="ce4" office:value-type="string" calcext:value-type="string">
            <text:p>VRSA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N° de version du format de RSS</text:p>
          </table:table-cell>
          <table:table-cell office:value-type="string" calcext:value-type="string">
            <text:p>VRSS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N° de version du format de RSS</text:p>
          </table:table-cell>
          <table:table-cell office:value-type="string" calcext:value-type="string">
            <text:p>VRSS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N° de version du format de RSS</text:p>
          </table:table-cell>
          <table:table-cell table:style-name="ce3" office:value-type="string" calcext:value-type="string">
            <text:p>VRSS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N° de version du format de RSS</text:p>
          </table:table-cell>
          <table:table-cell table:style-name="ce3" office:value-type="string" calcext:value-type="string">
            <text:p>VRSS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N° de version du format de RSS</text:p>
          </table:table-cell>
          <table:table-cell table:style-name="ce3" office:value-type="string" calcext:value-type="string">
            <text:p>VRSS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table:style-name="ce7" office:value-type="string" calcext:value-type="string">
            <text:p>Version du format du RUM 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Version du format du RUM</text:p>
          </table:table-cell>
          <table:table-cell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Version du format du RUM</text:p>
          </table:table-cell>
          <table:table-cell table:style-name="ce3"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Version du format du RUM</text:p>
          </table:table-cell>
          <table:table-cell table:style-name="ce3"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Version du format du RUM</text:p>
          </table:table-cell>
          <table:table-cell table:style-name="ce3" office:value-type="string" calcext:value-type="string">
            <text:p>VRUM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9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a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hsm1b.od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16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Extension documentaire</text:p>
          </table:table-cell>
          <table:table-cell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Extension documentaire</text:p>
          </table:table-cell>
          <table:table-cell table:style-name="ce3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Extension documentaire</text:p>
          </table:table-cell>
          <table:table-cell table:style-name="ce3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Extension documentaire</text:p>
          </table:table-cell>
          <table:table-cell table:style-name="ce3" office:value-type="string" calcext:value-type="string">
            <text:p>XDOCU</text:p>
          </table:table-cell>
        </table:table-row>
        <table:table-row table:style-name="ro2">
          <table:table-cell office:value-type="string" calcext:value-type="string">
            <text:p>rss017.ods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</table:table-row>
        <table:table-row table:style-name="ro2">
          <table:table-cell office:value-type="string" calcext:value-type="string">
            <text:p>rss018.ods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</table:table-row>
        <table:table-row table:style-name="ro2">
          <table:table-cell office:value-type="string" calcext:value-type="string">
            <text:p>rss019.ods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</table:table-row>
        <table:table-row table:style-name="ro2">
          <table:table-cell office:value-type="string" calcext:value-type="string">
            <text:p>rss020.ods</text:p>
          </table:table-cell>
          <table:table-cell office:value-type="string" calcext:value-type="string">
            <text:p>Extension PMSI</text:p>
          </table:table-cell>
          <table:table-cell office:value-type="string" calcext:value-type="string">
            <text:p>XPMSI</text:p>
          </table:table-cell>
        </table:table-row>
        <table:table-row table:style-name="ro3">
          <table:table-cell office:value-type="string" calcext:value-type="string">
            <text:p>rsface2017m.ods</text:p>
          </table:table-cell>
          <table:table-cell table:style-name="ce1" office:value-type="string" calcext:value-type="string">
            <text:p>Extension documentaire</text:p>
          </table:table-cell>
          <table:table-cell office:value-type="string" calcext:value-type="string">
            <text:p>XTD</text:p>
          </table:table-cell>
        </table:table-row>
        <table:table-row table:style-name="ro3">
          <table:table-cell office:value-type="string" calcext:value-type="string">
            <text:p>rsface2018m.ods</text:p>
          </table:table-cell>
          <table:table-cell table:style-name="ce1" office:value-type="string" calcext:value-type="string">
            <text:p>Extension documentaire</text:p>
          </table:table-cell>
          <table:table-cell office:value-type="string" calcext:value-type="string">
            <text:p>XTD</text:p>
          </table:table-cell>
        </table:table-row>
        <table:table-row table:style-name="ro2">
          <table:table-cell office:value-type="string" calcext:value-type="string">
            <text:p>rsa221.ods</text:p>
          </table:table-cell>
          <table:table-cell office:value-type="string" calcext:value-type="string">
            <text:p>Zone acte n° x du RUM n° y : Extension documentaire </text:p>
          </table:table-cell>
          <table:table-cell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Extension documentaire </text:p>
          </table:table-cell>
          <table:table-cell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Extension documentaire </text:p>
          </table:table-cell>
          <table:table-cell table:style-name="ce4"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Extension documentaire </text:p>
          </table:table-cell>
          <table:table-cell table:style-name="ce4"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Extension documentaire </text:p>
          </table:table-cell>
          <table:table-cell table:style-name="ce4"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Extension documentaire </text:p>
          </table:table-cell>
          <table:table-cell table:style-name="ce4" office:value-type="string" calcext:value-type="string">
            <text:p>XTDOC</text:p>
          </table:table-cell>
        </table:table-row>
        <table:table-row table:style-name="ro2">
          <table:table-cell office:value-type="string" calcext:value-type="string">
            <text:p>rsa222.ods</text:p>
          </table:table-cell>
          <table:table-cell office:value-type="string" calcext:value-type="string">
            <text:p>Zone acte n° x du RUM n° y : Extension PMSI </text:p>
          </table:table-cell>
          <table:table-cell office:value-type="string" calcext:value-type="string">
            <text:p>XTPMSI</text:p>
          </table:table-cell>
        </table:table-row>
        <table:table-row table:style-name="ro2">
          <table:table-cell office:value-type="string" calcext:value-type="string">
            <text:p>rsa223.ods</text:p>
          </table:table-cell>
          <table:table-cell table:style-name="ce4" office:value-type="string" calcext:value-type="string">
            <text:p>Zone acte n° x du RUM n° y : Extension PMSI </text:p>
          </table:table-cell>
          <table:table-cell table:style-name="ce4" office:value-type="string" calcext:value-type="string">
            <text:p>XTPMSI</text:p>
          </table:table-cell>
        </table:table-row>
        <table:table-row table:style-name="ro2">
          <table:table-cell office:value-type="string" calcext:value-type="string">
            <text:p>rsa224.ods</text:p>
          </table:table-cell>
          <table:table-cell table:style-name="ce4" office:value-type="string" calcext:value-type="string">
            <text:p>Zone acte n° x du RUM n° y : Extension PMSI </text:p>
          </table:table-cell>
          <table:table-cell table:style-name="ce4" office:value-type="string" calcext:value-type="string">
            <text:p>XTPMSI</text:p>
          </table:table-cell>
        </table:table-row>
        <table:table-row table:style-name="ro2">
          <table:table-cell office:value-type="string" calcext:value-type="string">
            <text:p>rsa225.ods</text:p>
          </table:table-cell>
          <table:table-cell table:style-name="ce4" office:value-type="string" calcext:value-type="string">
            <text:p>Zone acte n° x du RUM n° y : Extension PMSI </text:p>
          </table:table-cell>
          <table:table-cell table:style-name="ce4" office:value-type="string" calcext:value-type="string">
            <text:p>XTPMSI</text:p>
          </table:table-cell>
        </table:table-row>
        <table:table-row table:style-name="ro2">
          <table:table-cell office:value-type="string" calcext:value-type="string">
            <text:p>rsa226.ods</text:p>
          </table:table-cell>
          <table:table-cell table:style-name="ce4" office:value-type="string" calcext:value-type="string">
            <text:p>Zone acte n° x du RUM n° y : Extension PMSI </text:p>
          </table:table-cell>
          <table:table-cell table:style-name="ce4" office:value-type="string" calcext:value-type="string">
            <text:p>XTPMSI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Zone inutilisée </text:p>
          </table:table-cell>
          <table:table-cell table:style-name="ce7" office:value-type="string" calcext:value-type="string">
            <text:p>ZI1</text:p>
          </table:table-cell>
        </table:table-row>
        <table:table-row table:style-name="ro2">
          <table:table-cell office:value-type="string" calcext:value-type="string">
            <text:p>nx2007e001.ods</text:p>
          </table:table-cell>
          <table:table-cell table:style-name="ce7" office:value-type="string" calcext:value-type="string">
            <text:p>Inutilisé </text:p>
          </table:table-cell>
          <table:table-cell table:style-name="ce7" office:value-type="string" calcext:value-type="string">
            <text:p>ZI1</text:p>
          </table:table-cell>
        </table:table-row>
        <table:table-row table:style-name="ro2">
          <table:table-cell office:value-type="string" calcext:value-type="string">
            <text:p>nx2007e002.ods</text:p>
          </table:table-cell>
          <table:table-cell table:style-name="ce7" office:value-type="string" calcext:value-type="string">
            <text:p>Inutilisé </text:p>
          </table:table-cell>
          <table:table-cell table:style-name="ce7" office:value-type="string" calcext:value-type="string">
            <text:p>ZI1</text:p>
          </table:table-cell>
        </table:table-row>
        <table:table-row table:style-name="ro2">
          <table:table-cell office:value-type="string" calcext:value-type="string">
            <text:p>nx2007e110.ods</text:p>
          </table:table-cell>
          <table:table-cell office:value-type="string" calcext:value-type="string">
            <text:p>Inutilisé </text:p>
          </table:table-cell>
          <table:table-cell office:value-type="string" calcext:value-type="string">
            <text:p>ZI1</text:p>
          </table:table-cell>
        </table:table-row>
        <table:table-row table:style-name="ro2">
          <table:table-cell office:value-type="string" calcext:value-type="string">
            <text:p>nx2007e199.ods</text:p>
          </table:table-cell>
          <table:table-cell table:style-name="ce7" office:value-type="string" calcext:value-type="string">
            <text:p>Inutilisé </text:p>
          </table:table-cell>
          <table:table-cell table:style-name="ce7" office:value-type="string" calcext:value-type="string">
            <text:p>ZI1</text:p>
          </table:table-cell>
        </table:table-row>
        <table:table-row table:style-name="ro2">
          <table:table-cell office:value-type="string" calcext:value-type="string">
            <text:p>nx2007e000.ods</text:p>
          </table:table-cell>
          <table:table-cell table:style-name="ce7" office:value-type="string" calcext:value-type="string">
            <text:p>Zone inutilisée </text:p>
          </table:table-cell>
          <table:table-cell table:style-name="ce7" office:value-type="string" calcext:value-type="string">
            <text:p>ZI2</text:p>
          </table:table-cell>
        </table:table-row>
        <table:table-row table:style-name="ro4">
          <table:table-cell office:value-type="string" calcext:value-type="string">
            <text:p>anohospV013.ods</text:p>
          </table:table-cell>
          <table:table-cell table:style-name="ce5" office:value-type="string" calcext:value-type="string">
            <text:p>Zone chiffrée </text:p>
          </table:table-cell>
          <table:table-cell table:style-name="ce5" office:value-type="string" calcext:value-type="string">
            <text:p>ZONECH</text:p>
          </table:table-cell>
        </table:table-row>
        <table:table-row table:style-name="ro2">
          <table:table-cell office:value-type="string" calcext:value-type="string">
            <text:p>rss116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ZR178</text:p>
          </table:table-cell>
        </table:table-row>
        <table:table-row table:style-name="ro2">
          <table:table-cell office:value-type="string" calcext:value-type="string">
            <text:p>rss117.ods</text:p>
          </table:table-cell>
          <table:table-cell office:value-type="string" calcext:value-type="string">
            <text:p>Zone réservée</text:p>
          </table:table-cell>
          <table:table-cell office:value-type="string" calcext:value-type="string">
            <text:p>ZR190</text:p>
          </table:table-cell>
        </table:table-row>
        <table:table-row table:style-name="ro2">
          <table:table-cell office:value-type="string" calcext:value-type="string">
            <text:p>rss118.ods</text:p>
          </table:table-cell>
          <table:table-cell table:style-name="ce3" office:value-type="string" calcext:value-type="string">
            <text:p>Zone réservée</text:p>
          </table:table-cell>
          <table:table-cell table:style-name="ce3" office:value-type="string" calcext:value-type="string">
            <text:p>ZR190</text:p>
          </table:table-cell>
        </table:table-row>
        <table:table-row table:style-name="ro2">
          <table:table-cell office:value-type="string" calcext:value-type="string">
            <text:p>rss119.ods</text:p>
          </table:table-cell>
          <table:table-cell table:style-name="ce3" office:value-type="string" calcext:value-type="string">
            <text:p>Zone réservée</text:p>
          </table:table-cell>
          <table:table-cell table:style-name="ce3" office:value-type="string" calcext:value-type="string">
            <text:p>ZR190</text:p>
          </table:table-cell>
        </table:table-row>
        <table:table-row table:style-name="ro2">
          <table:table-cell office:value-type="string" calcext:value-type="string">
            <text:p>rss120.ods</text:p>
          </table:table-cell>
          <table:table-cell table:style-name="ce3" office:value-type="string" calcext:value-type="string">
            <text:p>Zone réservée</text:p>
          </table:table-cell>
          <table:table-cell table:style-name="ce3" office:value-type="string" calcext:value-type="string">
            <text:p>ZR190</text:p>
          </table:table-cell>
        </table:table-row>
        <table:table-row table:style-name="ro2">
          <table:table-cell office:value-type="string" calcext:value-type="string">
            <text:p>rhsm09.ods</text:p>
          </table:table-cell>
          <table:table-cell table:style-name="ce2" office:value-type="string" calcext:value-type="string">
            <text:p>Zone réservée </text:p>
          </table:table-cell>
          <table:table-cell table:style-name="ce2" office:value-type="string" calcext:value-type="string">
            <text:p>ZR40</text:p>
          </table:table-cell>
        </table:table-row>
        <table:table-row table:style-name="ro2">
          <table:table-cell office:value-type="string" calcext:value-type="string">
            <text:p>rhsm0a.ods</text:p>
          </table:table-cell>
          <table:table-cell table:style-name="ce2" office:value-type="string" calcext:value-type="string">
            <text:p>Zone réservée </text:p>
          </table:table-cell>
          <table:table-cell table:style-name="ce2" office:value-type="string" calcext:value-type="string">
            <text:p>ZR40</text:p>
          </table:table-cell>
        </table:table-row>
        <table:table-row table:style-name="ro2">
          <table:table-cell office:value-type="string" calcext:value-type="string">
            <text:p>rhsm0b.ods</text:p>
          </table:table-cell>
          <table:table-cell table:style-name="ce2" office:value-type="string" calcext:value-type="string">
            <text:p>Zone réservée </text:p>
          </table:table-cell>
          <table:table-cell table:style-name="ce2" office:value-type="string" calcext:value-type="string">
            <text:p>ZR40</text:p>
          </table:table-cell>
        </table:table-row>
      </table:table>
      <table:table table:name="a lire" table:style-name="ta1" table:print="false">
        <table:table-column table:style-name="co4" table:default-cell-style-name="Default"/>
        <table:table-row table:style-name="ro8">
          <table:table-cell office:value-type="string" calcext:value-type="string">
            <text:p>Rassemblement de toutes les colonnes des fichiers pour éviter au maximum les collisions et les différences de noms</text:p>
          </table:table-cell>
        </table:table-row>
      </table:table>
      <table:table table:name="Sheet3" table:style-name="ta1" table:print="false">
        <table:table-column table:style-name="co4" table:default-cell-style-name="Default"/>
        <table:table-row table:style-name="ro8">
          <table:table-cell/>
        </table:table-row>
      </table:table>
      <table:named-expressions/>
      <table:database-ranges>
        <table:database-range table:name="__Anonymous_Sheet_DB__0" table:target-range-address="colonnes.A1:colonnes.C2394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, 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€</number:text>
    </number:number-style>
    <number:number-style style:name="N111">
      <number:text>-</number:text>
      <number:number number:decimal-places="0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€</number:text>
    </number:number-style>
    <number:number-style style:name="N114">
      <number:text>-</number:text>
      <number:number number:decimal-places="2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5P0"/>
    </number:number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9P2" style:volatile="true">
      <number:text> </number:text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23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3P2" style:volatile="true">
      <number:text> </number:text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31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31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number-style style:name="N137P0" style:volatile="true">
      <number:text>Vrai</number:text>
    </number:number-style>
    <number:number-style style:name="N137P1" style:volatile="true">
      <number:text>Vrai</number:text>
    </number:number-style>
    <number:number-style style:name="N137">
      <number:text>Faux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Actif</number:text>
    </number:number-style>
    <number:number-style style:name="N139P1" style:volatile="true">
      <number:text>Actif</number:text>
    </number:number-style>
    <number:number-style style:name="N139">
      <number:text>Inactif</number:text>
      <style:map style:condition="value()&gt;0" style:apply-style-name="N139P0"/>
      <style:map style:condition="value()&lt;0" style:apply-style-name="N139P1"/>
    </number:number-style>
    <number:currency-style style:name="N141P0" style:volatile="true">
      <number:currency-symbol number:language="fr" number:country="FR">€</number:currency-symbol>
      <number:text> </number:text>
      <number:number number:decimal-places="2" number:min-integer-digits="1" number:grouping="true"/>
      <number:text> </number:text>
    </number:currency-style>
    <number:currency-style style:name="N141">
      <style:text-properties fo:color="#ff0000"/>
      <number:text>(</number:text>
      <number:currency-symbol number:language="fr" number:country="FR">€</number:currency-symbol>
      <number:text> </number:text>
      <number:number number:decimal-places="2" number:min-integer-digits="1" number:grouping="true"/>
      <number:text>)</number:text>
      <style:map style:condition="value()&gt;=0" style:apply-style-name="N141P0"/>
    </number:currency-style>
    <number:number-style style:name="N14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1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44P2" style:volatile="true">
      <loext:fill-character> </loext:fill-character>
      <number:text>-   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7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7P1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7P2" style:volatile="true">
      <loext:fill-character> </loext:fill-character>
      <number:text>-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50P1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3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3P1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3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">
      <number:scientific-number number:decimal-places="1" number:min-integer-digits="1" number:min-exponent-digits="1"/>
    </number:number-style>
    <number:number-style style:name="N15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currency-style style:name="N16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3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01">00/00/0000</text:date>, <text:time style:data-style-name="N2" text:time-value="19:40:56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9M41S</meta:editing-duration>
    <meta:editing-cycles>27</meta:editing-cycles>
    <meta:generator>LibreOffice/4.3.7.2$Windows_x86 LibreOffice_project/8a35821d8636a03b8bf4e15b48f59794652c68ba</meta:generator>
    <dc:date>2021-10-01T19:45:53.900000000</dc:date>
    <meta:document-statistic meta:table-count="3" meta:cell-count="7183" meta:object-count="0"/>
    <meta:user-defined meta:name="Info 1"/>
    <meta:user-defined meta:name="Info 2"/>
    <meta:user-defined meta:name="Info 3"/>
    <meta:user-defined meta:name="Info 4"/>
  </office:meta>
</office:document-meta>
</file>